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mbria" svg:font-family="Cambria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13.531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ext-properties style:text-position="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style:vertical-align="top"/>
    </style:style>
  </office:automatic-styles>
  <office:body>
    <office:spreadsheet>
      <table:calculation-settings table:case-sensitive="false" table:search-criteria-must-apply-to-whole-cell="false"/>
      <table:table table:name="dom" table:style-name="ta1">
        <table:table-column table:style-name="co1" table:number-columns-repeated="1024" table:default-cell-style-name="ce2"/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Paren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rts &amp; Entertainmen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utos &amp; Vehicles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eauty &amp; Fitness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ooks &amp; Literature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usiness &amp; Industria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mputers &amp; Electronics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nance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od &amp; Drink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ames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ealth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bbies &amp; Leisure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me &amp; Garden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nternet &amp; Telecom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obs &amp; Education</text:p>
          </table:table-cell>
          <table:table-cell office:value-type="float" office:value="958" calcext:value-type="float">
            <text:p>958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aw &amp; Government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ews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nline Communities</text:p>
          </table:table-cell>
          <table:table-cell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eople &amp; Society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ets &amp; Animals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al Estate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ference</text:p>
          </table:table-cell>
          <table:table-cell office:value-type="float" office:value="533" calcext:value-type="float">
            <text:p>533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cience</text:p>
          </table:table-cell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hopping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orts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avel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orld Localities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ub" table:style-name="ta1">
        <table:table-column table:style-name="co1" table:number-columns-repeated="4" table:default-cell-style-name="ce2"/>
        <table:table-column table:style-name="co2" table:default-cell-style-name="ce2"/>
        <table:table-column table:style-name="co1" table:number-columns-repeated="1019" table:default-cell-style-name="ce2"/>
        <table:table-row table:style-name="ro2">
          <table:table-cell office:value-type="string" calcext:value-type="string">
            <text:p>Category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Pare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elebrities &amp; Entertainment News</text:p>
          </table:table-cell>
          <table:table-cell office:value-type="float" office:value="184" calcext:value-type="float">
            <text:p>184</text:p>
          </table:table-cell>
          <table:table-cell office:value-type="float" office:value="3" calcext:value-type="float">
            <text:p>3</text:p>
          </table:table-cell>
          <table:table-cell/>
          <table:table-cell table:style-name="ce3" table:formula="of:=IF([.C1]&lt;&gt;[.C2];&quot;}),CRLFnew DomainEntry(&quot;&amp;[.C2]&amp;&quot;, &quot;&quot;&quot;&amp;INDEX([dom.$A$2:.$A$27];MATCH([.C2];[dom.$B$2:.$B$270]; ); 1)&amp;&quot;&quot;&quot;, new DomainEntry[] { CRLF&quot;;&quot;&quot;)" office:value-type="string" office:string-value="}),CRLFnew DomainEntry(3, &quot;Arts &amp; Entertainment&quot;, new DomainEntry[] { CRLF" calcext:value-type="string">
            <text:p>}),CRLFnew DomainEntry(3, "Arts &amp; Entertainment", new DomainEntry[] { CRLF</text:p>
          </table:table-cell>
          <table:table-cell table:formula="of:=&quot;new DomainEntry(&quot;&amp;[.B2]&amp;&quot;, &quot;&quot;&quot; &amp;[.A2]&amp;&quot;&quot;&quot;),&quot;" office:value-type="string" office:string-value="new DomainEntry(184, &quot;Celebrities &amp; Entertainment News&quot;)," calcext:value-type="string">
            <text:p>new DomainEntry(184, "Celebrities &amp; Entertainment News")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ics &amp; Animation</text:p>
          </table:table-cell>
          <table:table-cell office:value-type="float" office:value="316" calcext:value-type="float">
            <text:p>316</text:p>
          </table:table-cell>
          <table:table-cell office:value-type="float" office:value="3" calcext:value-type="float">
            <text:p>3</text:p>
          </table:table-cell>
          <table:table-cell/>
          <table:table-cell table:style-name="ce3" table:formula="of:=IF([.C2]&lt;&gt;[.C3];&quot;}),CRLFnew DomainEntry(&quot;&amp;[.C3]&amp;&quot;, &quot;&quot;&quot;&amp;INDEX([dom.$A$2:.$A$27];MATCH([.C3];[dom.$B$2:.$B$270]; ); 1)&amp;&quot;&quot;&quot;, new DomainEntry[] { CRLF&quot;;&quot;&quot;)">
            <text:p/>
          </table:table-cell>
          <table:table-cell table:formula="of:=&quot;new DomainEntry(&quot;&amp;[.B3]&amp;&quot;, &quot;&quot;&quot; &amp;[.A3]&amp;&quot;&quot;&quot;),&quot;" office:value-type="string" office:string-value="new DomainEntry(316, &quot;Comics &amp; Animation&quot;)," calcext:value-type="string">
            <text:p>new DomainEntry(316, "Comics &amp; Animation")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ertainment Industry</text:p>
          </table:table-cell>
          <table:table-cell office:value-type="float" office:value="612" calcext:value-type="float">
            <text:p>612</text:p>
          </table:table-cell>
          <table:table-cell office:value-type="float" office:value="3" calcext:value-type="float">
            <text:p>3</text:p>
          </table:table-cell>
          <table:table-cell/>
          <table:table-cell table:style-name="ce3" table:formula="of:=IF([.C3]&lt;&gt;[.C4];&quot;}),CRLFnew DomainEntry(&quot;&amp;[.C4]&amp;&quot;, &quot;&quot;&quot;&amp;INDEX([dom.$A$2:.$A$27];MATCH([.C4];[dom.$B$2:.$B$270]; ); 1)&amp;&quot;&quot;&quot;, new DomainEntry[] { CRLF&quot;;&quot;&quot;)">
            <text:p/>
          </table:table-cell>
          <table:table-cell table:formula="of:=&quot;new DomainEntry(&quot;&amp;[.B4]&amp;&quot;, &quot;&quot;&quot; &amp;[.A4]&amp;&quot;&quot;&quot;),&quot;" office:value-type="string" office:string-value="new DomainEntry(612, &quot;Entertainment Industry&quot;)," calcext:value-type="string">
            <text:p>new DomainEntry(612, "Entertainment Industry")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vents &amp; Listings</text:p>
          </table:table-cell>
          <table:table-cell office:value-type="float" office:value="569" calcext:value-type="float">
            <text:p>569</text:p>
          </table:table-cell>
          <table:table-cell office:value-type="float" office:value="3" calcext:value-type="float">
            <text:p>3</text:p>
          </table:table-cell>
          <table:table-cell/>
          <table:table-cell table:style-name="ce3" table:formula="of:=IF([.C4]&lt;&gt;[.C5];&quot;}),CRLFnew DomainEntry(&quot;&amp;[.C5]&amp;&quot;, &quot;&quot;&quot;&amp;INDEX([dom.$A$2:.$A$27];MATCH([.C5];[dom.$B$2:.$B$270]; ); 1)&amp;&quot;&quot;&quot;, new DomainEntry[] { CRLF&quot;;&quot;&quot;)">
            <text:p/>
          </table:table-cell>
          <table:table-cell table:formula="of:=&quot;new DomainEntry(&quot;&amp;[.B5]&amp;&quot;, &quot;&quot;&quot; &amp;[.A5]&amp;&quot;&quot;&quot;),&quot;" office:value-type="string" office:string-value="new DomainEntry(569, &quot;Events &amp; Listings&quot;)," calcext:value-type="string">
            <text:p>new DomainEntry(569, "Events &amp; Listings")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un &amp; Trivia</text:p>
          </table:table-cell>
          <table:table-cell office:value-type="float" office:value="539" calcext:value-type="float">
            <text:p>539</text:p>
          </table:table-cell>
          <table:table-cell office:value-type="float" office:value="3" calcext:value-type="float">
            <text:p>3</text:p>
          </table:table-cell>
          <table:table-cell/>
          <table:table-cell table:style-name="ce3" table:formula="of:=IF([.C5]&lt;&gt;[.C6];&quot;}),CRLFnew DomainEntry(&quot;&amp;[.C6]&amp;&quot;, &quot;&quot;&quot;&amp;INDEX([dom.$A$2:.$A$27];MATCH([.C6];[dom.$B$2:.$B$270]; ); 1)&amp;&quot;&quot;&quot;, new DomainEntry[] { CRLF&quot;;&quot;&quot;)">
            <text:p/>
          </table:table-cell>
          <table:table-cell table:formula="of:=&quot;new DomainEntry(&quot;&amp;[.B6]&amp;&quot;, &quot;&quot;&quot; &amp;[.A6]&amp;&quot;&quot;&quot;),&quot;" office:value-type="string" office:string-value="new DomainEntry(539, &quot;Fun &amp; Trivia&quot;)," calcext:value-type="string">
            <text:p>new DomainEntry(539, "Fun &amp; Trivia")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umor</text:p>
          </table:table-cell>
          <table:table-cell office:value-type="float" office:value="182" calcext:value-type="float">
            <text:p>182</text:p>
          </table:table-cell>
          <table:table-cell office:value-type="float" office:value="3" calcext:value-type="float">
            <text:p>3</text:p>
          </table:table-cell>
          <table:table-cell/>
          <table:table-cell table:style-name="ce3" table:formula="of:=IF([.C6]&lt;&gt;[.C7];&quot;}),CRLFnew DomainEntry(&quot;&amp;[.C7]&amp;&quot;, &quot;&quot;&quot;&amp;INDEX([dom.$A$2:.$A$27];MATCH([.C7];[dom.$B$2:.$B$270]; ); 1)&amp;&quot;&quot;&quot;, new DomainEntry[] { CRLF&quot;;&quot;&quot;)">
            <text:p/>
          </table:table-cell>
          <table:table-cell table:formula="of:=&quot;new DomainEntry(&quot;&amp;[.B7]&amp;&quot;, &quot;&quot;&quot; &amp;[.A7]&amp;&quot;&quot;&quot;),&quot;" office:value-type="string" office:string-value="new DomainEntry(182, &quot;Humor&quot;)," calcext:value-type="string">
            <text:p>new DomainEntry(182, "Humor")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vies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/>
          <table:table-cell table:style-name="ce3" table:formula="of:=IF([.C7]&lt;&gt;[.C8];&quot;}),CRLFnew DomainEntry(&quot;&amp;[.C8]&amp;&quot;, &quot;&quot;&quot;&amp;INDEX([dom.$A$2:.$A$27];MATCH([.C8];[dom.$B$2:.$B$270]; ); 1)&amp;&quot;&quot;&quot;, new DomainEntry[] { CRLF&quot;;&quot;&quot;)">
            <text:p/>
          </table:table-cell>
          <table:table-cell table:formula="of:=&quot;new DomainEntry(&quot;&amp;[.B8]&amp;&quot;, &quot;&quot;&quot; &amp;[.A8]&amp;&quot;&quot;&quot;),&quot;" office:value-type="string" office:string-value="new DomainEntry(34, &quot;Movies&quot;)," calcext:value-type="string">
            <text:p>new DomainEntry(34, "Movies")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usic &amp; Audio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/>
          <table:table-cell table:style-name="ce3" table:formula="of:=IF([.C8]&lt;&gt;[.C9];&quot;}),CRLFnew DomainEntry(&quot;&amp;[.C9]&amp;&quot;, &quot;&quot;&quot;&amp;INDEX([dom.$A$2:.$A$27];MATCH([.C9];[dom.$B$2:.$B$270]; ); 1)&amp;&quot;&quot;&quot;, new DomainEntry[] { CRLF&quot;;&quot;&quot;)">
            <text:p/>
          </table:table-cell>
          <table:table-cell table:formula="of:=&quot;new DomainEntry(&quot;&amp;[.B9]&amp;&quot;, &quot;&quot;&quot; &amp;[.A9]&amp;&quot;&quot;&quot;),&quot;" office:value-type="string" office:string-value="new DomainEntry(35, &quot;Music &amp; Audio&quot;)," calcext:value-type="string">
            <text:p>new DomainEntry(35, "Music &amp; Audio")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ffbeat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/>
          <table:table-cell table:style-name="ce3" table:formula="of:=IF([.C9]&lt;&gt;[.C10];&quot;}),CRLFnew DomainEntry(&quot;&amp;[.C10]&amp;&quot;, &quot;&quot;&quot;&amp;INDEX([dom.$A$2:.$A$27];MATCH([.C10];[dom.$B$2:.$B$270]; ); 1)&amp;&quot;&quot;&quot;, new DomainEntry[] { CRLF&quot;;&quot;&quot;)">
            <text:p/>
          </table:table-cell>
          <table:table-cell table:formula="of:=&quot;new DomainEntry(&quot;&amp;[.B10]&amp;&quot;, &quot;&quot;&quot; &amp;[.A10]&amp;&quot;&quot;&quot;),&quot;" office:value-type="string" office:string-value="new DomainEntry(33, &quot;Offbeat&quot;)," calcext:value-type="string">
            <text:p>new DomainEntry(33, "Offbeat")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nline Media</text:p>
          </table:table-cell>
          <table:table-cell office:value-type="float" office:value="613" calcext:value-type="float">
            <text:p>613</text:p>
          </table:table-cell>
          <table:table-cell office:value-type="float" office:value="3" calcext:value-type="float">
            <text:p>3</text:p>
          </table:table-cell>
          <table:table-cell/>
          <table:table-cell table:style-name="ce3" table:formula="of:=IF([.C10]&lt;&gt;[.C11];&quot;}),CRLFnew DomainEntry(&quot;&amp;[.C11]&amp;&quot;, &quot;&quot;&quot;&amp;INDEX([dom.$A$2:.$A$27];MATCH([.C11];[dom.$B$2:.$B$270]; ); 1)&amp;&quot;&quot;&quot;, new DomainEntry[] { CRLF&quot;;&quot;&quot;)">
            <text:p/>
          </table:table-cell>
          <table:table-cell table:formula="of:=&quot;new DomainEntry(&quot;&amp;[.B11]&amp;&quot;, &quot;&quot;&quot; &amp;[.A11]&amp;&quot;&quot;&quot;),&quot;" office:value-type="string" office:string-value="new DomainEntry(613, &quot;Online Media&quot;)," calcext:value-type="string">
            <text:p>new DomainEntry(613, "Online Media")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rforming Arts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/>
          <table:table-cell table:style-name="ce3" table:formula="of:=IF([.C11]&lt;&gt;[.C12];&quot;}),CRLFnew DomainEntry(&quot;&amp;[.C12]&amp;&quot;, &quot;&quot;&quot;&amp;INDEX([dom.$A$2:.$A$27];MATCH([.C12];[dom.$B$2:.$B$270]; ); 1)&amp;&quot;&quot;&quot;, new DomainEntry[] { CRLF&quot;;&quot;&quot;)">
            <text:p/>
          </table:table-cell>
          <table:table-cell table:formula="of:=&quot;new DomainEntry(&quot;&amp;[.B12]&amp;&quot;, &quot;&quot;&quot; &amp;[.A12]&amp;&quot;&quot;&quot;),&quot;" office:value-type="string" office:string-value="new DomainEntry(23, &quot;Performing Arts&quot;)," calcext:value-type="string">
            <text:p>new DomainEntry(23, "Performing Arts")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V &amp; Video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/>
          <table:table-cell table:style-name="ce3" table:formula="of:=IF([.C12]&lt;&gt;[.C13];&quot;}),CRLFnew DomainEntry(&quot;&amp;[.C13]&amp;&quot;, &quot;&quot;&quot;&amp;INDEX([dom.$A$2:.$A$27];MATCH([.C13];[dom.$B$2:.$B$270]; ); 1)&amp;&quot;&quot;&quot;, new DomainEntry[] { CRLF&quot;;&quot;&quot;)">
            <text:p/>
          </table:table-cell>
          <table:table-cell table:formula="of:=&quot;new DomainEntry(&quot;&amp;[.B13]&amp;&quot;, &quot;&quot;&quot; &amp;[.A13]&amp;&quot;&quot;&quot;),&quot;" office:value-type="string" office:string-value="new DomainEntry(36, &quot;TV &amp; Video&quot;)," calcext:value-type="string">
            <text:p>new DomainEntry(36, "TV &amp; Video")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isual Art &amp; Design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/>
          <table:table-cell table:style-name="ce3" table:formula="of:=IF([.C13]&lt;&gt;[.C14];&quot;}),CRLFnew DomainEntry(&quot;&amp;[.C14]&amp;&quot;, &quot;&quot;&quot;&amp;INDEX([dom.$A$2:.$A$27];MATCH([.C14];[dom.$B$2:.$B$270]; ); 1)&amp;&quot;&quot;&quot;, new DomainEntry[] { CRLF&quot;;&quot;&quot;)">
            <text:p/>
          </table:table-cell>
          <table:table-cell table:formula="of:=&quot;new DomainEntry(&quot;&amp;[.B14]&amp;&quot;, &quot;&quot;&quot; &amp;[.A14]&amp;&quot;&quot;&quot;),&quot;" office:value-type="string" office:string-value="new DomainEntry(24, &quot;Visual Art &amp; Design&quot;)," calcext:value-type="string">
            <text:p>new DomainEntry(24, "Visual Art &amp; Design")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D &amp; CAM</text:p>
          </table:table-cell>
          <table:table-cell office:value-type="float" office:value="1300" calcext:value-type="float">
            <text:p>1300</text:p>
          </table:table-cell>
          <table:table-cell office:value-type="float" office:value="5" calcext:value-type="float">
            <text:p>5</text:p>
          </table:table-cell>
          <table:table-cell/>
          <table:table-cell table:style-name="ce3" table:formula="of:=IF([.C14]&lt;&gt;[.C15];&quot;}),CRLFnew DomainEntry(&quot;&amp;[.C15]&amp;&quot;, &quot;&quot;&quot;&amp;INDEX([dom.$A$2:.$A$27];MATCH([.C15];[dom.$B$2:.$B$270]; ); 1)&amp;&quot;&quot;&quot;, new DomainEntry[] { CRLF&quot;;&quot;&quot;)" office:value-type="string" office:string-value="}),CRLFnew DomainEntry(5, &quot;Computers &amp; Electronics&quot;, new DomainEntry[] { CRLF" calcext:value-type="string">
            <text:p>}),CRLFnew DomainEntry(5, "Computers &amp; Electronics", new DomainEntry[] { CRLF</text:p>
          </table:table-cell>
          <table:table-cell table:formula="of:=&quot;new DomainEntry(&quot;&amp;[.B15]&amp;&quot;, &quot;&quot;&quot; &amp;[.A15]&amp;&quot;&quot;&quot;),&quot;" office:value-type="string" office:string-value="new DomainEntry(1300, &quot;CAD &amp; CAM&quot;)," calcext:value-type="string">
            <text:p>new DomainEntry(1300, "CAD &amp; CAM")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puter Hardware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/>
          <table:table-cell table:style-name="ce3" table:formula="of:=IF([.C15]&lt;&gt;[.C16];&quot;}),CRLFnew DomainEntry(&quot;&amp;[.C16]&amp;&quot;, &quot;&quot;&quot;&amp;INDEX([dom.$A$2:.$A$27];MATCH([.C16];[dom.$B$2:.$B$270]; ); 1)&amp;&quot;&quot;&quot;, new DomainEntry[] { CRLF&quot;;&quot;&quot;)">
            <text:p/>
          </table:table-cell>
          <table:table-cell table:formula="of:=&quot;new DomainEntry(&quot;&amp;[.B16]&amp;&quot;, &quot;&quot;&quot; &amp;[.A16]&amp;&quot;&quot;&quot;),&quot;" office:value-type="string" office:string-value="new DomainEntry(30, &quot;Computer Hardware&quot;)," calcext:value-type="string">
            <text:p>new DomainEntry(30, "Computer Hardware")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puter Security</text:p>
          </table:table-cell>
          <table:table-cell office:value-type="float" office:value="314" calcext:value-type="float">
            <text:p>314</text:p>
          </table:table-cell>
          <table:table-cell office:value-type="float" office:value="5" calcext:value-type="float">
            <text:p>5</text:p>
          </table:table-cell>
          <table:table-cell/>
          <table:table-cell table:style-name="ce3" table:formula="of:=IF([.C16]&lt;&gt;[.C17];&quot;}),CRLFnew DomainEntry(&quot;&amp;[.C17]&amp;&quot;, &quot;&quot;&quot;&amp;INDEX([dom.$A$2:.$A$27];MATCH([.C17];[dom.$B$2:.$B$270]; ); 1)&amp;&quot;&quot;&quot;, new DomainEntry[] { CRLF&quot;;&quot;&quot;)">
            <text:p/>
          </table:table-cell>
          <table:table-cell table:formula="of:=&quot;new DomainEntry(&quot;&amp;[.B17]&amp;&quot;, &quot;&quot;&quot; &amp;[.A17]&amp;&quot;&quot;&quot;),&quot;" office:value-type="string" office:string-value="new DomainEntry(314, &quot;Computer Security&quot;)," calcext:value-type="string">
            <text:p>new DomainEntry(314, "Computer Security")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sumer Electronics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/>
          <table:table-cell table:style-name="ce3" table:formula="of:=IF([.C17]&lt;&gt;[.C18];&quot;}),CRLFnew DomainEntry(&quot;&amp;[.C18]&amp;&quot;, &quot;&quot;&quot;&amp;INDEX([dom.$A$2:.$A$27];MATCH([.C18];[dom.$B$2:.$B$270]; ); 1)&amp;&quot;&quot;&quot;, new DomainEntry[] { CRLF&quot;;&quot;&quot;)">
            <text:p/>
          </table:table-cell>
          <table:table-cell table:formula="of:=&quot;new DomainEntry(&quot;&amp;[.B18]&amp;&quot;, &quot;&quot;&quot; &amp;[.A18]&amp;&quot;&quot;&quot;),&quot;" office:value-type="string" office:string-value="new DomainEntry(78, &quot;Consumer Electronics&quot;)," calcext:value-type="string">
            <text:p>new DomainEntry(78, "Consumer Electronics")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lectronics &amp; Electrical</text:p>
          </table:table-cell>
          <table:table-cell office:value-type="float" office:value="434" calcext:value-type="float">
            <text:p>434</text:p>
          </table:table-cell>
          <table:table-cell office:value-type="float" office:value="5" calcext:value-type="float">
            <text:p>5</text:p>
          </table:table-cell>
          <table:table-cell/>
          <table:table-cell table:style-name="ce3" table:formula="of:=IF([.C18]&lt;&gt;[.C19];&quot;}),CRLFnew DomainEntry(&quot;&amp;[.C19]&amp;&quot;, &quot;&quot;&quot;&amp;INDEX([dom.$A$2:.$A$27];MATCH([.C19];[dom.$B$2:.$B$270]; ); 1)&amp;&quot;&quot;&quot;, new DomainEntry[] { CRLF&quot;;&quot;&quot;)">
            <text:p/>
          </table:table-cell>
          <table:table-cell table:formula="of:=&quot;new DomainEntry(&quot;&amp;[.B19]&amp;&quot;, &quot;&quot;&quot; &amp;[.A19]&amp;&quot;&quot;&quot;),&quot;" office:value-type="string" office:string-value="new DomainEntry(434, &quot;Electronics &amp; Electrical&quot;)," calcext:value-type="string">
            <text:p>new DomainEntry(434, "Electronics &amp; Electrical")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erprise Technology</text:p>
          </table:table-cell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/>
          <table:table-cell table:style-name="ce3" table:formula="of:=IF([.C19]&lt;&gt;[.C20];&quot;}),CRLFnew DomainEntry(&quot;&amp;[.C20]&amp;&quot;, &quot;&quot;&quot;&amp;INDEX([dom.$A$2:.$A$27];MATCH([.C20];[dom.$B$2:.$B$270]; ); 1)&amp;&quot;&quot;&quot;, new DomainEntry[] { CRLF&quot;;&quot;&quot;)">
            <text:p/>
          </table:table-cell>
          <table:table-cell table:formula="of:=&quot;new DomainEntry(&quot;&amp;[.B20]&amp;&quot;, &quot;&quot;&quot; &amp;[.A20]&amp;&quot;&quot;&quot;),&quot;" office:value-type="string" office:string-value="new DomainEntry(77, &quot;Enterprise Technology&quot;)," calcext:value-type="string">
            <text:p>new DomainEntry(77, "Enterprise Technology")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etworking</text:p>
          </table:table-cell>
          <table:table-cell office:value-type="float" office:value="311" calcext:value-type="float">
            <text:p>311</text:p>
          </table:table-cell>
          <table:table-cell office:value-type="float" office:value="5" calcext:value-type="float">
            <text:p>5</text:p>
          </table:table-cell>
          <table:table-cell/>
          <table:table-cell table:style-name="ce3" table:formula="of:=IF([.C20]&lt;&gt;[.C21];&quot;}),CRLFnew DomainEntry(&quot;&amp;[.C21]&amp;&quot;, &quot;&quot;&quot;&amp;INDEX([dom.$A$2:.$A$27];MATCH([.C21];[dom.$B$2:.$B$270]; ); 1)&amp;&quot;&quot;&quot;, new DomainEntry[] { CRLF&quot;;&quot;&quot;)">
            <text:p/>
          </table:table-cell>
          <table:table-cell table:formula="of:=&quot;new DomainEntry(&quot;&amp;[.B21]&amp;&quot;, &quot;&quot;&quot; &amp;[.A21]&amp;&quot;&quot;&quot;),&quot;" office:value-type="string" office:string-value="new DomainEntry(311, &quot;Networking&quot;)," calcext:value-type="string">
            <text:p>new DomainEntry(311, "Networking")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gramming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/>
          <table:table-cell table:style-name="ce3" table:formula="of:=IF([.C21]&lt;&gt;[.C22];&quot;}),CRLFnew DomainEntry(&quot;&amp;[.C22]&amp;&quot;, &quot;&quot;&quot;&amp;INDEX([dom.$A$2:.$A$27];MATCH([.C22];[dom.$B$2:.$B$270]; ); 1)&amp;&quot;&quot;&quot;, new DomainEntry[] { CRLF&quot;;&quot;&quot;)">
            <text:p/>
          </table:table-cell>
          <table:table-cell table:formula="of:=&quot;new DomainEntry(&quot;&amp;[.B22]&amp;&quot;, &quot;&quot;&quot; &amp;[.A22]&amp;&quot;&quot;&quot;),&quot;" office:value-type="string" office:string-value="new DomainEntry(31, &quot;Programming&quot;)," calcext:value-type="string">
            <text:p>new DomainEntry(31, "Programming")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ftware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/>
          <table:table-cell table:style-name="ce3" table:formula="of:=IF([.C22]&lt;&gt;[.C23];&quot;}),CRLFnew DomainEntry(&quot;&amp;[.C23]&amp;&quot;, &quot;&quot;&quot;&amp;INDEX([dom.$A$2:.$A$27];MATCH([.C23];[dom.$B$2:.$B$270]; ); 1)&amp;&quot;&quot;&quot;, new DomainEntry[] { CRLF&quot;;&quot;&quot;)">
            <text:p/>
          </table:table-cell>
          <table:table-cell table:formula="of:=&quot;new DomainEntry(&quot;&amp;[.B23]&amp;&quot;, &quot;&quot;&quot; &amp;[.A23]&amp;&quot;&quot;&quot;),&quot;" office:value-type="string" office:string-value="new DomainEntry(32, &quot;Software&quot;)," calcext:value-type="string">
            <text:p>new DomainEntry(32, "Software")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counting &amp; Auditing</text:p>
          </table:table-cell>
          <table:table-cell office:value-type="float" office:value="278" calcext:value-type="float">
            <text:p>278</text:p>
          </table:table-cell>
          <table:table-cell office:value-type="float" office:value="7" calcext:value-type="float">
            <text:p>7</text:p>
          </table:table-cell>
          <table:table-cell/>
          <table:table-cell table:style-name="ce3" table:formula="of:=IF([.C23]&lt;&gt;[.C24];&quot;}),CRLFnew DomainEntry(&quot;&amp;[.C24]&amp;&quot;, &quot;&quot;&quot;&amp;INDEX([dom.$A$2:.$A$27];MATCH([.C24];[dom.$B$2:.$B$270]; ); 1)&amp;&quot;&quot;&quot;, new DomainEntry[] { CRLF&quot;;&quot;&quot;)" office:value-type="string" office:string-value="}),CRLFnew DomainEntry(7, &quot;Finance&quot;, new DomainEntry[] { CRLF" calcext:value-type="string">
            <text:p>}),CRLFnew DomainEntry(7, "Finance", new DomainEntry[] { CRLF</text:p>
          </table:table-cell>
          <table:table-cell table:formula="of:=&quot;new DomainEntry(&quot;&amp;[.B24]&amp;&quot;, &quot;&quot;&quot; &amp;[.A24]&amp;&quot;&quot;&quot;),&quot;" office:value-type="string" office:string-value="new DomainEntry(278, &quot;Accounting &amp; Auditing&quot;)," calcext:value-type="string">
            <text:p>new DomainEntry(278, "Accounting &amp; Auditing")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nking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/>
          <table:table-cell table:style-name="ce3" table:formula="of:=IF([.C24]&lt;&gt;[.C25];&quot;}),CRLFnew DomainEntry(&quot;&amp;[.C25]&amp;&quot;, &quot;&quot;&quot;&amp;INDEX([dom.$A$2:.$A$27];MATCH([.C25];[dom.$B$2:.$B$270]; ); 1)&amp;&quot;&quot;&quot;, new DomainEntry[] { CRLF&quot;;&quot;&quot;)">
            <text:p/>
          </table:table-cell>
          <table:table-cell table:formula="of:=&quot;new DomainEntry(&quot;&amp;[.B25]&amp;&quot;, &quot;&quot;&quot; &amp;[.A25]&amp;&quot;&quot;&quot;),&quot;" office:value-type="string" office:string-value="new DomainEntry(37, &quot;Banking&quot;)," calcext:value-type="string">
            <text:p>new DomainEntry(37, "Banking")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redit &amp; Lending</text:p>
          </table:table-cell>
          <table:table-cell office:value-type="float" office:value="279" calcext:value-type="float">
            <text:p>279</text:p>
          </table:table-cell>
          <table:table-cell office:value-type="float" office:value="7" calcext:value-type="float">
            <text:p>7</text:p>
          </table:table-cell>
          <table:table-cell/>
          <table:table-cell table:style-name="ce3" table:formula="of:=IF([.C25]&lt;&gt;[.C26];&quot;}),CRLFnew DomainEntry(&quot;&amp;[.C26]&amp;&quot;, &quot;&quot;&quot;&amp;INDEX([dom.$A$2:.$A$27];MATCH([.C26];[dom.$B$2:.$B$270]; ); 1)&amp;&quot;&quot;&quot;, new DomainEntry[] { CRLF&quot;;&quot;&quot;)">
            <text:p/>
          </table:table-cell>
          <table:table-cell table:formula="of:=&quot;new DomainEntry(&quot;&amp;[.B26]&amp;&quot;, &quot;&quot;&quot; &amp;[.A26]&amp;&quot;&quot;&quot;),&quot;" office:value-type="string" office:string-value="new DomainEntry(279, &quot;Credit &amp; Lending&quot;)," calcext:value-type="string">
            <text:p>new DomainEntry(279, "Credit &amp; Lending")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nancial Planning &amp; Management</text:p>
          </table:table-cell>
          <table:table-cell office:value-type="float" office:value="903" calcext:value-type="float">
            <text:p>903</text:p>
          </table:table-cell>
          <table:table-cell office:value-type="float" office:value="7" calcext:value-type="float">
            <text:p>7</text:p>
          </table:table-cell>
          <table:table-cell/>
          <table:table-cell table:style-name="ce3" table:formula="of:=IF([.C26]&lt;&gt;[.C27];&quot;}),CRLFnew DomainEntry(&quot;&amp;[.C27]&amp;&quot;, &quot;&quot;&quot;&amp;INDEX([dom.$A$2:.$A$27];MATCH([.C27];[dom.$B$2:.$B$270]; ); 1)&amp;&quot;&quot;&quot;, new DomainEntry[] { CRLF&quot;;&quot;&quot;)">
            <text:p/>
          </table:table-cell>
          <table:table-cell table:formula="of:=&quot;new DomainEntry(&quot;&amp;[.B27]&amp;&quot;, &quot;&quot;&quot; &amp;[.A27]&amp;&quot;&quot;&quot;),&quot;" office:value-type="string" office:string-value="new DomainEntry(903, &quot;Financial Planning &amp; Management&quot;)," calcext:value-type="string">
            <text:p>new DomainEntry(903, "Financial Planning &amp; Management")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ants, Scholarships &amp; Financial Aid</text:p>
          </table:table-cell>
          <table:table-cell office:value-type="float" office:value="1282" calcext:value-type="float">
            <text:p>1282</text:p>
          </table:table-cell>
          <table:table-cell office:value-type="float" office:value="7" calcext:value-type="float">
            <text:p>7</text:p>
          </table:table-cell>
          <table:table-cell/>
          <table:table-cell table:style-name="ce3" table:formula="of:=IF([.C27]&lt;&gt;[.C28];&quot;}),CRLFnew DomainEntry(&quot;&amp;[.C28]&amp;&quot;, &quot;&quot;&quot;&amp;INDEX([dom.$A$2:.$A$27];MATCH([.C28];[dom.$B$2:.$B$270]; ); 1)&amp;&quot;&quot;&quot;, new DomainEntry[] { CRLF&quot;;&quot;&quot;)">
            <text:p/>
          </table:table-cell>
          <table:table-cell table:formula="of:=&quot;new DomainEntry(&quot;&amp;[.B28]&amp;&quot;, &quot;&quot;&quot; &amp;[.A28]&amp;&quot;&quot;&quot;),&quot;" office:value-type="string" office:string-value="new DomainEntry(1282, &quot;Grants, Scholarships &amp; Financial Aid&quot;)," calcext:value-type="string">
            <text:p>new DomainEntry(1282, "Grants, Scholarships &amp; Financial Aid")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surance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/>
          <table:table-cell table:style-name="ce3" table:formula="of:=IF([.C28]&lt;&gt;[.C29];&quot;}),CRLFnew DomainEntry(&quot;&amp;[.C29]&amp;&quot;, &quot;&quot;&quot;&amp;INDEX([dom.$A$2:.$A$27];MATCH([.C29];[dom.$B$2:.$B$270]; ); 1)&amp;&quot;&quot;&quot;, new DomainEntry[] { CRLF&quot;;&quot;&quot;)">
            <text:p/>
          </table:table-cell>
          <table:table-cell table:formula="of:=&quot;new DomainEntry(&quot;&amp;[.B29]&amp;&quot;, &quot;&quot;&quot; &amp;[.A29]&amp;&quot;&quot;&quot;),&quot;" office:value-type="string" office:string-value="new DomainEntry(38, &quot;Insurance&quot;)," calcext:value-type="string">
            <text:p>new DomainEntry(38, "Insurance")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vesting</text:p>
          </table:table-cell>
          <table:table-cell office:value-type="float" office:value="107" calcext:value-type="float">
            <text:p>107</text:p>
          </table:table-cell>
          <table:table-cell office:value-type="float" office:value="7" calcext:value-type="float">
            <text:p>7</text:p>
          </table:table-cell>
          <table:table-cell/>
          <table:table-cell table:style-name="ce3" table:formula="of:=IF([.C29]&lt;&gt;[.C30];&quot;}),CRLFnew DomainEntry(&quot;&amp;[.C30]&amp;&quot;, &quot;&quot;&quot;&amp;INDEX([dom.$A$2:.$A$27];MATCH([.C30];[dom.$B$2:.$B$270]; ); 1)&amp;&quot;&quot;&quot;, new DomainEntry[] { CRLF&quot;;&quot;&quot;)">
            <text:p/>
          </table:table-cell>
          <table:table-cell table:formula="of:=&quot;new DomainEntry(&quot;&amp;[.B30]&amp;&quot;, &quot;&quot;&quot; &amp;[.A30]&amp;&quot;&quot;&quot;),&quot;" office:value-type="string" office:string-value="new DomainEntry(107, &quot;Investing&quot;)," calcext:value-type="string">
            <text:p>new DomainEntry(107, "Investing")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rcade &amp; Coin-Op Games</text:p>
          </table:table-cell>
          <table:table-cell office:value-type="float" office:value="919" calcext:value-type="float">
            <text:p>919</text:p>
          </table:table-cell>
          <table:table-cell office:value-type="float" office:value="8" calcext:value-type="float">
            <text:p>8</text:p>
          </table:table-cell>
          <table:table-cell/>
          <table:table-cell table:style-name="ce3" table:formula="of:=IF([.C30]&lt;&gt;[.C31];&quot;}),CRLFnew DomainEntry(&quot;&amp;[.C31]&amp;&quot;, &quot;&quot;&quot;&amp;INDEX([dom.$A$2:.$A$27];MATCH([.C31];[dom.$B$2:.$B$270]; ); 1)&amp;&quot;&quot;&quot;, new DomainEntry[] { CRLF&quot;;&quot;&quot;)" office:value-type="string" office:string-value="}),CRLFnew DomainEntry(8, &quot;Games&quot;, new DomainEntry[] { CRLF" calcext:value-type="string">
            <text:p>}),CRLFnew DomainEntry(8, "Games", new DomainEntry[] { CRLF</text:p>
          </table:table-cell>
          <table:table-cell table:formula="of:=&quot;new DomainEntry(&quot;&amp;[.B31]&amp;&quot;, &quot;&quot;&quot; &amp;[.A31]&amp;&quot;&quot;&quot;),&quot;" office:value-type="string" office:string-value="new DomainEntry(919, &quot;Arcade &amp; Coin-Op Games&quot;)," calcext:value-type="string">
            <text:p>new DomainEntry(919, "Arcade &amp; Coin-Op Games")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oard Games</text:p>
          </table:table-cell>
          <table:table-cell office:value-type="float" office:value="920" calcext:value-type="float">
            <text:p>920</text:p>
          </table:table-cell>
          <table:table-cell office:value-type="float" office:value="8" calcext:value-type="float">
            <text:p>8</text:p>
          </table:table-cell>
          <table:table-cell/>
          <table:table-cell table:style-name="ce3" table:formula="of:=IF([.C31]&lt;&gt;[.C32];&quot;}),CRLFnew DomainEntry(&quot;&amp;[.C32]&amp;&quot;, &quot;&quot;&quot;&amp;INDEX([dom.$A$2:.$A$27];MATCH([.C32];[dom.$B$2:.$B$270]; ); 1)&amp;&quot;&quot;&quot;, new DomainEntry[] { CRLF&quot;;&quot;&quot;)">
            <text:p/>
          </table:table-cell>
          <table:table-cell table:formula="of:=&quot;new DomainEntry(&quot;&amp;[.B32]&amp;&quot;, &quot;&quot;&quot; &amp;[.A32]&amp;&quot;&quot;&quot;),&quot;" office:value-type="string" office:string-value="new DomainEntry(920, &quot;Board Games&quot;)," calcext:value-type="string">
            <text:p>new DomainEntry(920, "Board Games")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rd Games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/>
          <table:table-cell table:style-name="ce3" table:formula="of:=IF([.C32]&lt;&gt;[.C33];&quot;}),CRLFnew DomainEntry(&quot;&amp;[.C33]&amp;&quot;, &quot;&quot;&quot;&amp;INDEX([dom.$A$2:.$A$27];MATCH([.C33];[dom.$B$2:.$B$270]; ); 1)&amp;&quot;&quot;&quot;, new DomainEntry[] { CRLF&quot;;&quot;&quot;)">
            <text:p/>
          </table:table-cell>
          <table:table-cell table:formula="of:=&quot;new DomainEntry(&quot;&amp;[.B33]&amp;&quot;, &quot;&quot;&quot; &amp;[.A33]&amp;&quot;&quot;&quot;),&quot;" office:value-type="string" office:string-value="new DomainEntry(39, &quot;Card Games&quot;)," calcext:value-type="string">
            <text:p>new DomainEntry(39, "Card Games")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puter &amp; Video Games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/>
          <table:table-cell table:style-name="ce3" table:formula="of:=IF([.C33]&lt;&gt;[.C34];&quot;}),CRLFnew DomainEntry(&quot;&amp;[.C34]&amp;&quot;, &quot;&quot;&quot;&amp;INDEX([dom.$A$2:.$A$27];MATCH([.C34];[dom.$B$2:.$B$270]; ); 1)&amp;&quot;&quot;&quot;, new DomainEntry[] { CRLF&quot;;&quot;&quot;)">
            <text:p/>
          </table:table-cell>
          <table:table-cell table:formula="of:=&quot;new DomainEntry(&quot;&amp;[.B34]&amp;&quot;, &quot;&quot;&quot; &amp;[.A34]&amp;&quot;&quot;&quot;),&quot;" office:value-type="string" office:string-value="new DomainEntry(41, &quot;Computer &amp; Video Games&quot;)," calcext:value-type="string">
            <text:p>new DomainEntry(41, "Computer &amp; Video Games")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ce Games</text:p>
          </table:table-cell>
          <table:table-cell office:value-type="float" office:value="1492" calcext:value-type="float">
            <text:p>1492</text:p>
          </table:table-cell>
          <table:table-cell office:value-type="float" office:value="8" calcext:value-type="float">
            <text:p>8</text:p>
          </table:table-cell>
          <table:table-cell/>
          <table:table-cell table:style-name="ce3" table:formula="of:=IF([.C34]&lt;&gt;[.C35];&quot;}),CRLFnew DomainEntry(&quot;&amp;[.C35]&amp;&quot;, &quot;&quot;&quot;&amp;INDEX([dom.$A$2:.$A$27];MATCH([.C35];[dom.$B$2:.$B$270]; ); 1)&amp;&quot;&quot;&quot;, new DomainEntry[] { CRLF&quot;;&quot;&quot;)">
            <text:p/>
          </table:table-cell>
          <table:table-cell table:formula="of:=&quot;new DomainEntry(&quot;&amp;[.B35]&amp;&quot;, &quot;&quot;&quot; &amp;[.A35]&amp;&quot;&quot;&quot;),&quot;" office:value-type="string" office:string-value="new DomainEntry(1492, &quot;Dice Games&quot;)," calcext:value-type="string">
            <text:p>new DomainEntry(1492, "Dice Games")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ducational Games</text:p>
          </table:table-cell>
          <table:table-cell office:value-type="float" office:value="1493" calcext:value-type="float">
            <text:p>1493</text:p>
          </table:table-cell>
          <table:table-cell office:value-type="float" office:value="8" calcext:value-type="float">
            <text:p>8</text:p>
          </table:table-cell>
          <table:table-cell/>
          <table:table-cell table:style-name="ce3" table:formula="of:=IF([.C35]&lt;&gt;[.C36];&quot;}),CRLFnew DomainEntry(&quot;&amp;[.C36]&amp;&quot;, &quot;&quot;&quot;&amp;INDEX([dom.$A$2:.$A$27];MATCH([.C36];[dom.$B$2:.$B$270]; ); 1)&amp;&quot;&quot;&quot;, new DomainEntry[] { CRLF&quot;;&quot;&quot;)">
            <text:p/>
          </table:table-cell>
          <table:table-cell table:formula="of:=&quot;new DomainEntry(&quot;&amp;[.B36]&amp;&quot;, &quot;&quot;&quot; &amp;[.A36]&amp;&quot;&quot;&quot;),&quot;" office:value-type="string" office:string-value="new DomainEntry(1493, &quot;Educational Games&quot;)," calcext:value-type="string">
            <text:p>new DomainEntry(1493, "Educational Games")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mily-Oriented Games &amp; Activities</text:p>
          </table:table-cell>
          <table:table-cell office:value-type="float" office:value="1290" calcext:value-type="float">
            <text:p>1290</text:p>
          </table:table-cell>
          <table:table-cell office:value-type="float" office:value="8" calcext:value-type="float">
            <text:p>8</text:p>
          </table:table-cell>
          <table:table-cell/>
          <table:table-cell table:style-name="ce3" table:formula="of:=IF([.C36]&lt;&gt;[.C37];&quot;}),CRLFnew DomainEntry(&quot;&amp;[.C37]&amp;&quot;, &quot;&quot;&quot;&amp;INDEX([dom.$A$2:.$A$27];MATCH([.C37];[dom.$B$2:.$B$270]; ); 1)&amp;&quot;&quot;&quot;, new DomainEntry[] { CRLF&quot;;&quot;&quot;)">
            <text:p/>
          </table:table-cell>
          <table:table-cell table:formula="of:=&quot;new DomainEntry(&quot;&amp;[.B37]&amp;&quot;, &quot;&quot;&quot; &amp;[.A37]&amp;&quot;&quot;&quot;),&quot;" office:value-type="string" office:string-value="new DomainEntry(1290, &quot;Family-Oriented Games &amp; Activities&quot;)," calcext:value-type="string">
            <text:p>new DomainEntry(1290, "Family-Oriented Games &amp; Activities")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ambling</text:p>
          </table:table-cell>
          <table:table-cell office:value-type="float" office:value="637" calcext:value-type="float">
            <text:p>637</text:p>
          </table:table-cell>
          <table:table-cell office:value-type="float" office:value="8" calcext:value-type="float">
            <text:p>8</text:p>
          </table:table-cell>
          <table:table-cell/>
          <table:table-cell table:style-name="ce3" table:formula="of:=IF([.C37]&lt;&gt;[.C38];&quot;}),CRLFnew DomainEntry(&quot;&amp;[.C38]&amp;&quot;, &quot;&quot;&quot;&amp;INDEX([dom.$A$2:.$A$27];MATCH([.C38];[dom.$B$2:.$B$270]; ); 1)&amp;&quot;&quot;&quot;, new DomainEntry[] { CRLF&quot;;&quot;&quot;)">
            <text:p/>
          </table:table-cell>
          <table:table-cell table:formula="of:=&quot;new DomainEntry(&quot;&amp;[.B38]&amp;&quot;, &quot;&quot;&quot; &amp;[.A38]&amp;&quot;&quot;&quot;),&quot;" office:value-type="string" office:string-value="new DomainEntry(637, &quot;Gambling&quot;)," calcext:value-type="string">
            <text:p>new DomainEntry(637, "Gambling")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nline Games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/>
          <table:table-cell table:style-name="ce3" table:formula="of:=IF([.C38]&lt;&gt;[.C39];&quot;}),CRLFnew DomainEntry(&quot;&amp;[.C39]&amp;&quot;, &quot;&quot;&quot;&amp;INDEX([dom.$A$2:.$A$27];MATCH([.C39];[dom.$B$2:.$B$270]; ); 1)&amp;&quot;&quot;&quot;, new DomainEntry[] { CRLF&quot;;&quot;&quot;)">
            <text:p/>
          </table:table-cell>
          <table:table-cell table:formula="of:=&quot;new DomainEntry(&quot;&amp;[.B39]&amp;&quot;, &quot;&quot;&quot; &amp;[.A39]&amp;&quot;&quot;&quot;),&quot;" office:value-type="string" office:string-value="new DomainEntry(105, &quot;Online Games&quot;)," calcext:value-type="string">
            <text:p>new DomainEntry(105, "Online Games")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y Games</text:p>
          </table:table-cell>
          <table:table-cell office:value-type="float" office:value="936" calcext:value-type="float">
            <text:p>936</text:p>
          </table:table-cell>
          <table:table-cell office:value-type="float" office:value="8" calcext:value-type="float">
            <text:p>8</text:p>
          </table:table-cell>
          <table:table-cell/>
          <table:table-cell table:style-name="ce3" table:formula="of:=IF([.C39]&lt;&gt;[.C40];&quot;}),CRLFnew DomainEntry(&quot;&amp;[.C40]&amp;&quot;, &quot;&quot;&quot;&amp;INDEX([dom.$A$2:.$A$27];MATCH([.C40];[dom.$B$2:.$B$270]; ); 1)&amp;&quot;&quot;&quot;, new DomainEntry[] { CRLF&quot;;&quot;&quot;)">
            <text:p/>
          </table:table-cell>
          <table:table-cell table:formula="of:=&quot;new DomainEntry(&quot;&amp;[.B40]&amp;&quot;, &quot;&quot;&quot; &amp;[.A40]&amp;&quot;&quot;&quot;),&quot;" office:value-type="string" office:string-value="new DomainEntry(936, &quot;Party Games&quot;)," calcext:value-type="string">
            <text:p>new DomainEntry(936, "Party Games")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uzzles &amp; Brainteasers</text:p>
          </table:table-cell>
          <table:table-cell office:value-type="float" office:value="937" calcext:value-type="float">
            <text:p>937</text:p>
          </table:table-cell>
          <table:table-cell office:value-type="float" office:value="8" calcext:value-type="float">
            <text:p>8</text:p>
          </table:table-cell>
          <table:table-cell/>
          <table:table-cell table:style-name="ce3" table:formula="of:=IF([.C40]&lt;&gt;[.C41];&quot;}),CRLFnew DomainEntry(&quot;&amp;[.C41]&amp;&quot;, &quot;&quot;&quot;&amp;INDEX([dom.$A$2:.$A$27];MATCH([.C41];[dom.$B$2:.$B$270]; ); 1)&amp;&quot;&quot;&quot;, new DomainEntry[] { CRLF&quot;;&quot;&quot;)">
            <text:p/>
          </table:table-cell>
          <table:table-cell table:formula="of:=&quot;new DomainEntry(&quot;&amp;[.B41]&amp;&quot;, &quot;&quot;&quot; &amp;[.A41]&amp;&quot;&quot;&quot;),&quot;" office:value-type="string" office:string-value="new DomainEntry(937, &quot;Puzzles &amp; Brainteasers&quot;)," calcext:value-type="string">
            <text:p>new DomainEntry(937, "Puzzles &amp; Brainteasers")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oleplaying Games</text:p>
          </table:table-cell>
          <table:table-cell office:value-type="float" office:value="622" calcext:value-type="float">
            <text:p>622</text:p>
          </table:table-cell>
          <table:table-cell office:value-type="float" office:value="8" calcext:value-type="float">
            <text:p>8</text:p>
          </table:table-cell>
          <table:table-cell/>
          <table:table-cell table:style-name="ce3" table:formula="of:=IF([.C41]&lt;&gt;[.C42];&quot;}),CRLFnew DomainEntry(&quot;&amp;[.C42]&amp;&quot;, &quot;&quot;&quot;&amp;INDEX([dom.$A$2:.$A$27];MATCH([.C42];[dom.$B$2:.$B$270]; ); 1)&amp;&quot;&quot;&quot;, new DomainEntry[] { CRLF&quot;;&quot;&quot;)">
            <text:p/>
          </table:table-cell>
          <table:table-cell table:formula="of:=&quot;new DomainEntry(&quot;&amp;[.B42]&amp;&quot;, &quot;&quot;&quot; &amp;[.A42]&amp;&quot;&quot;&quot;),&quot;" office:value-type="string" office:string-value="new DomainEntry(622, &quot;Roleplaying Games&quot;)," calcext:value-type="string">
            <text:p>new DomainEntry(622, "Roleplaying Games")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able Games</text:p>
          </table:table-cell>
          <table:table-cell office:value-type="float" office:value="938" calcext:value-type="float">
            <text:p>938</text:p>
          </table:table-cell>
          <table:table-cell office:value-type="float" office:value="8" calcext:value-type="float">
            <text:p>8</text:p>
          </table:table-cell>
          <table:table-cell/>
          <table:table-cell table:style-name="ce3" table:formula="of:=IF([.C42]&lt;&gt;[.C43];&quot;}),CRLFnew DomainEntry(&quot;&amp;[.C43]&amp;&quot;, &quot;&quot;&quot;&amp;INDEX([dom.$A$2:.$A$27];MATCH([.C43];[dom.$B$2:.$B$270]; ); 1)&amp;&quot;&quot;&quot;, new DomainEntry[] { CRLF&quot;;&quot;&quot;)">
            <text:p/>
          </table:table-cell>
          <table:table-cell table:formula="of:=&quot;new DomainEntry(&quot;&amp;[.B43]&amp;&quot;, &quot;&quot;&quot; &amp;[.A43]&amp;&quot;&quot;&quot;),&quot;" office:value-type="string" office:string-value="new DomainEntry(938, &quot;Table Games&quot;)," calcext:value-type="string">
            <text:p>new DomainEntry(938, "Table Games")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le Games</text:p>
          </table:table-cell>
          <table:table-cell office:value-type="float" office:value="1549" calcext:value-type="float">
            <text:p>1549</text:p>
          </table:table-cell>
          <table:table-cell office:value-type="float" office:value="8" calcext:value-type="float">
            <text:p>8</text:p>
          </table:table-cell>
          <table:table-cell/>
          <table:table-cell table:style-name="ce3" table:formula="of:=IF([.C43]&lt;&gt;[.C44];&quot;}),CRLFnew DomainEntry(&quot;&amp;[.C44]&amp;&quot;, &quot;&quot;&quot;&amp;INDEX([dom.$A$2:.$A$27];MATCH([.C44];[dom.$B$2:.$B$270]; ); 1)&amp;&quot;&quot;&quot;, new DomainEntry[] { CRLF&quot;;&quot;&quot;)">
            <text:p/>
          </table:table-cell>
          <table:table-cell table:formula="of:=&quot;new DomainEntry(&quot;&amp;[.B44]&amp;&quot;, &quot;&quot;&quot; &amp;[.A44]&amp;&quot;&quot;&quot;),&quot;" office:value-type="string" office:string-value="new DomainEntry(1549, &quot;Tile Games&quot;)," calcext:value-type="string">
            <text:p>new DomainEntry(1549, "Tile Games")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ord Games</text:p>
          </table:table-cell>
          <table:table-cell office:value-type="float" office:value="1494" calcext:value-type="float">
            <text:p>1494</text:p>
          </table:table-cell>
          <table:table-cell office:value-type="float" office:value="8" calcext:value-type="float">
            <text:p>8</text:p>
          </table:table-cell>
          <table:table-cell/>
          <table:table-cell table:style-name="ce3" table:formula="of:=IF([.C44]&lt;&gt;[.C45];&quot;}),CRLFnew DomainEntry(&quot;&amp;[.C45]&amp;&quot;, &quot;&quot;&quot;&amp;INDEX([dom.$A$2:.$A$27];MATCH([.C45];[dom.$B$2:.$B$270]; ); 1)&amp;&quot;&quot;&quot;, new DomainEntry[] { CRLF&quot;;&quot;&quot;)">
            <text:p/>
          </table:table-cell>
          <table:table-cell table:formula="of:=&quot;new DomainEntry(&quot;&amp;[.B45]&amp;&quot;, &quot;&quot;&quot; &amp;[.A45]&amp;&quot;&quot;&quot;),&quot;" office:value-type="string" office:string-value="new DomainEntry(1494, &quot;Word Games&quot;)," calcext:value-type="string">
            <text:p>new DomainEntry(1494, "Word Games")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ed &amp; Bath</text:p>
          </table:table-cell>
          <table:table-cell office:value-type="float" office:value="948" calcext:value-type="float">
            <text:p>948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 table:formula="of:=IF([.C45]&lt;&gt;[.C46];&quot;}),CRLFnew DomainEntry(&quot;&amp;[.C46]&amp;&quot;, &quot;&quot;&quot;&amp;INDEX([dom.$A$2:.$A$27];MATCH([.C46];[dom.$B$2:.$B$270]; ); 1)&amp;&quot;&quot;&quot;, new DomainEntry[] { CRLF&quot;;&quot;&quot;)" office:value-type="string" office:string-value="}),CRLFnew DomainEntry(11, &quot;Home &amp; Garden&quot;, new DomainEntry[] { CRLF" calcext:value-type="string">
            <text:p>}),CRLFnew DomainEntry(11, "Home &amp; Garden", new DomainEntry[] { CRLF</text:p>
          </table:table-cell>
          <table:table-cell table:formula="of:=&quot;new DomainEntry(&quot;&amp;[.B46]&amp;&quot;, &quot;&quot;&quot; &amp;[.A46]&amp;&quot;&quot;&quot;),&quot;" office:value-type="string" office:string-value="new DomainEntry(948, &quot;Bed &amp; Bath&quot;)," calcext:value-type="string">
            <text:p>new DomainEntry(948, "Bed &amp; Bath")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omestic Services</text:p>
          </table:table-cell>
          <table:table-cell office:value-type="float" office:value="472" calcext:value-type="float">
            <text:p>472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 table:formula="of:=IF([.C46]&lt;&gt;[.C47];&quot;}),CRLFnew DomainEntry(&quot;&amp;[.C47]&amp;&quot;, &quot;&quot;&quot;&amp;INDEX([dom.$A$2:.$A$27];MATCH([.C47];[dom.$B$2:.$B$270]; ); 1)&amp;&quot;&quot;&quot;, new DomainEntry[] { CRLF&quot;;&quot;&quot;)">
            <text:p/>
          </table:table-cell>
          <table:table-cell table:formula="of:=&quot;new DomainEntry(&quot;&amp;[.B47]&amp;&quot;, &quot;&quot;&quot; &amp;[.A47]&amp;&quot;&quot;&quot;),&quot;" office:value-type="string" office:string-value="new DomainEntry(472, &quot;Domestic Services&quot;)," calcext:value-type="string">
            <text:p>new DomainEntry(472, "Domestic Services")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ardening &amp; Landscaping</text:p>
          </table:table-cell>
          <table:table-cell office:value-type="float" office:value="269" calcext:value-type="float">
            <text:p>269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 table:formula="of:=IF([.C47]&lt;&gt;[.C48];&quot;}),CRLFnew DomainEntry(&quot;&amp;[.C48]&amp;&quot;, &quot;&quot;&quot;&amp;INDEX([dom.$A$2:.$A$27];MATCH([.C48];[dom.$B$2:.$B$270]; ); 1)&amp;&quot;&quot;&quot;, new DomainEntry[] { CRLF&quot;;&quot;&quot;)">
            <text:p/>
          </table:table-cell>
          <table:table-cell table:formula="of:=&quot;new DomainEntry(&quot;&amp;[.B48]&amp;&quot;, &quot;&quot;&quot; &amp;[.A48]&amp;&quot;&quot;&quot;),&quot;" office:value-type="string" office:string-value="new DomainEntry(269, &quot;Gardening &amp; Landscaping&quot;)," calcext:value-type="string">
            <text:p>new DomainEntry(269, "Gardening &amp; Landscaping")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ome Appliances</text:p>
          </table:table-cell>
          <table:table-cell office:value-type="float" office:value="271" calcext:value-type="float">
            <text:p>27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 table:formula="of:=IF([.C48]&lt;&gt;[.C49];&quot;}),CRLFnew DomainEntry(&quot;&amp;[.C49]&amp;&quot;, &quot;&quot;&quot;&amp;INDEX([dom.$A$2:.$A$27];MATCH([.C49];[dom.$B$2:.$B$270]; ); 1)&amp;&quot;&quot;&quot;, new DomainEntry[] { CRLF&quot;;&quot;&quot;)">
            <text:p/>
          </table:table-cell>
          <table:table-cell table:formula="of:=&quot;new DomainEntry(&quot;&amp;[.B49]&amp;&quot;, &quot;&quot;&quot; &amp;[.A49]&amp;&quot;&quot;&quot;),&quot;" office:value-type="string" office:string-value="new DomainEntry(271, &quot;Home Appliances&quot;)," calcext:value-type="string">
            <text:p>new DomainEntry(271, "Home Appliances")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ome Furnishings</text:p>
          </table:table-cell>
          <table:table-cell office:value-type="float" office:value="270" calcext:value-type="float">
            <text:p>270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 table:formula="of:=IF([.C49]&lt;&gt;[.C50];&quot;}),CRLFnew DomainEntry(&quot;&amp;[.C50]&amp;&quot;, &quot;&quot;&quot;&amp;INDEX([dom.$A$2:.$A$27];MATCH([.C50];[dom.$B$2:.$B$270]; ); 1)&amp;&quot;&quot;&quot;, new DomainEntry[] { CRLF&quot;;&quot;&quot;)">
            <text:p/>
          </table:table-cell>
          <table:table-cell table:formula="of:=&quot;new DomainEntry(&quot;&amp;[.B50]&amp;&quot;, &quot;&quot;&quot; &amp;[.A50]&amp;&quot;&quot;&quot;),&quot;" office:value-type="string" office:string-value="new DomainEntry(270, &quot;Home Furnishings&quot;)," calcext:value-type="string">
            <text:p>new DomainEntry(270, "Home Furnishings")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ome Improvement</text:p>
          </table:table-cell>
          <table:table-cell office:value-type="float" office:value="158" calcext:value-type="float">
            <text:p>158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 table:formula="of:=IF([.C50]&lt;&gt;[.C51];&quot;}),CRLFnew DomainEntry(&quot;&amp;[.C51]&amp;&quot;, &quot;&quot;&quot;&amp;INDEX([dom.$A$2:.$A$27];MATCH([.C51];[dom.$B$2:.$B$270]; ); 1)&amp;&quot;&quot;&quot;, new DomainEntry[] { CRLF&quot;;&quot;&quot;)">
            <text:p/>
          </table:table-cell>
          <table:table-cell table:formula="of:=&quot;new DomainEntry(&quot;&amp;[.B51]&amp;&quot;, &quot;&quot;&quot; &amp;[.A51]&amp;&quot;&quot;&quot;),&quot;" office:value-type="string" office:string-value="new DomainEntry(158, &quot;Home Improvement&quot;)," calcext:value-type="string">
            <text:p>new DomainEntry(158, "Home Improvement")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ome Storage &amp; Shelving</text:p>
          </table:table-cell>
          <table:table-cell office:value-type="float" office:value="1348" calcext:value-type="float">
            <text:p>1348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 table:formula="of:=IF([.C51]&lt;&gt;[.C52];&quot;}),CRLFnew DomainEntry(&quot;&amp;[.C52]&amp;&quot;, &quot;&quot;&quot;&amp;INDEX([dom.$A$2:.$A$27];MATCH([.C52];[dom.$B$2:.$B$270]; ); 1)&amp;&quot;&quot;&quot;, new DomainEntry[] { CRLF&quot;;&quot;&quot;)">
            <text:p/>
          </table:table-cell>
          <table:table-cell table:formula="of:=&quot;new DomainEntry(&quot;&amp;[.B52]&amp;&quot;, &quot;&quot;&quot; &amp;[.A52]&amp;&quot;&quot;&quot;),&quot;" office:value-type="string" office:string-value="new DomainEntry(1348, &quot;Home Storage &amp; Shelving&quot;)," calcext:value-type="string">
            <text:p>new DomainEntry(1348, "Home Storage &amp; Shelving")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omemaking &amp; Interior Decor</text:p>
          </table:table-cell>
          <table:table-cell office:value-type="float" office:value="137" calcext:value-type="float">
            <text:p>137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 table:formula="of:=IF([.C52]&lt;&gt;[.C53];&quot;}),CRLFnew DomainEntry(&quot;&amp;[.C53]&amp;&quot;, &quot;&quot;&quot;&amp;INDEX([dom.$A$2:.$A$27];MATCH([.C53];[dom.$B$2:.$B$270]; ); 1)&amp;&quot;&quot;&quot;, new DomainEntry[] { CRLF&quot;;&quot;&quot;)">
            <text:p/>
          </table:table-cell>
          <table:table-cell table:formula="of:=&quot;new DomainEntry(&quot;&amp;[.B53]&amp;&quot;, &quot;&quot;&quot; &amp;[.A53]&amp;&quot;&quot;&quot;),&quot;" office:value-type="string" office:string-value="new DomainEntry(137, &quot;Homemaking &amp; Interior Decor&quot;)," calcext:value-type="string">
            <text:p>new DomainEntry(137, "Homemaking &amp; Interior Decor")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VAC &amp; Climate Control</text:p>
          </table:table-cell>
          <table:table-cell office:value-type="float" office:value="828" calcext:value-type="float">
            <text:p>828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 table:formula="of:=IF([.C53]&lt;&gt;[.C54];&quot;}),CRLFnew DomainEntry(&quot;&amp;[.C54]&amp;&quot;, &quot;&quot;&quot;&amp;INDEX([dom.$A$2:.$A$27];MATCH([.C54];[dom.$B$2:.$B$270]; ); 1)&amp;&quot;&quot;&quot;, new DomainEntry[] { CRLF&quot;;&quot;&quot;)">
            <text:p/>
          </table:table-cell>
          <table:table-cell table:formula="of:=&quot;new DomainEntry(&quot;&amp;[.B54]&amp;&quot;, &quot;&quot;&quot; &amp;[.A54]&amp;&quot;&quot;&quot;),&quot;" office:value-type="string" office:string-value="new DomainEntry(828, &quot;HVAC &amp; Climate Control&quot;)," calcext:value-type="string">
            <text:p>new DomainEntry(828, "HVAC &amp; Climate Control")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itchen &amp; Dining</text:p>
          </table:table-cell>
          <table:table-cell office:value-type="float" office:value="951" calcext:value-type="float">
            <text:p>95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 table:formula="of:=IF([.C54]&lt;&gt;[.C55];&quot;}),CRLFnew DomainEntry(&quot;&amp;[.C55]&amp;&quot;, &quot;&quot;&quot;&amp;INDEX([dom.$A$2:.$A$27];MATCH([.C55];[dom.$B$2:.$B$270]; ); 1)&amp;&quot;&quot;&quot;, new DomainEntry[] { CRLF&quot;;&quot;&quot;)">
            <text:p/>
          </table:table-cell>
          <table:table-cell table:formula="of:=&quot;new DomainEntry(&quot;&amp;[.B55]&amp;&quot;, &quot;&quot;&quot; &amp;[.A55]&amp;&quot;&quot;&quot;),&quot;" office:value-type="string" office:string-value="new DomainEntry(951, &quot;Kitchen &amp; Dining&quot;)," calcext:value-type="string">
            <text:p>new DomainEntry(951, "Kitchen &amp; Dining")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undry</text:p>
          </table:table-cell>
          <table:table-cell office:value-type="float" office:value="1364" calcext:value-type="float">
            <text:p>1364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 table:formula="of:=IF([.C55]&lt;&gt;[.C56];&quot;}),CRLFnew DomainEntry(&quot;&amp;[.C56]&amp;&quot;, &quot;&quot;&quot;&amp;INDEX([dom.$A$2:.$A$27];MATCH([.C56];[dom.$B$2:.$B$270]; ); 1)&amp;&quot;&quot;&quot;, new DomainEntry[] { CRLF&quot;;&quot;&quot;)">
            <text:p/>
          </table:table-cell>
          <table:table-cell table:formula="of:=&quot;new DomainEntry(&quot;&amp;[.B56]&amp;&quot;, &quot;&quot;&quot; &amp;[.A56]&amp;&quot;&quot;&quot;),&quot;" office:value-type="string" office:string-value="new DomainEntry(1364, &quot;Laundry&quot;)," calcext:value-type="string">
            <text:p>new DomainEntry(1364, "Laundry")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ursery &amp; Playroom</text:p>
          </table:table-cell>
          <table:table-cell office:value-type="float" office:value="1372" calcext:value-type="float">
            <text:p>1372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 table:formula="of:=IF([.C56]&lt;&gt;[.C57];&quot;}),CRLFnew DomainEntry(&quot;&amp;[.C57]&amp;&quot;, &quot;&quot;&quot;&amp;INDEX([dom.$A$2:.$A$27];MATCH([.C57];[dom.$B$2:.$B$270]; ); 1)&amp;&quot;&quot;&quot;, new DomainEntry[] { CRLF&quot;;&quot;&quot;)">
            <text:p/>
          </table:table-cell>
          <table:table-cell table:formula="of:=&quot;new DomainEntry(&quot;&amp;[.B57]&amp;&quot;, &quot;&quot;&quot; &amp;[.A57]&amp;&quot;&quot;&quot;),&quot;" office:value-type="string" office:string-value="new DomainEntry(1372, &quot;Nursery &amp; Playroom&quot;)," calcext:value-type="string">
            <text:p>new DomainEntry(1372, "Nursery &amp; Playroom")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st Control</text:p>
          </table:table-cell>
          <table:table-cell office:value-type="float" office:value="471" calcext:value-type="float">
            <text:p>47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 table:formula="of:=IF([.C57]&lt;&gt;[.C58];&quot;}),CRLFnew DomainEntry(&quot;&amp;[.C58]&amp;&quot;, &quot;&quot;&quot;&amp;INDEX([dom.$A$2:.$A$27];MATCH([.C58];[dom.$B$2:.$B$270]; ); 1)&amp;&quot;&quot;&quot;, new DomainEntry[] { CRLF&quot;;&quot;&quot;)">
            <text:p/>
          </table:table-cell>
          <table:table-cell table:formula="of:=&quot;new DomainEntry(&quot;&amp;[.B58]&amp;&quot;, &quot;&quot;&quot; &amp;[.A58]&amp;&quot;&quot;&quot;),&quot;" office:value-type="string" office:string-value="new DomainEntry(471, &quot;Pest Control&quot;)," calcext:value-type="string">
            <text:p>new DomainEntry(471, "Pest Control")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wimming Pools &amp; Spas</text:p>
          </table:table-cell>
          <table:table-cell office:value-type="float" office:value="952" calcext:value-type="float">
            <text:p>952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 table:formula="of:=IF([.C58]&lt;&gt;[.C59];&quot;}),CRLFnew DomainEntry(&quot;&amp;[.C59]&amp;&quot;, &quot;&quot;&quot;&amp;INDEX([dom.$A$2:.$A$27];MATCH([.C59];[dom.$B$2:.$B$270]; ); 1)&amp;&quot;&quot;&quot;, new DomainEntry[] { CRLF&quot;;&quot;&quot;)">
            <text:p/>
          </table:table-cell>
          <table:table-cell table:formula="of:=&quot;new DomainEntry(&quot;&amp;[.B59]&amp;&quot;, &quot;&quot;&quot; &amp;[.A59]&amp;&quot;&quot;&quot;),&quot;" office:value-type="string" office:string-value="new DomainEntry(952, &quot;Swimming Pools &amp; Spas&quot;)," calcext:value-type="string">
            <text:p>new DomainEntry(952, "Swimming Pools &amp; Spas")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Yard &amp; Patio</text:p>
          </table:table-cell>
          <table:table-cell office:value-type="float" office:value="953" calcext:value-type="float">
            <text:p>953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 table:formula="of:=IF([.C59]&lt;&gt;[.C60];&quot;}),CRLFnew DomainEntry(&quot;&amp;[.C60]&amp;&quot;, &quot;&quot;&quot;&amp;INDEX([dom.$A$2:.$A$27];MATCH([.C60];[dom.$B$2:.$B$270]; ); 1)&amp;&quot;&quot;&quot;, new DomainEntry[] { CRLF&quot;;&quot;&quot;)">
            <text:p/>
          </table:table-cell>
          <table:table-cell table:formula="of:=&quot;new DomainEntry(&quot;&amp;[.B60]&amp;&quot;, &quot;&quot;&quot; &amp;[.A60]&amp;&quot;&quot;&quot;),&quot;" office:value-type="string" office:string-value="new DomainEntry(953, &quot;Yard &amp; Patio&quot;)," calcext:value-type="string">
            <text:p>new DomainEntry(953, "Yard &amp; Patio")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ertising &amp; Marketing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 table:formula="of:=IF([.C60]&lt;&gt;[.C61];&quot;}),CRLFnew DomainEntry(&quot;&amp;[.C61]&amp;&quot;, &quot;&quot;&quot;&amp;INDEX([dom.$A$2:.$A$27];MATCH([.C61];[dom.$B$2:.$B$270]; ); 1)&amp;&quot;&quot;&quot;, new DomainEntry[] { CRLF&quot;;&quot;&quot;)" office:value-type="string" office:string-value="}),CRLFnew DomainEntry(12, &quot;Business &amp; Industrial&quot;, new DomainEntry[] { CRLF" calcext:value-type="string">
            <text:p>}),CRLFnew DomainEntry(12, "Business &amp; Industrial", new DomainEntry[] { CRLF</text:p>
          </table:table-cell>
          <table:table-cell table:formula="of:=&quot;new DomainEntry(&quot;&amp;[.B61]&amp;&quot;, &quot;&quot;&quot; &amp;[.A61]&amp;&quot;&quot;&quot;),&quot;" office:value-type="string" office:string-value="new DomainEntry(25, &quot;Advertising &amp; Marketing&quot;)," calcext:value-type="string">
            <text:p>new DomainEntry(25, "Advertising &amp; Marketing")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erospace &amp; Defense</text:p>
          </table:table-cell>
          <table:table-cell office:value-type="float" office:value="356" calcext:value-type="float">
            <text:p>356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 table:formula="of:=IF([.C61]&lt;&gt;[.C62];&quot;}),CRLFnew DomainEntry(&quot;&amp;[.C62]&amp;&quot;, &quot;&quot;&quot;&amp;INDEX([dom.$A$2:.$A$27];MATCH([.C62];[dom.$B$2:.$B$270]; ); 1)&amp;&quot;&quot;&quot;, new DomainEntry[] { CRLF&quot;;&quot;&quot;)">
            <text:p/>
          </table:table-cell>
          <table:table-cell table:formula="of:=&quot;new DomainEntry(&quot;&amp;[.B62]&amp;&quot;, &quot;&quot;&quot; &amp;[.A62]&amp;&quot;&quot;&quot;),&quot;" office:value-type="string" office:string-value="new DomainEntry(356, &quot;Aerospace &amp; Defense&quot;)," calcext:value-type="string">
            <text:p>new DomainEntry(356, "Aerospace &amp; Defense")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griculture &amp; Forestry</text:p>
          </table:table-cell>
          <table:table-cell office:value-type="float" office:value="46" calcext:value-type="float">
            <text:p>46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 table:formula="of:=IF([.C62]&lt;&gt;[.C63];&quot;}),CRLFnew DomainEntry(&quot;&amp;[.C63]&amp;&quot;, &quot;&quot;&quot;&amp;INDEX([dom.$A$2:.$A$27];MATCH([.C63];[dom.$B$2:.$B$270]; ); 1)&amp;&quot;&quot;&quot;, new DomainEntry[] { CRLF&quot;;&quot;&quot;)">
            <text:p/>
          </table:table-cell>
          <table:table-cell table:formula="of:=&quot;new DomainEntry(&quot;&amp;[.B63]&amp;&quot;, &quot;&quot;&quot; &amp;[.A63]&amp;&quot;&quot;&quot;),&quot;" office:value-type="string" office:string-value="new DomainEntry(46, &quot;Agriculture &amp; Forestry&quot;)," calcext:value-type="string">
            <text:p>new DomainEntry(46, "Agriculture &amp; Forestry")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utomotive Industry</text:p>
          </table:table-cell>
          <table:table-cell office:value-type="float" office:value="1190" calcext:value-type="float">
            <text:p>1190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 table:formula="of:=IF([.C63]&lt;&gt;[.C64];&quot;}),CRLFnew DomainEntry(&quot;&amp;[.C64]&amp;&quot;, &quot;&quot;&quot;&amp;INDEX([dom.$A$2:.$A$27];MATCH([.C64];[dom.$B$2:.$B$270]; ); 1)&amp;&quot;&quot;&quot;, new DomainEntry[] { CRLF&quot;;&quot;&quot;)">
            <text:p/>
          </table:table-cell>
          <table:table-cell table:formula="of:=&quot;new DomainEntry(&quot;&amp;[.B64]&amp;&quot;, &quot;&quot;&quot; &amp;[.A64]&amp;&quot;&quot;&quot;),&quot;" office:value-type="string" office:string-value="new DomainEntry(1190, &quot;Automotive Industry&quot;)," calcext:value-type="string">
            <text:p>new DomainEntry(1190, "Automotive Industry")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usiness Education</text:p>
          </table:table-cell>
          <table:table-cell office:value-type="float" office:value="799" calcext:value-type="float">
            <text:p>799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 table:formula="of:=IF([.C64]&lt;&gt;[.C65];&quot;}),CRLFnew DomainEntry(&quot;&amp;[.C65]&amp;&quot;, &quot;&quot;&quot;&amp;INDEX([dom.$A$2:.$A$27];MATCH([.C65];[dom.$B$2:.$B$270]; ); 1)&amp;&quot;&quot;&quot;, new DomainEntry[] { CRLF&quot;;&quot;&quot;)">
            <text:p/>
          </table:table-cell>
          <table:table-cell table:formula="of:=&quot;new DomainEntry(&quot;&amp;[.B65]&amp;&quot;, &quot;&quot;&quot; &amp;[.A65]&amp;&quot;&quot;&quot;),&quot;" office:value-type="string" office:string-value="new DomainEntry(799, &quot;Business Education&quot;)," calcext:value-type="string">
            <text:p>new DomainEntry(799, "Business Education")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usiness Finance</text:p>
          </table:table-cell>
          <table:table-cell office:value-type="float" office:value="1138" calcext:value-type="float">
            <text:p>1138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 table:formula="of:=IF([.C65]&lt;&gt;[.C66];&quot;}),CRLFnew DomainEntry(&quot;&amp;[.C66]&amp;&quot;, &quot;&quot;&quot;&amp;INDEX([dom.$A$2:.$A$27];MATCH([.C66];[dom.$B$2:.$B$270]; ); 1)&amp;&quot;&quot;&quot;, new DomainEntry[] { CRLF&quot;;&quot;&quot;)">
            <text:p/>
          </table:table-cell>
          <table:table-cell table:formula="of:=&quot;new DomainEntry(&quot;&amp;[.B66]&amp;&quot;, &quot;&quot;&quot; &amp;[.A66]&amp;&quot;&quot;&quot;),&quot;" office:value-type="string" office:string-value="new DomainEntry(1138, &quot;Business Finance&quot;)," calcext:value-type="string">
            <text:p>new DomainEntry(1138, "Business Finance")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usiness Operations</text:p>
          </table:table-cell>
          <table:table-cell office:value-type="float" office:value="1159" calcext:value-type="float">
            <text:p>1159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 table:formula="of:=IF([.C66]&lt;&gt;[.C67];&quot;}),CRLFnew DomainEntry(&quot;&amp;[.C67]&amp;&quot;, &quot;&quot;&quot;&amp;INDEX([dom.$A$2:.$A$27];MATCH([.C67];[dom.$B$2:.$B$270]; ); 1)&amp;&quot;&quot;&quot;, new DomainEntry[] { CRLF&quot;;&quot;&quot;)">
            <text:p/>
          </table:table-cell>
          <table:table-cell table:formula="of:=&quot;new DomainEntry(&quot;&amp;[.B67]&amp;&quot;, &quot;&quot;&quot; &amp;[.A67]&amp;&quot;&quot;&quot;),&quot;" office:value-type="string" office:string-value="new DomainEntry(1159, &quot;Business Operations&quot;)," calcext:value-type="string">
            <text:p>new DomainEntry(1159, "Business Operations")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usiness Services</text:p>
          </table:table-cell>
          <table:table-cell office:value-type="float" office:value="329" calcext:value-type="float">
            <text:p>329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 table:formula="of:=IF([.C67]&lt;&gt;[.C68];&quot;}),CRLFnew DomainEntry(&quot;&amp;[.C68]&amp;&quot;, &quot;&quot;&quot;&amp;INDEX([dom.$A$2:.$A$27];MATCH([.C68];[dom.$B$2:.$B$270]; ); 1)&amp;&quot;&quot;&quot;, new DomainEntry[] { CRLF&quot;;&quot;&quot;)">
            <text:p/>
          </table:table-cell>
          <table:table-cell table:formula="of:=&quot;new DomainEntry(&quot;&amp;[.B68]&amp;&quot;, &quot;&quot;&quot; &amp;[.A68]&amp;&quot;&quot;&quot;),&quot;" office:value-type="string" office:string-value="new DomainEntry(329, &quot;Business Services&quot;)," calcext:value-type="string">
            <text:p>new DomainEntry(329, "Business Services")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emicals Industry</text:p>
          </table:table-cell>
          <table:table-cell office:value-type="float" office:value="288" calcext:value-type="float">
            <text:p>288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 table:formula="of:=IF([.C68]&lt;&gt;[.C69];&quot;}),CRLFnew DomainEntry(&quot;&amp;[.C69]&amp;&quot;, &quot;&quot;&quot;&amp;INDEX([dom.$A$2:.$A$27];MATCH([.C69];[dom.$B$2:.$B$270]; ); 1)&amp;&quot;&quot;&quot;, new DomainEntry[] { CRLF&quot;;&quot;&quot;)">
            <text:p/>
          </table:table-cell>
          <table:table-cell table:formula="of:=&quot;new DomainEntry(&quot;&amp;[.B69]&amp;&quot;, &quot;&quot;&quot; &amp;[.A69]&amp;&quot;&quot;&quot;),&quot;" office:value-type="string" office:string-value="new DomainEntry(288, &quot;Chemicals Industry&quot;)," calcext:value-type="string">
            <text:p>new DomainEntry(288, "Chemicals Industry")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struction &amp; Maintenance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 table:formula="of:=IF([.C69]&lt;&gt;[.C70];&quot;}),CRLFnew DomainEntry(&quot;&amp;[.C70]&amp;&quot;, &quot;&quot;&quot;&amp;INDEX([dom.$A$2:.$A$27];MATCH([.C70];[dom.$B$2:.$B$270]; ); 1)&amp;&quot;&quot;&quot;, new DomainEntry[] { CRLF&quot;;&quot;&quot;)">
            <text:p/>
          </table:table-cell>
          <table:table-cell table:formula="of:=&quot;new DomainEntry(&quot;&amp;[.B70]&amp;&quot;, &quot;&quot;&quot; &amp;[.A70]&amp;&quot;&quot;&quot;),&quot;" office:value-type="string" office:string-value="new DomainEntry(48, &quot;Construction &amp; Maintenance&quot;)," calcext:value-type="string">
            <text:p>new DomainEntry(48, "Construction &amp; Maintenance")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ergy &amp; Utilities</text:p>
          </table:table-cell>
          <table:table-cell office:value-type="float" office:value="233" calcext:value-type="float">
            <text:p>233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 table:formula="of:=IF([.C70]&lt;&gt;[.C71];&quot;}),CRLFnew DomainEntry(&quot;&amp;[.C71]&amp;&quot;, &quot;&quot;&quot;&amp;INDEX([dom.$A$2:.$A$27];MATCH([.C71];[dom.$B$2:.$B$270]; ); 1)&amp;&quot;&quot;&quot;, new DomainEntry[] { CRLF&quot;;&quot;&quot;)">
            <text:p/>
          </table:table-cell>
          <table:table-cell table:formula="of:=&quot;new DomainEntry(&quot;&amp;[.B71]&amp;&quot;, &quot;&quot;&quot; &amp;[.A71]&amp;&quot;&quot;&quot;),&quot;" office:value-type="string" office:string-value="new DomainEntry(233, &quot;Energy &amp; Utilities&quot;)," calcext:value-type="string">
            <text:p>new DomainEntry(233, "Energy &amp; Utilities")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ospitality Industry</text:p>
          </table:table-cell>
          <table:table-cell office:value-type="float" office:value="955" calcext:value-type="float">
            <text:p>955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 table:formula="of:=IF([.C71]&lt;&gt;[.C72];&quot;}),CRLFnew DomainEntry(&quot;&amp;[.C72]&amp;&quot;, &quot;&quot;&quot;&amp;INDEX([dom.$A$2:.$A$27];MATCH([.C72];[dom.$B$2:.$B$270]; ); 1)&amp;&quot;&quot;&quot;, new DomainEntry[] { CRLF&quot;;&quot;&quot;)">
            <text:p/>
          </table:table-cell>
          <table:table-cell table:formula="of:=&quot;new DomainEntry(&quot;&amp;[.B72]&amp;&quot;, &quot;&quot;&quot; &amp;[.A72]&amp;&quot;&quot;&quot;),&quot;" office:value-type="string" office:string-value="new DomainEntry(955, &quot;Hospitality Industry&quot;)," calcext:value-type="string">
            <text:p>new DomainEntry(955, "Hospitality Industry")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dustrial Materials &amp; Equipment</text:p>
          </table:table-cell>
          <table:table-cell office:value-type="float" office:value="287" calcext:value-type="float">
            <text:p>287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 table:formula="of:=IF([.C72]&lt;&gt;[.C73];&quot;}),CRLFnew DomainEntry(&quot;&amp;[.C73]&amp;&quot;, &quot;&quot;&quot;&amp;INDEX([dom.$A$2:.$A$27];MATCH([.C73];[dom.$B$2:.$B$270]; ); 1)&amp;&quot;&quot;&quot;, new DomainEntry[] { CRLF&quot;;&quot;&quot;)">
            <text:p/>
          </table:table-cell>
          <table:table-cell table:formula="of:=&quot;new DomainEntry(&quot;&amp;[.B73]&amp;&quot;, &quot;&quot;&quot; &amp;[.A73]&amp;&quot;&quot;&quot;),&quot;" office:value-type="string" office:string-value="new DomainEntry(287, &quot;Industrial Materials &amp; Equipment&quot;)," calcext:value-type="string">
            <text:p>new DomainEntry(287, "Industrial Materials &amp; Equipment")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nufacturing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 table:formula="of:=IF([.C73]&lt;&gt;[.C74];&quot;}),CRLFnew DomainEntry(&quot;&amp;[.C74]&amp;&quot;, &quot;&quot;&quot;&amp;INDEX([dom.$A$2:.$A$27];MATCH([.C74];[dom.$B$2:.$B$270]; ); 1)&amp;&quot;&quot;&quot;, new DomainEntry[] { CRLF&quot;;&quot;&quot;)">
            <text:p/>
          </table:table-cell>
          <table:table-cell table:formula="of:=&quot;new DomainEntry(&quot;&amp;[.B74]&amp;&quot;, &quot;&quot;&quot; &amp;[.A74]&amp;&quot;&quot;&quot;),&quot;" office:value-type="string" office:string-value="new DomainEntry(49, &quot;Manufacturing&quot;)," calcext:value-type="string">
            <text:p>new DomainEntry(49, "Manufacturing")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tals &amp; Mining</text:p>
          </table:table-cell>
          <table:table-cell office:value-type="float" office:value="606" calcext:value-type="float">
            <text:p>606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 table:formula="of:=IF([.C74]&lt;&gt;[.C75];&quot;}),CRLFnew DomainEntry(&quot;&amp;[.C75]&amp;&quot;, &quot;&quot;&quot;&amp;INDEX([dom.$A$2:.$A$27];MATCH([.C75];[dom.$B$2:.$B$270]; ); 1)&amp;&quot;&quot;&quot;, new DomainEntry[] { CRLF&quot;;&quot;&quot;)">
            <text:p/>
          </table:table-cell>
          <table:table-cell table:formula="of:=&quot;new DomainEntry(&quot;&amp;[.B75]&amp;&quot;, &quot;&quot;&quot; &amp;[.A75]&amp;&quot;&quot;&quot;),&quot;" office:value-type="string" office:string-value="new DomainEntry(606, &quot;Metals &amp; Mining&quot;)," calcext:value-type="string">
            <text:p>new DomainEntry(606, "Metals &amp; Mining")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harmaceuticals &amp; Biotech</text:p>
          </table:table-cell>
          <table:table-cell office:value-type="float" office:value="255" calcext:value-type="float">
            <text:p>255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 table:formula="of:=IF([.C75]&lt;&gt;[.C76];&quot;}),CRLFnew DomainEntry(&quot;&amp;[.C76]&amp;&quot;, &quot;&quot;&quot;&amp;INDEX([dom.$A$2:.$A$27];MATCH([.C76];[dom.$B$2:.$B$270]; ); 1)&amp;&quot;&quot;&quot;, new DomainEntry[] { CRLF&quot;;&quot;&quot;)">
            <text:p/>
          </table:table-cell>
          <table:table-cell table:formula="of:=&quot;new DomainEntry(&quot;&amp;[.B76]&amp;&quot;, &quot;&quot;&quot; &amp;[.A76]&amp;&quot;&quot;&quot;),&quot;" office:value-type="string" office:string-value="new DomainEntry(255, &quot;Pharmaceuticals &amp; Biotech&quot;)," calcext:value-type="string">
            <text:p>new DomainEntry(255, "Pharmaceuticals &amp; Biotech")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inting &amp; Publishing</text:p>
          </table:table-cell>
          <table:table-cell office:value-type="float" office:value="1176" calcext:value-type="float">
            <text:p>1176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 table:formula="of:=IF([.C76]&lt;&gt;[.C77];&quot;}),CRLFnew DomainEntry(&quot;&amp;[.C77]&amp;&quot;, &quot;&quot;&quot;&amp;INDEX([dom.$A$2:.$A$27];MATCH([.C77];[dom.$B$2:.$B$270]; ); 1)&amp;&quot;&quot;&quot;, new DomainEntry[] { CRLF&quot;;&quot;&quot;)">
            <text:p/>
          </table:table-cell>
          <table:table-cell table:formula="of:=&quot;new DomainEntry(&quot;&amp;[.B77]&amp;&quot;, &quot;&quot;&quot; &amp;[.A77]&amp;&quot;&quot;&quot;),&quot;" office:value-type="string" office:string-value="new DomainEntry(1176, &quot;Printing &amp; Publishing&quot;)," calcext:value-type="string">
            <text:p>new DomainEntry(1176, "Printing &amp; Publishing")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fessional &amp; Trade Associations</text:p>
          </table:table-cell>
          <table:table-cell office:value-type="float" office:value="1199" calcext:value-type="float">
            <text:p>1199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 table:formula="of:=IF([.C77]&lt;&gt;[.C78];&quot;}),CRLFnew DomainEntry(&quot;&amp;[.C78]&amp;&quot;, &quot;&quot;&quot;&amp;INDEX([dom.$A$2:.$A$27];MATCH([.C78];[dom.$B$2:.$B$270]; ); 1)&amp;&quot;&quot;&quot;, new DomainEntry[] { CRLF&quot;;&quot;&quot;)">
            <text:p/>
          </table:table-cell>
          <table:table-cell table:formula="of:=&quot;new DomainEntry(&quot;&amp;[.B78]&amp;&quot;, &quot;&quot;&quot; &amp;[.A78]&amp;&quot;&quot;&quot;),&quot;" office:value-type="string" office:string-value="new DomainEntry(1199, &quot;Professional &amp; Trade Associations&quot;)," calcext:value-type="string">
            <text:p>new DomainEntry(1199, "Professional &amp; Trade Associations")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tail Trade</text:p>
          </table:table-cell>
          <table:table-cell office:value-type="float" office:value="841" calcext:value-type="float">
            <text:p>841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 table:formula="of:=IF([.C78]&lt;&gt;[.C79];&quot;}),CRLFnew DomainEntry(&quot;&amp;[.C79]&amp;&quot;, &quot;&quot;&quot;&amp;INDEX([dom.$A$2:.$A$27];MATCH([.C79];[dom.$B$2:.$B$270]; ); 1)&amp;&quot;&quot;&quot;, new DomainEntry[] { CRLF&quot;;&quot;&quot;)">
            <text:p/>
          </table:table-cell>
          <table:table-cell table:formula="of:=&quot;new DomainEntry(&quot;&amp;[.B79]&amp;&quot;, &quot;&quot;&quot; &amp;[.A79]&amp;&quot;&quot;&quot;),&quot;" office:value-type="string" office:string-value="new DomainEntry(841, &quot;Retail Trade&quot;)," calcext:value-type="string">
            <text:p>new DomainEntry(841, "Retail Trade")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mall Business</text:p>
          </table:table-cell>
          <table:table-cell office:value-type="float" office:value="551" calcext:value-type="float">
            <text:p>551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 table:formula="of:=IF([.C79]&lt;&gt;[.C80];&quot;}),CRLFnew DomainEntry(&quot;&amp;[.C80]&amp;&quot;, &quot;&quot;&quot;&amp;INDEX([dom.$A$2:.$A$27];MATCH([.C80];[dom.$B$2:.$B$270]; ); 1)&amp;&quot;&quot;&quot;, new DomainEntry[] { CRLF&quot;;&quot;&quot;)">
            <text:p/>
          </table:table-cell>
          <table:table-cell table:formula="of:=&quot;new DomainEntry(&quot;&amp;[.B80]&amp;&quot;, &quot;&quot;&quot; &amp;[.A80]&amp;&quot;&quot;&quot;),&quot;" office:value-type="string" office:string-value="new DomainEntry(551, &quot;Small Business&quot;)," calcext:value-type="string">
            <text:p>new DomainEntry(551, "Small Business")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xtiles &amp; Nonwovens</text:p>
          </table:table-cell>
          <table:table-cell office:value-type="float" office:value="566" calcext:value-type="float">
            <text:p>566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 table:formula="of:=IF([.C80]&lt;&gt;[.C81];&quot;}),CRLFnew DomainEntry(&quot;&amp;[.C81]&amp;&quot;, &quot;&quot;&quot;&amp;INDEX([dom.$A$2:.$A$27];MATCH([.C81];[dom.$B$2:.$B$270]; ); 1)&amp;&quot;&quot;&quot;, new DomainEntry[] { CRLF&quot;;&quot;&quot;)">
            <text:p/>
          </table:table-cell>
          <table:table-cell table:formula="of:=&quot;new DomainEntry(&quot;&amp;[.B81]&amp;&quot;, &quot;&quot;&quot; &amp;[.A81]&amp;&quot;&quot;&quot;),&quot;" office:value-type="string" office:string-value="new DomainEntry(566, &quot;Textiles &amp; Nonwovens&quot;)," calcext:value-type="string">
            <text:p>new DomainEntry(566, "Textiles &amp; Nonwovens")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ansportation &amp; Logistics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 table:formula="of:=IF([.C81]&lt;&gt;[.C82];&quot;}),CRLFnew DomainEntry(&quot;&amp;[.C82]&amp;&quot;, &quot;&quot;&quot;&amp;INDEX([dom.$A$2:.$A$27];MATCH([.C82];[dom.$B$2:.$B$270]; ); 1)&amp;&quot;&quot;&quot;, new DomainEntry[] { CRLF&quot;;&quot;&quot;)">
            <text:p/>
          </table:table-cell>
          <table:table-cell table:formula="of:=&quot;new DomainEntry(&quot;&amp;[.B82]&amp;&quot;, &quot;&quot;&quot; &amp;[.A82]&amp;&quot;&quot;&quot;),&quot;" office:value-type="string" office:string-value="new DomainEntry(50, &quot;Transportation &amp; Logistics&quot;)," calcext:value-type="string">
            <text:p>new DomainEntry(50, "Transportation &amp; Logistics")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munications Equipment</text:p>
          </table:table-cell>
          <table:table-cell office:value-type="float" office:value="385" calcext:value-type="float">
            <text:p>385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3" table:formula="of:=IF([.C82]&lt;&gt;[.C83];&quot;}),CRLFnew DomainEntry(&quot;&amp;[.C83]&amp;&quot;, &quot;&quot;&quot;&amp;INDEX([dom.$A$2:.$A$27];MATCH([.C83];[dom.$B$2:.$B$270]; ); 1)&amp;&quot;&quot;&quot;, new DomainEntry[] { CRLF&quot;;&quot;&quot;)" office:value-type="string" office:string-value="}),CRLFnew DomainEntry(13, &quot;Internet &amp; Telecom&quot;, new DomainEntry[] { CRLF" calcext:value-type="string">
            <text:p>}),CRLFnew DomainEntry(13, "Internet &amp; Telecom", new DomainEntry[] { CRLF</text:p>
          </table:table-cell>
          <table:table-cell table:formula="of:=&quot;new DomainEntry(&quot;&amp;[.B83]&amp;&quot;, &quot;&quot;&quot; &amp;[.A83]&amp;&quot;&quot;&quot;),&quot;" office:value-type="string" office:string-value="new DomainEntry(385, &quot;Communications Equipment&quot;)," calcext:value-type="string">
            <text:p>new DomainEntry(385, "Communications Equipment")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mail &amp; Messaging</text:p>
          </table:table-cell>
          <table:table-cell office:value-type="float" office:value="394" calcext:value-type="float">
            <text:p>394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3" table:formula="of:=IF([.C83]&lt;&gt;[.C84];&quot;}),CRLFnew DomainEntry(&quot;&amp;[.C84]&amp;&quot;, &quot;&quot;&quot;&amp;INDEX([dom.$A$2:.$A$27];MATCH([.C84];[dom.$B$2:.$B$270]; ); 1)&amp;&quot;&quot;&quot;, new DomainEntry[] { CRLF&quot;;&quot;&quot;)">
            <text:p/>
          </table:table-cell>
          <table:table-cell table:formula="of:=&quot;new DomainEntry(&quot;&amp;[.B84]&amp;&quot;, &quot;&quot;&quot; &amp;[.A84]&amp;&quot;&quot;&quot;),&quot;" office:value-type="string" office:string-value="new DomainEntry(394, &quot;Email &amp; Messaging&quot;)," calcext:value-type="string">
            <text:p>new DomainEntry(394, "Email &amp; Messaging")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bile &amp; Wireless</text:p>
          </table:table-cell>
          <table:table-cell office:value-type="float" office:value="382" calcext:value-type="float">
            <text:p>382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3" table:formula="of:=IF([.C84]&lt;&gt;[.C85];&quot;}),CRLFnew DomainEntry(&quot;&amp;[.C85]&amp;&quot;, &quot;&quot;&quot;&amp;INDEX([dom.$A$2:.$A$27];MATCH([.C85];[dom.$B$2:.$B$270]; ); 1)&amp;&quot;&quot;&quot;, new DomainEntry[] { CRLF&quot;;&quot;&quot;)">
            <text:p/>
          </table:table-cell>
          <table:table-cell table:formula="of:=&quot;new DomainEntry(&quot;&amp;[.B85]&amp;&quot;, &quot;&quot;&quot; &amp;[.A85]&amp;&quot;&quot;&quot;),&quot;" office:value-type="string" office:string-value="new DomainEntry(382, &quot;Mobile &amp; Wireless&quot;)," calcext:value-type="string">
            <text:p>new DomainEntry(382, "Mobile &amp; Wireless")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arch Engines</text:p>
          </table:table-cell>
          <table:table-cell office:value-type="float" office:value="485" calcext:value-type="float">
            <text:p>485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3" table:formula="of:=IF([.C85]&lt;&gt;[.C86];&quot;}),CRLFnew DomainEntry(&quot;&amp;[.C86]&amp;&quot;, &quot;&quot;&quot;&amp;INDEX([dom.$A$2:.$A$27];MATCH([.C86];[dom.$B$2:.$B$270]; ); 1)&amp;&quot;&quot;&quot;, new DomainEntry[] { CRLF&quot;;&quot;&quot;)">
            <text:p/>
          </table:table-cell>
          <table:table-cell table:formula="of:=&quot;new DomainEntry(&quot;&amp;[.B86]&amp;&quot;, &quot;&quot;&quot; &amp;[.A86]&amp;&quot;&quot;&quot;),&quot;" office:value-type="string" office:string-value="new DomainEntry(485, &quot;Search Engines&quot;)," calcext:value-type="string">
            <text:p>new DomainEntry(485, "Search Engines")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rvice Providers</text:p>
          </table:table-cell>
          <table:table-cell office:value-type="float" office:value="383" calcext:value-type="float">
            <text:p>383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3" table:formula="of:=IF([.C86]&lt;&gt;[.C87];&quot;}),CRLFnew DomainEntry(&quot;&amp;[.C87]&amp;&quot;, &quot;&quot;&quot;&amp;INDEX([dom.$A$2:.$A$27];MATCH([.C87];[dom.$B$2:.$B$270]; ); 1)&amp;&quot;&quot;&quot;, new DomainEntry[] { CRLF&quot;;&quot;&quot;)">
            <text:p/>
          </table:table-cell>
          <table:table-cell table:formula="of:=&quot;new DomainEntry(&quot;&amp;[.B87]&amp;&quot;, &quot;&quot;&quot; &amp;[.A87]&amp;&quot;&quot;&quot;),&quot;" office:value-type="string" office:string-value="new DomainEntry(383, &quot;Service Providers&quot;)," calcext:value-type="string">
            <text:p>new DomainEntry(383, "Service Providers")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leconferencing</text:p>
          </table:table-cell>
          <table:table-cell office:value-type="float" office:value="392" calcext:value-type="float">
            <text:p>392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3" table:formula="of:=IF([.C87]&lt;&gt;[.C88];&quot;}),CRLFnew DomainEntry(&quot;&amp;[.C88]&amp;&quot;, &quot;&quot;&quot;&amp;INDEX([dom.$A$2:.$A$27];MATCH([.C88];[dom.$B$2:.$B$270]; ); 1)&amp;&quot;&quot;&quot;, new DomainEntry[] { CRLF&quot;;&quot;&quot;)">
            <text:p/>
          </table:table-cell>
          <table:table-cell table:formula="of:=&quot;new DomainEntry(&quot;&amp;[.B88]&amp;&quot;, &quot;&quot;&quot; &amp;[.A88]&amp;&quot;&quot;&quot;),&quot;" office:value-type="string" office:string-value="new DomainEntry(392, &quot;Teleconferencing&quot;)," calcext:value-type="string">
            <text:p>new DomainEntry(392, "Teleconferencing")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eb Apps &amp; Online Tools</text:p>
          </table:table-cell>
          <table:table-cell office:value-type="float" office:value="1142" calcext:value-type="float">
            <text:p>1142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3" table:formula="of:=IF([.C88]&lt;&gt;[.C89];&quot;}),CRLFnew DomainEntry(&quot;&amp;[.C89]&amp;&quot;, &quot;&quot;&quot;&amp;INDEX([dom.$A$2:.$A$27];MATCH([.C89];[dom.$B$2:.$B$270]; ); 1)&amp;&quot;&quot;&quot;, new DomainEntry[] { CRLF&quot;;&quot;&quot;)">
            <text:p/>
          </table:table-cell>
          <table:table-cell table:formula="of:=&quot;new DomainEntry(&quot;&amp;[.B89]&amp;&quot;, &quot;&quot;&quot; &amp;[.A89]&amp;&quot;&quot;&quot;),&quot;" office:value-type="string" office:string-value="new DomainEntry(1142, &quot;Web Apps &amp; Online Tools&quot;)," calcext:value-type="string">
            <text:p>new DomainEntry(1142, "Web Apps &amp; Online Tools")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eb Portals</text:p>
          </table:table-cell>
          <table:table-cell office:value-type="float" office:value="301" calcext:value-type="float">
            <text:p>301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3" table:formula="of:=IF([.C89]&lt;&gt;[.C90];&quot;}),CRLFnew DomainEntry(&quot;&amp;[.C90]&amp;&quot;, &quot;&quot;&quot;&amp;INDEX([dom.$A$2:.$A$27];MATCH([.C90];[dom.$B$2:.$B$270]; ); 1)&amp;&quot;&quot;&quot;, new DomainEntry[] { CRLF&quot;;&quot;&quot;)">
            <text:p/>
          </table:table-cell>
          <table:table-cell table:formula="of:=&quot;new DomainEntry(&quot;&amp;[.B90]&amp;&quot;, &quot;&quot;&quot; &amp;[.A90]&amp;&quot;&quot;&quot;),&quot;" office:value-type="string" office:string-value="new DomainEntry(301, &quot;Web Portals&quot;)," calcext:value-type="string">
            <text:p>new DomainEntry(301, "Web Portals")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eb Services</text:p>
          </table:table-cell>
          <table:table-cell office:value-type="float" office:value="302" calcext:value-type="float">
            <text:p>302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3" table:formula="of:=IF([.C90]&lt;&gt;[.C91];&quot;}),CRLFnew DomainEntry(&quot;&amp;[.C91]&amp;&quot;, &quot;&quot;&quot;&amp;INDEX([dom.$A$2:.$A$27];MATCH([.C91];[dom.$B$2:.$B$270]; ); 1)&amp;&quot;&quot;&quot;, new DomainEntry[] { CRLF&quot;;&quot;&quot;)">
            <text:p/>
          </table:table-cell>
          <table:table-cell table:formula="of:=&quot;new DomainEntry(&quot;&amp;[.B91]&amp;&quot;, &quot;&quot;&quot; &amp;[.A91]&amp;&quot;&quot;&quot;),&quot;" office:value-type="string" office:string-value="new DomainEntry(302, &quot;Web Services&quot;)," calcext:value-type="string">
            <text:p>new DomainEntry(302, "Web Services")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sabled &amp; Special Needs</text:p>
          </table:table-cell>
          <table:table-cell office:value-type="float" office:value="677" calcext:value-type="float">
            <text:p>677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3" table:formula="of:=IF([.C91]&lt;&gt;[.C92];&quot;}),CRLFnew DomainEntry(&quot;&amp;[.C92]&amp;&quot;, &quot;&quot;&quot;&amp;INDEX([dom.$A$2:.$A$27];MATCH([.C92];[dom.$B$2:.$B$270]; ); 1)&amp;&quot;&quot;&quot;, new DomainEntry[] { CRLF&quot;;&quot;&quot;)" office:value-type="string" office:string-value="}),CRLFnew DomainEntry(14, &quot;People &amp; Society&quot;, new DomainEntry[] { CRLF" calcext:value-type="string">
            <text:p>}),CRLFnew DomainEntry(14, "People &amp; Society", new DomainEntry[] { CRLF</text:p>
          </table:table-cell>
          <table:table-cell table:formula="of:=&quot;new DomainEntry(&quot;&amp;[.B92]&amp;&quot;, &quot;&quot;&quot; &amp;[.A92]&amp;&quot;&quot;&quot;),&quot;" office:value-type="string" office:string-value="new DomainEntry(677, &quot;Disabled &amp; Special Needs&quot;)," calcext:value-type="string">
            <text:p>new DomainEntry(677, "Disabled &amp; Special Needs")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thnic &amp; Identity Groups</text:p>
          </table:table-cell>
          <table:table-cell office:value-type="float" office:value="56" calcext:value-type="float">
            <text:p>56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3" table:formula="of:=IF([.C92]&lt;&gt;[.C93];&quot;}),CRLFnew DomainEntry(&quot;&amp;[.C93]&amp;&quot;, &quot;&quot;&quot;&amp;INDEX([dom.$A$2:.$A$27];MATCH([.C93];[dom.$B$2:.$B$270]; ); 1)&amp;&quot;&quot;&quot;, new DomainEntry[] { CRLF&quot;;&quot;&quot;)">
            <text:p/>
          </table:table-cell>
          <table:table-cell table:formula="of:=&quot;new DomainEntry(&quot;&amp;[.B93]&amp;&quot;, &quot;&quot;&quot; &amp;[.A93]&amp;&quot;&quot;&quot;),&quot;" office:value-type="string" office:string-value="new DomainEntry(56, &quot;Ethnic &amp; Identity Groups&quot;)," calcext:value-type="string">
            <text:p>new DomainEntry(56, "Ethnic &amp; Identity Groups")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mily &amp; Relationships</text:p>
          </table:table-cell>
          <table:table-cell office:value-type="float" office:value="1131" calcext:value-type="float">
            <text:p>1131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3" table:formula="of:=IF([.C93]&lt;&gt;[.C94];&quot;}),CRLFnew DomainEntry(&quot;&amp;[.C94]&amp;&quot;, &quot;&quot;&quot;&amp;INDEX([dom.$A$2:.$A$27];MATCH([.C94];[dom.$B$2:.$B$270]; ); 1)&amp;&quot;&quot;&quot;, new DomainEntry[] { CRLF&quot;;&quot;&quot;)">
            <text:p/>
          </table:table-cell>
          <table:table-cell table:formula="of:=&quot;new DomainEntry(&quot;&amp;[.B94]&amp;&quot;, &quot;&quot;&quot; &amp;[.A94]&amp;&quot;&quot;&quot;),&quot;" office:value-type="string" office:string-value="new DomainEntry(1131, &quot;Family &amp; Relationships&quot;)," calcext:value-type="string">
            <text:p>new DomainEntry(1131, "Family &amp; Relationships")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n's Interests</text:p>
          </table:table-cell>
          <table:table-cell office:value-type="float" office:value="594" calcext:value-type="float">
            <text:p>594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3" table:formula="of:=IF([.C94]&lt;&gt;[.C95];&quot;}),CRLFnew DomainEntry(&quot;&amp;[.C95]&amp;&quot;, &quot;&quot;&quot;&amp;INDEX([dom.$A$2:.$A$27];MATCH([.C95];[dom.$B$2:.$B$270]; ); 1)&amp;&quot;&quot;&quot;, new DomainEntry[] { CRLF&quot;;&quot;&quot;)">
            <text:p/>
          </table:table-cell>
          <table:table-cell table:formula="of:=&quot;new DomainEntry(&quot;&amp;[.B95]&amp;&quot;, &quot;&quot;&quot; &amp;[.A95]&amp;&quot;&quot;&quot;),&quot;" office:value-type="string" office:string-value="new DomainEntry(594, &quot;Men's Interests&quot;)," calcext:value-type="string">
            <text:p>new DomainEntry(594, "Men's Interests")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ligion &amp; Belief</text:p>
          </table:table-cell>
          <table:table-cell office:value-type="float" office:value="59" calcext:value-type="float">
            <text:p>59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3" table:formula="of:=IF([.C95]&lt;&gt;[.C96];&quot;}),CRLFnew DomainEntry(&quot;&amp;[.C96]&amp;&quot;, &quot;&quot;&quot;&amp;INDEX([dom.$A$2:.$A$27];MATCH([.C96];[dom.$B$2:.$B$270]; ); 1)&amp;&quot;&quot;&quot;, new DomainEntry[] { CRLF&quot;;&quot;&quot;)">
            <text:p/>
          </table:table-cell>
          <table:table-cell table:formula="of:=&quot;new DomainEntry(&quot;&amp;[.B96]&amp;&quot;, &quot;&quot;&quot; &amp;[.A96]&amp;&quot;&quot;&quot;),&quot;" office:value-type="string" office:string-value="new DomainEntry(59, &quot;Religion &amp; Belief&quot;)," calcext:value-type="string">
            <text:p>new DomainEntry(59, "Religion &amp; Belief")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niors &amp; Retirement</text:p>
          </table:table-cell>
          <table:table-cell office:value-type="float" office:value="298" calcext:value-type="float">
            <text:p>298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3" table:formula="of:=IF([.C96]&lt;&gt;[.C97];&quot;}),CRLFnew DomainEntry(&quot;&amp;[.C97]&amp;&quot;, &quot;&quot;&quot;&amp;INDEX([dom.$A$2:.$A$27];MATCH([.C97];[dom.$B$2:.$B$270]; ); 1)&amp;&quot;&quot;&quot;, new DomainEntry[] { CRLF&quot;;&quot;&quot;)">
            <text:p/>
          </table:table-cell>
          <table:table-cell table:formula="of:=&quot;new DomainEntry(&quot;&amp;[.B97]&amp;&quot;, &quot;&quot;&quot; &amp;[.A97]&amp;&quot;&quot;&quot;),&quot;" office:value-type="string" office:string-value="new DomainEntry(298, &quot;Seniors &amp; Retirement&quot;)," calcext:value-type="string">
            <text:p>new DomainEntry(298, "Seniors &amp; Retirement")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cial Issues &amp; Advocacy</text:p>
          </table:table-cell>
          <table:table-cell office:value-type="float" office:value="54" calcext:value-type="float">
            <text:p>54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3" table:formula="of:=IF([.C97]&lt;&gt;[.C98];&quot;}),CRLFnew DomainEntry(&quot;&amp;[.C98]&amp;&quot;, &quot;&quot;&quot;&amp;INDEX([dom.$A$2:.$A$27];MATCH([.C98];[dom.$B$2:.$B$270]; ); 1)&amp;&quot;&quot;&quot;, new DomainEntry[] { CRLF&quot;;&quot;&quot;)">
            <text:p/>
          </table:table-cell>
          <table:table-cell table:formula="of:=&quot;new DomainEntry(&quot;&amp;[.B98]&amp;&quot;, &quot;&quot;&quot; &amp;[.A98]&amp;&quot;&quot;&quot;),&quot;" office:value-type="string" office:string-value="new DomainEntry(54, &quot;Social Issues &amp; Advocacy&quot;)," calcext:value-type="string">
            <text:p>new DomainEntry(54, "Social Issues &amp; Advocacy")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cial Sciences</text:p>
          </table:table-cell>
          <table:table-cell office:value-type="float" office:value="509" calcext:value-type="float">
            <text:p>509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3" table:formula="of:=IF([.C98]&lt;&gt;[.C99];&quot;}),CRLFnew DomainEntry(&quot;&amp;[.C99]&amp;&quot;, &quot;&quot;&quot;&amp;INDEX([dom.$A$2:.$A$27];MATCH([.C99];[dom.$B$2:.$B$270]; ); 1)&amp;&quot;&quot;&quot;, new DomainEntry[] { CRLF&quot;;&quot;&quot;)">
            <text:p/>
          </table:table-cell>
          <table:table-cell table:formula="of:=&quot;new DomainEntry(&quot;&amp;[.B99]&amp;&quot;, &quot;&quot;&quot; &amp;[.A99]&amp;&quot;&quot;&quot;),&quot;" office:value-type="string" office:string-value="new DomainEntry(509, &quot;Social Sciences&quot;)," calcext:value-type="string">
            <text:p>new DomainEntry(509, "Social Sciences")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bcultures &amp; Niche Interests</text:p>
          </table:table-cell>
          <table:table-cell office:value-type="float" office:value="502" calcext:value-type="float">
            <text:p>502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3" table:formula="of:=IF([.C99]&lt;&gt;[.C100];&quot;}),CRLFnew DomainEntry(&quot;&amp;[.C100]&amp;&quot;, &quot;&quot;&quot;&amp;INDEX([dom.$A$2:.$A$27];MATCH([.C100];[dom.$B$2:.$B$270]; ); 1)&amp;&quot;&quot;&quot;, new DomainEntry[] { CRLF&quot;;&quot;&quot;)">
            <text:p/>
          </table:table-cell>
          <table:table-cell table:formula="of:=&quot;new DomainEntry(&quot;&amp;[.B100]&amp;&quot;, &quot;&quot;&quot; &amp;[.A100]&amp;&quot;&quot;&quot;),&quot;" office:value-type="string" office:string-value="new DomainEntry(502, &quot;Subcultures &amp; Niche Interests&quot;)," calcext:value-type="string">
            <text:p>new DomainEntry(502, "Subcultures &amp; Niche Interests")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omen's Interests</text:p>
          </table:table-cell>
          <table:table-cell office:value-type="float" office:value="325" calcext:value-type="float">
            <text:p>325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3" table:formula="of:=IF([.C100]&lt;&gt;[.C101];&quot;}),CRLFnew DomainEntry(&quot;&amp;[.C101]&amp;&quot;, &quot;&quot;&quot;&amp;INDEX([dom.$A$2:.$A$27];MATCH([.C101];[dom.$B$2:.$B$270]; ); 1)&amp;&quot;&quot;&quot;, new DomainEntry[] { CRLF&quot;;&quot;&quot;)">
            <text:p/>
          </table:table-cell>
          <table:table-cell table:formula="of:=&quot;new DomainEntry(&quot;&amp;[.B101]&amp;&quot;, &quot;&quot;&quot; &amp;[.A101]&amp;&quot;&quot;&quot;),&quot;" office:value-type="string" office:string-value="new DomainEntry(325, &quot;Women's Interests&quot;)," calcext:value-type="string">
            <text:p>new DomainEntry(325, "Women's Interests")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oadcast &amp; Network News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3" table:formula="of:=IF([.C101]&lt;&gt;[.C102];&quot;}),CRLFnew DomainEntry(&quot;&amp;[.C102]&amp;&quot;, &quot;&quot;&quot;&amp;INDEX([dom.$A$2:.$A$27];MATCH([.C102];[dom.$B$2:.$B$270]; ); 1)&amp;&quot;&quot;&quot;, new DomainEntry[] { CRLF&quot;;&quot;&quot;)" office:value-type="string" office:string-value="}),CRLFnew DomainEntry(16, &quot;News&quot;, new DomainEntry[] { CRLF" calcext:value-type="string">
            <text:p>}),CRLFnew DomainEntry(16, "News", new DomainEntry[] { CRLF</text:p>
          </table:table-cell>
          <table:table-cell table:formula="of:=&quot;new DomainEntry(&quot;&amp;[.B102]&amp;&quot;, &quot;&quot;&quot; &amp;[.A102]&amp;&quot;&quot;&quot;),&quot;" office:value-type="string" office:string-value="new DomainEntry(112, &quot;Broadcast &amp; Network News&quot;)," calcext:value-type="string">
            <text:p>new DomainEntry(112, "Broadcast &amp; Network News")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usiness News</text:p>
          </table:table-cell>
          <table:table-cell office:value-type="float" office:value="784" calcext:value-type="float">
            <text:p>784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3" table:formula="of:=IF([.C102]&lt;&gt;[.C103];&quot;}),CRLFnew DomainEntry(&quot;&amp;[.C103]&amp;&quot;, &quot;&quot;&quot;&amp;INDEX([dom.$A$2:.$A$27];MATCH([.C103];[dom.$B$2:.$B$270]; ); 1)&amp;&quot;&quot;&quot;, new DomainEntry[] { CRLF&quot;;&quot;&quot;)">
            <text:p/>
          </table:table-cell>
          <table:table-cell table:formula="of:=&quot;new DomainEntry(&quot;&amp;[.B103]&amp;&quot;, &quot;&quot;&quot; &amp;[.A103]&amp;&quot;&quot;&quot;),&quot;" office:value-type="string" office:string-value="new DomainEntry(784, &quot;Business News&quot;)," calcext:value-type="string">
            <text:p>new DomainEntry(784, "Business News")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ossip &amp; Tabloid News</text:p>
          </table:table-cell>
          <table:table-cell office:value-type="float" office:value="507" calcext:value-type="float">
            <text:p>507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3" table:formula="of:=IF([.C103]&lt;&gt;[.C104];&quot;}),CRLFnew DomainEntry(&quot;&amp;[.C104]&amp;&quot;, &quot;&quot;&quot;&amp;INDEX([dom.$A$2:.$A$27];MATCH([.C104];[dom.$B$2:.$B$270]; ); 1)&amp;&quot;&quot;&quot;, new DomainEntry[] { CRLF&quot;;&quot;&quot;)">
            <text:p/>
          </table:table-cell>
          <table:table-cell table:formula="of:=&quot;new DomainEntry(&quot;&amp;[.B104]&amp;&quot;, &quot;&quot;&quot; &amp;[.A104]&amp;&quot;&quot;&quot;),&quot;" office:value-type="string" office:string-value="new DomainEntry(507, &quot;Gossip &amp; Tabloid News&quot;)," calcext:value-type="string">
            <text:p>new DomainEntry(507, "Gossip &amp; Tabloid News")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ealth News</text:p>
          </table:table-cell>
          <table:table-cell office:value-type="float" office:value="1253" calcext:value-type="float">
            <text:p>1253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3" table:formula="of:=IF([.C104]&lt;&gt;[.C105];&quot;}),CRLFnew DomainEntry(&quot;&amp;[.C105]&amp;&quot;, &quot;&quot;&quot;&amp;INDEX([dom.$A$2:.$A$27];MATCH([.C105];[dom.$B$2:.$B$270]; ); 1)&amp;&quot;&quot;&quot;, new DomainEntry[] { CRLF&quot;;&quot;&quot;)">
            <text:p/>
          </table:table-cell>
          <table:table-cell table:formula="of:=&quot;new DomainEntry(&quot;&amp;[.B105]&amp;&quot;, &quot;&quot;&quot; &amp;[.A105]&amp;&quot;&quot;&quot;),&quot;" office:value-type="string" office:string-value="new DomainEntry(1253, &quot;Health News&quot;)," calcext:value-type="string">
            <text:p>new DomainEntry(1253, "Health News")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ournalism &amp; News Industry</text:p>
          </table:table-cell>
          <table:table-cell office:value-type="float" office:value="1204" calcext:value-type="float">
            <text:p>1204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3" table:formula="of:=IF([.C105]&lt;&gt;[.C106];&quot;}),CRLFnew DomainEntry(&quot;&amp;[.C106]&amp;&quot;, &quot;&quot;&quot;&amp;INDEX([dom.$A$2:.$A$27];MATCH([.C106];[dom.$B$2:.$B$270]; ); 1)&amp;&quot;&quot;&quot;, new DomainEntry[] { CRLF&quot;;&quot;&quot;)">
            <text:p/>
          </table:table-cell>
          <table:table-cell table:formula="of:=&quot;new DomainEntry(&quot;&amp;[.B106]&amp;&quot;, &quot;&quot;&quot; &amp;[.A106]&amp;&quot;&quot;&quot;),&quot;" office:value-type="string" office:string-value="new DomainEntry(1204, &quot;Journalism &amp; News Industry&quot;)," calcext:value-type="string">
            <text:p>new DomainEntry(1204, "Journalism &amp; News Industry")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cal News</text:p>
          </table:table-cell>
          <table:table-cell office:value-type="float" office:value="572" calcext:value-type="float">
            <text:p>572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3" table:formula="of:=IF([.C106]&lt;&gt;[.C107];&quot;}),CRLFnew DomainEntry(&quot;&amp;[.C107]&amp;&quot;, &quot;&quot;&quot;&amp;INDEX([dom.$A$2:.$A$27];MATCH([.C107];[dom.$B$2:.$B$270]; ); 1)&amp;&quot;&quot;&quot;, new DomainEntry[] { CRLF&quot;;&quot;&quot;)">
            <text:p/>
          </table:table-cell>
          <table:table-cell table:formula="of:=&quot;new DomainEntry(&quot;&amp;[.B107]&amp;&quot;, &quot;&quot;&quot; &amp;[.A107]&amp;&quot;&quot;&quot;),&quot;" office:value-type="string" office:string-value="new DomainEntry(572, &quot;Local News&quot;)," calcext:value-type="string">
            <text:p>new DomainEntry(572, "Local News")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ewspapers</text:p>
          </table:table-cell>
          <table:table-cell office:value-type="float" office:value="408" calcext:value-type="float">
            <text:p>408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3" table:formula="of:=IF([.C107]&lt;&gt;[.C108];&quot;}),CRLFnew DomainEntry(&quot;&amp;[.C108]&amp;&quot;, &quot;&quot;&quot;&amp;INDEX([dom.$A$2:.$A$27];MATCH([.C108];[dom.$B$2:.$B$270]; ); 1)&amp;&quot;&quot;&quot;, new DomainEntry[] { CRLF&quot;;&quot;&quot;)">
            <text:p/>
          </table:table-cell>
          <table:table-cell table:formula="of:=&quot;new DomainEntry(&quot;&amp;[.B108]&amp;&quot;, &quot;&quot;&quot; &amp;[.A108]&amp;&quot;&quot;&quot;),&quot;" office:value-type="string" office:string-value="new DomainEntry(408, &quot;Newspapers&quot;)," calcext:value-type="string">
            <text:p>new DomainEntry(408, "Newspapers")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litics</text:p>
          </table:table-cell>
          <table:table-cell office:value-type="float" office:value="396" calcext:value-type="float">
            <text:p>396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3" table:formula="of:=IF([.C108]&lt;&gt;[.C109];&quot;}),CRLFnew DomainEntry(&quot;&amp;[.C109]&amp;&quot;, &quot;&quot;&quot;&amp;INDEX([dom.$A$2:.$A$27];MATCH([.C109];[dom.$B$2:.$B$270]; ); 1)&amp;&quot;&quot;&quot;, new DomainEntry[] { CRLF&quot;;&quot;&quot;)">
            <text:p/>
          </table:table-cell>
          <table:table-cell table:formula="of:=&quot;new DomainEntry(&quot;&amp;[.B109]&amp;&quot;, &quot;&quot;&quot; &amp;[.A109]&amp;&quot;&quot;&quot;),&quot;" office:value-type="string" office:string-value="new DomainEntry(396, &quot;Politics&quot;)," calcext:value-type="string">
            <text:p>new DomainEntry(396, "Politics")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ports News</text:p>
          </table:table-cell>
          <table:table-cell office:value-type="float" office:value="1077" calcext:value-type="float">
            <text:p>1077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3" table:formula="of:=IF([.C109]&lt;&gt;[.C110];&quot;}),CRLFnew DomainEntry(&quot;&amp;[.C110]&amp;&quot;, &quot;&quot;&quot;&amp;INDEX([dom.$A$2:.$A$27];MATCH([.C110];[dom.$B$2:.$B$270]; ); 1)&amp;&quot;&quot;&quot;, new DomainEntry[] { CRLF&quot;;&quot;&quot;)">
            <text:p/>
          </table:table-cell>
          <table:table-cell table:formula="of:=&quot;new DomainEntry(&quot;&amp;[.B110]&amp;&quot;, &quot;&quot;&quot; &amp;[.A110]&amp;&quot;&quot;&quot;),&quot;" office:value-type="string" office:string-value="new DomainEntry(1077, &quot;Sports News&quot;)," calcext:value-type="string">
            <text:p>new DomainEntry(1077, "Sports News")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chnology News</text:p>
          </table:table-cell>
          <table:table-cell office:value-type="float" office:value="785" calcext:value-type="float">
            <text:p>785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3" table:formula="of:=IF([.C110]&lt;&gt;[.C111];&quot;}),CRLFnew DomainEntry(&quot;&amp;[.C111]&amp;&quot;, &quot;&quot;&quot;&amp;INDEX([dom.$A$2:.$A$27];MATCH([.C111];[dom.$B$2:.$B$270]; ); 1)&amp;&quot;&quot;&quot;, new DomainEntry[] { CRLF&quot;;&quot;&quot;)">
            <text:p/>
          </table:table-cell>
          <table:table-cell table:formula="of:=&quot;new DomainEntry(&quot;&amp;[.B111]&amp;&quot;, &quot;&quot;&quot; &amp;[.A111]&amp;&quot;&quot;&quot;),&quot;" office:value-type="string" office:string-value="new DomainEntry(785, &quot;Technology News&quot;)," calcext:value-type="string">
            <text:p>new DomainEntry(785, "Technology News")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eather</text:p>
          </table:table-cell>
          <table:table-cell office:value-type="float" office:value="63" calcext:value-type="float">
            <text:p>63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3" table:formula="of:=IF([.C111]&lt;&gt;[.C112];&quot;}),CRLFnew DomainEntry(&quot;&amp;[.C112]&amp;&quot;, &quot;&quot;&quot;&amp;INDEX([dom.$A$2:.$A$27];MATCH([.C112];[dom.$B$2:.$B$270]; ); 1)&amp;&quot;&quot;&quot;, new DomainEntry[] { CRLF&quot;;&quot;&quot;)">
            <text:p/>
          </table:table-cell>
          <table:table-cell table:formula="of:=&quot;new DomainEntry(&quot;&amp;[.B112]&amp;&quot;, &quot;&quot;&quot; &amp;[.A112]&amp;&quot;&quot;&quot;),&quot;" office:value-type="string" office:string-value="new DomainEntry(63, &quot;Weather&quot;)," calcext:value-type="string">
            <text:p>new DomainEntry(63, "Weather")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orld News</text:p>
          </table:table-cell>
          <table:table-cell office:value-type="float" office:value="1209" calcext:value-type="float">
            <text:p>1209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3" table:formula="of:=IF([.C112]&lt;&gt;[.C113];&quot;}),CRLFnew DomainEntry(&quot;&amp;[.C113]&amp;&quot;, &quot;&quot;&quot;&amp;INDEX([dom.$A$2:.$A$27];MATCH([.C113];[dom.$B$2:.$B$270]; ); 1)&amp;&quot;&quot;&quot;, new DomainEntry[] { CRLF&quot;;&quot;&quot;)">
            <text:p/>
          </table:table-cell>
          <table:table-cell table:formula="of:=&quot;new DomainEntry(&quot;&amp;[.B113]&amp;&quot;, &quot;&quot;&quot; &amp;[.A113]&amp;&quot;&quot;&quot;),&quot;" office:value-type="string" office:string-value="new DomainEntry(1209, &quot;World News&quot;)," calcext:value-type="string">
            <text:p>new DomainEntry(1209, "World News")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tiques &amp; Collectibles</text:p>
          </table:table-cell>
          <table:table-cell office:value-type="float" office:value="64" calcext:value-type="float">
            <text:p>64</text:p>
          </table:table-cell>
          <table:table-cell office:value-type="float" office:value="18" calcext:value-type="float">
            <text:p>18</text:p>
          </table:table-cell>
          <table:table-cell/>
          <table:table-cell table:style-name="ce3" table:formula="of:=IF([.C113]&lt;&gt;[.C114];&quot;}),CRLFnew DomainEntry(&quot;&amp;[.C114]&amp;&quot;, &quot;&quot;&quot;&amp;INDEX([dom.$A$2:.$A$27];MATCH([.C114];[dom.$B$2:.$B$270]; ); 1)&amp;&quot;&quot;&quot;, new DomainEntry[] { CRLF&quot;;&quot;&quot;)" office:value-type="string" office:string-value="}),CRLFnew DomainEntry(18, &quot;Shopping&quot;, new DomainEntry[] { CRLF" calcext:value-type="string">
            <text:p>}),CRLFnew DomainEntry(18, "Shopping", new DomainEntry[] { CRLF</text:p>
          </table:table-cell>
          <table:table-cell table:formula="of:=&quot;new DomainEntry(&quot;&amp;[.B114]&amp;&quot;, &quot;&quot;&quot; &amp;[.A114]&amp;&quot;&quot;&quot;),&quot;" office:value-type="string" office:string-value="new DomainEntry(64, &quot;Antiques &amp; Collectibles&quot;)," calcext:value-type="string">
            <text:p>new DomainEntry(64, "Antiques &amp; Collectibles")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pparel</text:p>
          </table:table-cell>
          <table:table-cell office:value-type="float" office:value="68" calcext:value-type="float">
            <text:p>68</text:p>
          </table:table-cell>
          <table:table-cell office:value-type="float" office:value="18" calcext:value-type="float">
            <text:p>18</text:p>
          </table:table-cell>
          <table:table-cell/>
          <table:table-cell table:style-name="ce3" table:formula="of:=IF([.C114]&lt;&gt;[.C115];&quot;}),CRLFnew DomainEntry(&quot;&amp;[.C115]&amp;&quot;, &quot;&quot;&quot;&amp;INDEX([dom.$A$2:.$A$27];MATCH([.C115];[dom.$B$2:.$B$270]; ); 1)&amp;&quot;&quot;&quot;, new DomainEntry[] { CRLF&quot;;&quot;&quot;)">
            <text:p/>
          </table:table-cell>
          <table:table-cell table:formula="of:=&quot;new DomainEntry(&quot;&amp;[.B115]&amp;&quot;, &quot;&quot;&quot; &amp;[.A115]&amp;&quot;&quot;&quot;),&quot;" office:value-type="string" office:string-value="new DomainEntry(68, &quot;Apparel&quot;)," calcext:value-type="string">
            <text:p>new DomainEntry(68, "Apparel")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uctions</text:p>
          </table:table-cell>
          <table:table-cell office:value-type="float" office:value="292" calcext:value-type="float">
            <text:p>292</text:p>
          </table:table-cell>
          <table:table-cell office:value-type="float" office:value="18" calcext:value-type="float">
            <text:p>18</text:p>
          </table:table-cell>
          <table:table-cell/>
          <table:table-cell table:style-name="ce3" table:formula="of:=IF([.C115]&lt;&gt;[.C116];&quot;}),CRLFnew DomainEntry(&quot;&amp;[.C116]&amp;&quot;, &quot;&quot;&quot;&amp;INDEX([dom.$A$2:.$A$27];MATCH([.C116];[dom.$B$2:.$B$270]; ); 1)&amp;&quot;&quot;&quot;, new DomainEntry[] { CRLF&quot;;&quot;&quot;)">
            <text:p/>
          </table:table-cell>
          <table:table-cell table:formula="of:=&quot;new DomainEntry(&quot;&amp;[.B116]&amp;&quot;, &quot;&quot;&quot; &amp;[.A116]&amp;&quot;&quot;&quot;),&quot;" office:value-type="string" office:string-value="new DomainEntry(292, &quot;Auctions&quot;)," calcext:value-type="string">
            <text:p>new DomainEntry(292, "Auctions")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assifieds</text:p>
          </table:table-cell>
          <table:table-cell office:value-type="float" office:value="61" calcext:value-type="float">
            <text:p>61</text:p>
          </table:table-cell>
          <table:table-cell office:value-type="float" office:value="18" calcext:value-type="float">
            <text:p>18</text:p>
          </table:table-cell>
          <table:table-cell/>
          <table:table-cell table:style-name="ce3" table:formula="of:=IF([.C116]&lt;&gt;[.C117];&quot;}),CRLFnew DomainEntry(&quot;&amp;[.C117]&amp;&quot;, &quot;&quot;&quot;&amp;INDEX([dom.$A$2:.$A$27];MATCH([.C117];[dom.$B$2:.$B$270]; ); 1)&amp;&quot;&quot;&quot;, new DomainEntry[] { CRLF&quot;;&quot;&quot;)">
            <text:p/>
          </table:table-cell>
          <table:table-cell table:formula="of:=&quot;new DomainEntry(&quot;&amp;[.B117]&amp;&quot;, &quot;&quot;&quot; &amp;[.A117]&amp;&quot;&quot;&quot;),&quot;" office:value-type="string" office:string-value="new DomainEntry(61, &quot;Classifieds&quot;)," calcext:value-type="string">
            <text:p>new DomainEntry(61, "Classifieds")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sumer Resources</text:p>
          </table:table-cell>
          <table:table-cell office:value-type="float" office:value="69" calcext:value-type="float">
            <text:p>69</text:p>
          </table:table-cell>
          <table:table-cell office:value-type="float" office:value="18" calcext:value-type="float">
            <text:p>18</text:p>
          </table:table-cell>
          <table:table-cell/>
          <table:table-cell table:style-name="ce3" table:formula="of:=IF([.C117]&lt;&gt;[.C118];&quot;}),CRLFnew DomainEntry(&quot;&amp;[.C118]&amp;&quot;, &quot;&quot;&quot;&amp;INDEX([dom.$A$2:.$A$27];MATCH([.C118];[dom.$B$2:.$B$270]; ); 1)&amp;&quot;&quot;&quot;, new DomainEntry[] { CRLF&quot;;&quot;&quot;)">
            <text:p/>
          </table:table-cell>
          <table:table-cell table:formula="of:=&quot;new DomainEntry(&quot;&amp;[.B118]&amp;&quot;, &quot;&quot;&quot; &amp;[.A118]&amp;&quot;&quot;&quot;),&quot;" office:value-type="string" office:string-value="new DomainEntry(69, &quot;Consumer Resources&quot;)," calcext:value-type="string">
            <text:p>new DomainEntry(69, "Consumer Resources")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scount &amp; Outlet Stores</text:p>
          </table:table-cell>
          <table:table-cell office:value-type="float" office:value="1505" calcext:value-type="float">
            <text:p>1505</text:p>
          </table:table-cell>
          <table:table-cell office:value-type="float" office:value="18" calcext:value-type="float">
            <text:p>18</text:p>
          </table:table-cell>
          <table:table-cell/>
          <table:table-cell table:style-name="ce3" table:formula="of:=IF([.C118]&lt;&gt;[.C119];&quot;}),CRLFnew DomainEntry(&quot;&amp;[.C119]&amp;&quot;, &quot;&quot;&quot;&amp;INDEX([dom.$A$2:.$A$27];MATCH([.C119];[dom.$B$2:.$B$270]; ); 1)&amp;&quot;&quot;&quot;, new DomainEntry[] { CRLF&quot;;&quot;&quot;)">
            <text:p/>
          </table:table-cell>
          <table:table-cell table:formula="of:=&quot;new DomainEntry(&quot;&amp;[.B119]&amp;&quot;, &quot;&quot;&quot; &amp;[.A119]&amp;&quot;&quot;&quot;),&quot;" office:value-type="string" office:string-value="new DomainEntry(1505, &quot;Discount &amp; Outlet Stores&quot;)," calcext:value-type="string">
            <text:p>new DomainEntry(1505, "Discount &amp; Outlet Stores")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ertainment Media</text:p>
          </table:table-cell>
          <table:table-cell office:value-type="float" office:value="1143" calcext:value-type="float">
            <text:p>1143</text:p>
          </table:table-cell>
          <table:table-cell office:value-type="float" office:value="18" calcext:value-type="float">
            <text:p>18</text:p>
          </table:table-cell>
          <table:table-cell/>
          <table:table-cell table:style-name="ce3" table:formula="of:=IF([.C119]&lt;&gt;[.C120];&quot;}),CRLFnew DomainEntry(&quot;&amp;[.C120]&amp;&quot;, &quot;&quot;&quot;&amp;INDEX([dom.$A$2:.$A$27];MATCH([.C120];[dom.$B$2:.$B$270]; ); 1)&amp;&quot;&quot;&quot;, new DomainEntry[] { CRLF&quot;;&quot;&quot;)">
            <text:p/>
          </table:table-cell>
          <table:table-cell table:formula="of:=&quot;new DomainEntry(&quot;&amp;[.B120]&amp;&quot;, &quot;&quot;&quot; &amp;[.A120]&amp;&quot;&quot;&quot;),&quot;" office:value-type="string" office:string-value="new DomainEntry(1143, &quot;Entertainment Media&quot;)," calcext:value-type="string">
            <text:p>new DomainEntry(1143, "Entertainment Media")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ifts &amp; Special Event Items</text:p>
          </table:table-cell>
          <table:table-cell office:value-type="float" office:value="70" calcext:value-type="float">
            <text:p>70</text:p>
          </table:table-cell>
          <table:table-cell office:value-type="float" office:value="18" calcext:value-type="float">
            <text:p>18</text:p>
          </table:table-cell>
          <table:table-cell/>
          <table:table-cell table:style-name="ce3" table:formula="of:=IF([.C120]&lt;&gt;[.C121];&quot;}),CRLFnew DomainEntry(&quot;&amp;[.C121]&amp;&quot;, &quot;&quot;&quot;&amp;INDEX([dom.$A$2:.$A$27];MATCH([.C121];[dom.$B$2:.$B$270]; ); 1)&amp;&quot;&quot;&quot;, new DomainEntry[] { CRLF&quot;;&quot;&quot;)">
            <text:p/>
          </table:table-cell>
          <table:table-cell table:formula="of:=&quot;new DomainEntry(&quot;&amp;[.B121]&amp;&quot;, &quot;&quot;&quot; &amp;[.A121]&amp;&quot;&quot;&quot;),&quot;" office:value-type="string" office:string-value="new DomainEntry(70, &quot;Gifts &amp; Special Event Items&quot;)," calcext:value-type="string">
            <text:p>new DomainEntry(70, "Gifts &amp; Special Event Items")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een &amp; Eco-Friendly Shopping</text:p>
          </table:table-cell>
          <table:table-cell office:value-type="float" office:value="1507" calcext:value-type="float">
            <text:p>1507</text:p>
          </table:table-cell>
          <table:table-cell office:value-type="float" office:value="18" calcext:value-type="float">
            <text:p>18</text:p>
          </table:table-cell>
          <table:table-cell/>
          <table:table-cell table:style-name="ce3" table:formula="of:=IF([.C121]&lt;&gt;[.C122];&quot;}),CRLFnew DomainEntry(&quot;&amp;[.C122]&amp;&quot;, &quot;&quot;&quot;&amp;INDEX([dom.$A$2:.$A$27];MATCH([.C122];[dom.$B$2:.$B$270]; ); 1)&amp;&quot;&quot;&quot;, new DomainEntry[] { CRLF&quot;;&quot;&quot;)">
            <text:p/>
          </table:table-cell>
          <table:table-cell table:formula="of:=&quot;new DomainEntry(&quot;&amp;[.B122]&amp;&quot;, &quot;&quot;&quot; &amp;[.A122]&amp;&quot;&quot;&quot;),&quot;" office:value-type="string" office:string-value="new DomainEntry(1507, &quot;Green &amp; Eco-Friendly Shopping&quot;)," calcext:value-type="string">
            <text:p>new DomainEntry(1507, "Green &amp; Eco-Friendly Shopping")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uxury Goods</text:p>
          </table:table-cell>
          <table:table-cell office:value-type="float" office:value="696" calcext:value-type="float">
            <text:p>696</text:p>
          </table:table-cell>
          <table:table-cell office:value-type="float" office:value="18" calcext:value-type="float">
            <text:p>18</text:p>
          </table:table-cell>
          <table:table-cell/>
          <table:table-cell table:style-name="ce3" table:formula="of:=IF([.C122]&lt;&gt;[.C123];&quot;}),CRLFnew DomainEntry(&quot;&amp;[.C123]&amp;&quot;, &quot;&quot;&quot;&amp;INDEX([dom.$A$2:.$A$27];MATCH([.C123];[dom.$B$2:.$B$270]; ); 1)&amp;&quot;&quot;&quot;, new DomainEntry[] { CRLF&quot;;&quot;&quot;)">
            <text:p/>
          </table:table-cell>
          <table:table-cell table:formula="of:=&quot;new DomainEntry(&quot;&amp;[.B123]&amp;&quot;, &quot;&quot;&quot; &amp;[.A123]&amp;&quot;&quot;&quot;),&quot;" office:value-type="string" office:string-value="new DomainEntry(696, &quot;Luxury Goods&quot;)," calcext:value-type="string">
            <text:p>new DomainEntry(696, "Luxury Goods")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ss Merchants &amp; Department Stores</text:p>
          </table:table-cell>
          <table:table-cell office:value-type="float" office:value="73" calcext:value-type="float">
            <text:p>73</text:p>
          </table:table-cell>
          <table:table-cell office:value-type="float" office:value="18" calcext:value-type="float">
            <text:p>18</text:p>
          </table:table-cell>
          <table:table-cell/>
          <table:table-cell table:style-name="ce3" table:formula="of:=IF([.C123]&lt;&gt;[.C124];&quot;}),CRLFnew DomainEntry(&quot;&amp;[.C124]&amp;&quot;, &quot;&quot;&quot;&amp;INDEX([dom.$A$2:.$A$27];MATCH([.C124];[dom.$B$2:.$B$270]; ); 1)&amp;&quot;&quot;&quot;, new DomainEntry[] { CRLF&quot;;&quot;&quot;)">
            <text:p/>
          </table:table-cell>
          <table:table-cell table:formula="of:=&quot;new DomainEntry(&quot;&amp;[.B124]&amp;&quot;, &quot;&quot;&quot; &amp;[.A124]&amp;&quot;&quot;&quot;),&quot;" office:value-type="string" office:string-value="new DomainEntry(73, &quot;Mass Merchants &amp; Department Stores&quot;)," calcext:value-type="string">
            <text:p>new DomainEntry(73, "Mass Merchants &amp; Department Stores")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hoto &amp; Video Services</text:p>
          </table:table-cell>
          <table:table-cell office:value-type="float" office:value="576" calcext:value-type="float">
            <text:p>576</text:p>
          </table:table-cell>
          <table:table-cell office:value-type="float" office:value="18" calcext:value-type="float">
            <text:p>18</text:p>
          </table:table-cell>
          <table:table-cell/>
          <table:table-cell table:style-name="ce3" table:formula="of:=IF([.C124]&lt;&gt;[.C125];&quot;}),CRLFnew DomainEntry(&quot;&amp;[.C125]&amp;&quot;, &quot;&quot;&quot;&amp;INDEX([dom.$A$2:.$A$27];MATCH([.C125];[dom.$B$2:.$B$270]; ); 1)&amp;&quot;&quot;&quot;, new DomainEntry[] { CRLF&quot;;&quot;&quot;)">
            <text:p/>
          </table:table-cell>
          <table:table-cell table:formula="of:=&quot;new DomainEntry(&quot;&amp;[.B125]&amp;&quot;, &quot;&quot;&quot; &amp;[.A125]&amp;&quot;&quot;&quot;),&quot;" office:value-type="string" office:string-value="new DomainEntry(576, &quot;Photo &amp; Video Services&quot;)," calcext:value-type="string">
            <text:p>new DomainEntry(576, "Photo &amp; Video Services")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hopping Portals &amp; Search Engines</text:p>
          </table:table-cell>
          <table:table-cell office:value-type="float" office:value="531" calcext:value-type="float">
            <text:p>531</text:p>
          </table:table-cell>
          <table:table-cell office:value-type="float" office:value="18" calcext:value-type="float">
            <text:p>18</text:p>
          </table:table-cell>
          <table:table-cell/>
          <table:table-cell table:style-name="ce3" table:formula="of:=IF([.C125]&lt;&gt;[.C126];&quot;}),CRLFnew DomainEntry(&quot;&amp;[.C126]&amp;&quot;, &quot;&quot;&quot;&amp;INDEX([dom.$A$2:.$A$27];MATCH([.C126];[dom.$B$2:.$B$270]; ); 1)&amp;&quot;&quot;&quot;, new DomainEntry[] { CRLF&quot;;&quot;&quot;)">
            <text:p/>
          </table:table-cell>
          <table:table-cell table:formula="of:=&quot;new DomainEntry(&quot;&amp;[.B126]&amp;&quot;, &quot;&quot;&quot; &amp;[.A126]&amp;&quot;&quot;&quot;),&quot;" office:value-type="string" office:string-value="new DomainEntry(531, &quot;Shopping Portals &amp; Search Engines&quot;)," calcext:value-type="string">
            <text:p>new DomainEntry(531, "Shopping Portals &amp; Search Engines")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wap Meets &amp; Outdoor Markets</text:p>
          </table:table-cell>
          <table:table-cell office:value-type="float" office:value="1210" calcext:value-type="float">
            <text:p>1210</text:p>
          </table:table-cell>
          <table:table-cell office:value-type="float" office:value="18" calcext:value-type="float">
            <text:p>18</text:p>
          </table:table-cell>
          <table:table-cell/>
          <table:table-cell table:style-name="ce3" table:formula="of:=IF([.C126]&lt;&gt;[.C127];&quot;}),CRLFnew DomainEntry(&quot;&amp;[.C127]&amp;&quot;, &quot;&quot;&quot;&amp;INDEX([dom.$A$2:.$A$27];MATCH([.C127];[dom.$B$2:.$B$270]; ); 1)&amp;&quot;&quot;&quot;, new DomainEntry[] { CRLF&quot;;&quot;&quot;)">
            <text:p/>
          </table:table-cell>
          <table:table-cell table:formula="of:=&quot;new DomainEntry(&quot;&amp;[.B127]&amp;&quot;, &quot;&quot;&quot; &amp;[.A127]&amp;&quot;&quot;&quot;),&quot;" office:value-type="string" office:string-value="new DomainEntry(1210, &quot;Swap Meets &amp; Outdoor Markets&quot;)," calcext:value-type="string">
            <text:p>new DomainEntry(1210, "Swap Meets &amp; Outdoor Markets")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bacco Products</text:p>
          </table:table-cell>
          <table:table-cell office:value-type="float" office:value="123" calcext:value-type="float">
            <text:p>123</text:p>
          </table:table-cell>
          <table:table-cell office:value-type="float" office:value="18" calcext:value-type="float">
            <text:p>18</text:p>
          </table:table-cell>
          <table:table-cell/>
          <table:table-cell table:style-name="ce3" table:formula="of:=IF([.C127]&lt;&gt;[.C128];&quot;}),CRLFnew DomainEntry(&quot;&amp;[.C128]&amp;&quot;, &quot;&quot;&quot;&amp;INDEX([dom.$A$2:.$A$27];MATCH([.C128];[dom.$B$2:.$B$270]; ); 1)&amp;&quot;&quot;&quot;, new DomainEntry[] { CRLF&quot;;&quot;&quot;)">
            <text:p/>
          </table:table-cell>
          <table:table-cell table:formula="of:=&quot;new DomainEntry(&quot;&amp;[.B128]&amp;&quot;, &quot;&quot;&quot; &amp;[.A128]&amp;&quot;&quot;&quot;),&quot;" office:value-type="string" office:string-value="new DomainEntry(123, &quot;Tobacco Products&quot;)," calcext:value-type="string">
            <text:p>new DomainEntry(123, "Tobacco Products")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ys</text:p>
          </table:table-cell>
          <table:table-cell office:value-type="float" office:value="432" calcext:value-type="float">
            <text:p>432</text:p>
          </table:table-cell>
          <table:table-cell office:value-type="float" office:value="18" calcext:value-type="float">
            <text:p>18</text:p>
          </table:table-cell>
          <table:table-cell/>
          <table:table-cell table:style-name="ce3" table:formula="of:=IF([.C128]&lt;&gt;[.C129];&quot;}),CRLFnew DomainEntry(&quot;&amp;[.C129]&amp;&quot;, &quot;&quot;&quot;&amp;INDEX([dom.$A$2:.$A$27];MATCH([.C129];[dom.$B$2:.$B$270]; ); 1)&amp;&quot;&quot;&quot;, new DomainEntry[] { CRLF&quot;;&quot;&quot;)">
            <text:p/>
          </table:table-cell>
          <table:table-cell table:formula="of:=&quot;new DomainEntry(&quot;&amp;[.B129]&amp;&quot;, &quot;&quot;&quot; &amp;[.A129]&amp;&quot;&quot;&quot;),&quot;" office:value-type="string" office:string-value="new DomainEntry(432, &quot;Toys&quot;)," calcext:value-type="string">
            <text:p>new DomainEntry(432, "Toys")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holesalers &amp; Liquidators</text:p>
          </table:table-cell>
          <table:table-cell office:value-type="float" office:value="1225" calcext:value-type="float">
            <text:p>1225</text:p>
          </table:table-cell>
          <table:table-cell office:value-type="float" office:value="18" calcext:value-type="float">
            <text:p>18</text:p>
          </table:table-cell>
          <table:table-cell/>
          <table:table-cell table:style-name="ce3" table:formula="of:=IF([.C129]&lt;&gt;[.C130];&quot;}),CRLFnew DomainEntry(&quot;&amp;[.C130]&amp;&quot;, &quot;&quot;&quot;&amp;INDEX([dom.$A$2:.$A$27];MATCH([.C130];[dom.$B$2:.$B$270]; ); 1)&amp;&quot;&quot;&quot;, new DomainEntry[] { CRLF&quot;;&quot;&quot;)">
            <text:p/>
          </table:table-cell>
          <table:table-cell table:formula="of:=&quot;new DomainEntry(&quot;&amp;[.B130]&amp;&quot;, &quot;&quot;&quot; &amp;[.A130]&amp;&quot;&quot;&quot;),&quot;" office:value-type="string" office:string-value="new DomainEntry(1225, &quot;Wholesalers &amp; Liquidators&quot;)," calcext:value-type="string">
            <text:p>new DomainEntry(1225, "Wholesalers &amp; Liquidators")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overnment</text:p>
          </table:table-cell>
          <table:table-cell office:value-type="float" office:value="76" calcext:value-type="float">
            <text:p>76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3" table:formula="of:=IF([.C130]&lt;&gt;[.C131];&quot;}),CRLFnew DomainEntry(&quot;&amp;[.C131]&amp;&quot;, &quot;&quot;&quot;&amp;INDEX([dom.$A$2:.$A$27];MATCH([.C131];[dom.$B$2:.$B$270]; ); 1)&amp;&quot;&quot;&quot;, new DomainEntry[] { CRLF&quot;;&quot;&quot;)" office:value-type="string" office:string-value="}),CRLFnew DomainEntry(19, &quot;Law &amp; Government&quot;, new DomainEntry[] { CRLF" calcext:value-type="string">
            <text:p>}),CRLFnew DomainEntry(19, "Law &amp; Government", new DomainEntry[] { CRLF</text:p>
          </table:table-cell>
          <table:table-cell table:formula="of:=&quot;new DomainEntry(&quot;&amp;[.B131]&amp;&quot;, &quot;&quot;&quot; &amp;[.A131]&amp;&quot;&quot;&quot;),&quot;" office:value-type="string" office:string-value="new DomainEntry(76, &quot;Government&quot;)," calcext:value-type="string">
            <text:p>new DomainEntry(76, "Government")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gal</text:p>
          </table:table-cell>
          <table:table-cell office:value-type="float" office:value="75" calcext:value-type="float">
            <text:p>75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3" table:formula="of:=IF([.C131]&lt;&gt;[.C132];&quot;}),CRLFnew DomainEntry(&quot;&amp;[.C132]&amp;&quot;, &quot;&quot;&quot;&amp;INDEX([dom.$A$2:.$A$27];MATCH([.C132];[dom.$B$2:.$B$270]; ); 1)&amp;&quot;&quot;&quot;, new DomainEntry[] { CRLF&quot;;&quot;&quot;)">
            <text:p/>
          </table:table-cell>
          <table:table-cell table:formula="of:=&quot;new DomainEntry(&quot;&amp;[.B132]&amp;&quot;, &quot;&quot;&quot; &amp;[.A132]&amp;&quot;&quot;&quot;),&quot;" office:value-type="string" office:string-value="new DomainEntry(75, &quot;Legal&quot;)," calcext:value-type="string">
            <text:p>new DomainEntry(75, "Legal")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litary</text:p>
          </table:table-cell>
          <table:table-cell office:value-type="float" office:value="366" calcext:value-type="float">
            <text:p>366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3" table:formula="of:=IF([.C132]&lt;&gt;[.C133];&quot;}),CRLFnew DomainEntry(&quot;&amp;[.C133]&amp;&quot;, &quot;&quot;&quot;&amp;INDEX([dom.$A$2:.$A$27];MATCH([.C133];[dom.$B$2:.$B$270]; ); 1)&amp;&quot;&quot;&quot;, new DomainEntry[] { CRLF&quot;;&quot;&quot;)">
            <text:p/>
          </table:table-cell>
          <table:table-cell table:formula="of:=&quot;new DomainEntry(&quot;&amp;[.B133]&amp;&quot;, &quot;&quot;&quot; &amp;[.A133]&amp;&quot;&quot;&quot;),&quot;" office:value-type="string" office:string-value="new DomainEntry(366, &quot;Military&quot;)," calcext:value-type="string">
            <text:p>new DomainEntry(366, "Military")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ublic Safety</text:p>
          </table:table-cell>
          <table:table-cell office:value-type="float" office:value="166" calcext:value-type="float">
            <text:p>166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3" table:formula="of:=IF([.C133]&lt;&gt;[.C134];&quot;}),CRLFnew DomainEntry(&quot;&amp;[.C134]&amp;&quot;, &quot;&quot;&quot;&amp;INDEX([dom.$A$2:.$A$27];MATCH([.C134];[dom.$B$2:.$B$270]; ); 1)&amp;&quot;&quot;&quot;, new DomainEntry[] { CRLF&quot;;&quot;&quot;)">
            <text:p/>
          </table:table-cell>
          <table:table-cell table:formula="of:=&quot;new DomainEntry(&quot;&amp;[.B134]&amp;&quot;, &quot;&quot;&quot; &amp;[.A134]&amp;&quot;&quot;&quot;),&quot;" office:value-type="string" office:string-value="new DomainEntry(166, &quot;Public Safety&quot;)," calcext:value-type="string">
            <text:p>new DomainEntry(166, "Public Safety")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cial Services</text:p>
          </table:table-cell>
          <table:table-cell office:value-type="float" office:value="508" calcext:value-type="float">
            <text:p>508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3" table:formula="of:=IF([.C134]&lt;&gt;[.C135];&quot;}),CRLFnew DomainEntry(&quot;&amp;[.C135]&amp;&quot;, &quot;&quot;&quot;&amp;INDEX([dom.$A$2:.$A$27];MATCH([.C135];[dom.$B$2:.$B$270]; ); 1)&amp;&quot;&quot;&quot;, new DomainEntry[] { CRLF&quot;;&quot;&quot;)">
            <text:p/>
          </table:table-cell>
          <table:table-cell table:formula="of:=&quot;new DomainEntry(&quot;&amp;[.B135]&amp;&quot;, &quot;&quot;&quot; &amp;[.A135]&amp;&quot;&quot;&quot;),&quot;" office:value-type="string" office:string-value="new DomainEntry(508, &quot;Social Services&quot;)," calcext:value-type="string">
            <text:p>new DomainEntry(508, "Social Services")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llege Sports</text:p>
          </table:table-cell>
          <table:table-cell office:value-type="float" office:value="1073" calcext:value-type="float">
            <text:p>1073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3" table:formula="of:=IF([.C135]&lt;&gt;[.C136];&quot;}),CRLFnew DomainEntry(&quot;&amp;[.C136]&amp;&quot;, &quot;&quot;&quot;&amp;INDEX([dom.$A$2:.$A$27];MATCH([.C136];[dom.$B$2:.$B$270]; ); 1)&amp;&quot;&quot;&quot;, new DomainEntry[] { CRLF&quot;;&quot;&quot;)" office:value-type="string" office:string-value="}),CRLFnew DomainEntry(20, &quot;Sports&quot;, new DomainEntry[] { CRLF" calcext:value-type="string">
            <text:p>}),CRLFnew DomainEntry(20, "Sports", new DomainEntry[] { CRLF</text:p>
          </table:table-cell>
          <table:table-cell table:formula="of:=&quot;new DomainEntry(&quot;&amp;[.B136]&amp;&quot;, &quot;&quot;&quot; &amp;[.A136]&amp;&quot;&quot;&quot;),&quot;" office:value-type="string" office:string-value="new DomainEntry(1073, &quot;College Sports&quot;)," calcext:value-type="string">
            <text:p>new DomainEntry(1073, "College Sports")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bat Sports</text:p>
          </table:table-cell>
          <table:table-cell office:value-type="float" office:value="514" calcext:value-type="float">
            <text:p>514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3" table:formula="of:=IF([.C136]&lt;&gt;[.C137];&quot;}),CRLFnew DomainEntry(&quot;&amp;[.C137]&amp;&quot;, &quot;&quot;&quot;&amp;INDEX([dom.$A$2:.$A$27];MATCH([.C137];[dom.$B$2:.$B$270]; ); 1)&amp;&quot;&quot;&quot;, new DomainEntry[] { CRLF&quot;;&quot;&quot;)">
            <text:p/>
          </table:table-cell>
          <table:table-cell table:formula="of:=&quot;new DomainEntry(&quot;&amp;[.B137]&amp;&quot;, &quot;&quot;&quot; &amp;[.A137]&amp;&quot;&quot;&quot;),&quot;" office:value-type="string" office:string-value="new DomainEntry(514, &quot;Combat Sports&quot;)," calcext:value-type="string">
            <text:p>new DomainEntry(514, "Combat Sports")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treme Sports</text:p>
          </table:table-cell>
          <table:table-cell office:value-type="float" office:value="554" calcext:value-type="float">
            <text:p>554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3" table:formula="of:=IF([.C137]&lt;&gt;[.C138];&quot;}),CRLFnew DomainEntry(&quot;&amp;[.C138]&amp;&quot;, &quot;&quot;&quot;&amp;INDEX([dom.$A$2:.$A$27];MATCH([.C138];[dom.$B$2:.$B$270]; ); 1)&amp;&quot;&quot;&quot;, new DomainEntry[] { CRLF&quot;;&quot;&quot;)">
            <text:p/>
          </table:table-cell>
          <table:table-cell table:formula="of:=&quot;new DomainEntry(&quot;&amp;[.B138]&amp;&quot;, &quot;&quot;&quot; &amp;[.A138]&amp;&quot;&quot;&quot;),&quot;" office:value-type="string" office:string-value="new DomainEntry(554, &quot;Extreme Sports&quot;)," calcext:value-type="string">
            <text:p>new DomainEntry(554, "Extreme Sports")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ntasy Sports</text:p>
          </table:table-cell>
          <table:table-cell office:value-type="float" office:value="998" calcext:value-type="float">
            <text:p>998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3" table:formula="of:=IF([.C138]&lt;&gt;[.C139];&quot;}),CRLFnew DomainEntry(&quot;&amp;[.C139]&amp;&quot;, &quot;&quot;&quot;&amp;INDEX([dom.$A$2:.$A$27];MATCH([.C139];[dom.$B$2:.$B$270]; ); 1)&amp;&quot;&quot;&quot;, new DomainEntry[] { CRLF&quot;;&quot;&quot;)">
            <text:p/>
          </table:table-cell>
          <table:table-cell table:formula="of:=&quot;new DomainEntry(&quot;&amp;[.B139]&amp;&quot;, &quot;&quot;&quot; &amp;[.A139]&amp;&quot;&quot;&quot;),&quot;" office:value-type="string" office:string-value="new DomainEntry(998, &quot;Fantasy Sports&quot;)," calcext:value-type="string">
            <text:p>new DomainEntry(998, "Fantasy Sports")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dividual Sports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3" table:formula="of:=IF([.C139]&lt;&gt;[.C140];&quot;}),CRLFnew DomainEntry(&quot;&amp;[.C140]&amp;&quot;, &quot;&quot;&quot;&amp;INDEX([dom.$A$2:.$A$27];MATCH([.C140];[dom.$B$2:.$B$270]; ); 1)&amp;&quot;&quot;&quot;, new DomainEntry[] { CRLF&quot;;&quot;&quot;)">
            <text:p/>
          </table:table-cell>
          <table:table-cell table:formula="of:=&quot;new DomainEntry(&quot;&amp;[.B140]&amp;&quot;, &quot;&quot;&quot; &amp;[.A140]&amp;&quot;&quot;&quot;),&quot;" office:value-type="string" office:string-value="new DomainEntry(1000, &quot;Individual Sports&quot;)," calcext:value-type="string">
            <text:p>new DomainEntry(1000, "Individual Sports")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tor Sports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3" table:formula="of:=IF([.C140]&lt;&gt;[.C141];&quot;}),CRLFnew DomainEntry(&quot;&amp;[.C141]&amp;&quot;, &quot;&quot;&quot;&amp;INDEX([dom.$A$2:.$A$27];MATCH([.C141];[dom.$B$2:.$B$270]; ); 1)&amp;&quot;&quot;&quot;, new DomainEntry[] { CRLF&quot;;&quot;&quot;)">
            <text:p/>
          </table:table-cell>
          <table:table-cell table:formula="of:=&quot;new DomainEntry(&quot;&amp;[.B141]&amp;&quot;, &quot;&quot;&quot; &amp;[.A141]&amp;&quot;&quot;&quot;),&quot;" office:value-type="string" office:string-value="new DomainEntry(180, &quot;Motor Sports&quot;)," calcext:value-type="string">
            <text:p>new DomainEntry(180, "Motor Sports")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port Scores &amp; Statistics</text:p>
          </table:table-cell>
          <table:table-cell office:value-type="float" office:value="1599" calcext:value-type="float">
            <text:p>1599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3" table:formula="of:=IF([.C141]&lt;&gt;[.C142];&quot;}),CRLFnew DomainEntry(&quot;&amp;[.C142]&amp;&quot;, &quot;&quot;&quot;&amp;INDEX([dom.$A$2:.$A$27];MATCH([.C142];[dom.$B$2:.$B$270]; ); 1)&amp;&quot;&quot;&quot;, new DomainEntry[] { CRLF&quot;;&quot;&quot;)">
            <text:p/>
          </table:table-cell>
          <table:table-cell table:formula="of:=&quot;new DomainEntry(&quot;&amp;[.B142]&amp;&quot;, &quot;&quot;&quot; &amp;[.A142]&amp;&quot;&quot;&quot;),&quot;" office:value-type="string" office:string-value="new DomainEntry(1599, &quot;Sport Scores &amp; Statistics&quot;)," calcext:value-type="string">
            <text:p>new DomainEntry(1599, "Sport Scores &amp; Statistics")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porting Goods</text:p>
          </table:table-cell>
          <table:table-cell office:value-type="float" office:value="263" calcext:value-type="float">
            <text:p>263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3" table:formula="of:=IF([.C142]&lt;&gt;[.C143];&quot;}),CRLFnew DomainEntry(&quot;&amp;[.C143]&amp;&quot;, &quot;&quot;&quot;&amp;INDEX([dom.$A$2:.$A$27];MATCH([.C143];[dom.$B$2:.$B$270]; ); 1)&amp;&quot;&quot;&quot;, new DomainEntry[] { CRLF&quot;;&quot;&quot;)">
            <text:p/>
          </table:table-cell>
          <table:table-cell table:formula="of:=&quot;new DomainEntry(&quot;&amp;[.B143]&amp;&quot;, &quot;&quot;&quot; &amp;[.A143]&amp;&quot;&quot;&quot;),&quot;" office:value-type="string" office:string-value="new DomainEntry(263, &quot;Sporting Goods&quot;)," calcext:value-type="string">
            <text:p>new DomainEntry(263, "Sporting Goods")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ports Coaching &amp; Training</text:p>
          </table:table-cell>
          <table:table-cell office:value-type="float" office:value="1082" calcext:value-type="float">
            <text:p>1082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3" table:formula="of:=IF([.C143]&lt;&gt;[.C144];&quot;}),CRLFnew DomainEntry(&quot;&amp;[.C144]&amp;&quot;, &quot;&quot;&quot;&amp;INDEX([dom.$A$2:.$A$27];MATCH([.C144];[dom.$B$2:.$B$270]; ); 1)&amp;&quot;&quot;&quot;, new DomainEntry[] { CRLF&quot;;&quot;&quot;)">
            <text:p/>
          </table:table-cell>
          <table:table-cell table:formula="of:=&quot;new DomainEntry(&quot;&amp;[.B144]&amp;&quot;, &quot;&quot;&quot; &amp;[.A144]&amp;&quot;&quot;&quot;),&quot;" office:value-type="string" office:string-value="new DomainEntry(1082, &quot;Sports Coaching &amp; Training&quot;)," calcext:value-type="string">
            <text:p>new DomainEntry(1082, "Sports Coaching &amp; Training")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am Sports</text:p>
          </table:table-cell>
          <table:table-cell office:value-type="float" office:value="1001" calcext:value-type="float">
            <text:p>1001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3" table:formula="of:=IF([.C144]&lt;&gt;[.C145];&quot;}),CRLFnew DomainEntry(&quot;&amp;[.C145]&amp;&quot;, &quot;&quot;&quot;&amp;INDEX([dom.$A$2:.$A$27];MATCH([.C145];[dom.$B$2:.$B$270]; ); 1)&amp;&quot;&quot;&quot;, new DomainEntry[] { CRLF&quot;;&quot;&quot;)">
            <text:p/>
          </table:table-cell>
          <table:table-cell table:formula="of:=&quot;new DomainEntry(&quot;&amp;[.B145]&amp;&quot;, &quot;&quot;&quot; &amp;[.A145]&amp;&quot;&quot;&quot;),&quot;" office:value-type="string" office:string-value="new DomainEntry(1001, &quot;Team Sports&quot;)," calcext:value-type="string">
            <text:p>new DomainEntry(1001, "Team Sports")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ater Sports</text:p>
          </table:table-cell>
          <table:table-cell office:value-type="float" office:value="118" calcext:value-type="float">
            <text:p>118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3" table:formula="of:=IF([.C145]&lt;&gt;[.C146];&quot;}),CRLFnew DomainEntry(&quot;&amp;[.C146]&amp;&quot;, &quot;&quot;&quot;&amp;INDEX([dom.$A$2:.$A$27];MATCH([.C146];[dom.$B$2:.$B$270]; ); 1)&amp;&quot;&quot;&quot;, new DomainEntry[] { CRLF&quot;;&quot;&quot;)">
            <text:p/>
          </table:table-cell>
          <table:table-cell table:formula="of:=&quot;new DomainEntry(&quot;&amp;[.B146]&amp;&quot;, &quot;&quot;&quot; &amp;[.A146]&amp;&quot;&quot;&quot;),&quot;" office:value-type="string" office:string-value="new DomainEntry(118, &quot;Water Sports&quot;)," calcext:value-type="string">
            <text:p>new DomainEntry(118, "Water Sports")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inter Sports</text:p>
          </table:table-cell>
          <table:table-cell office:value-type="float" office:value="265" calcext:value-type="float">
            <text:p>265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3" table:formula="of:=IF([.C146]&lt;&gt;[.C147];&quot;}),CRLFnew DomainEntry(&quot;&amp;[.C147]&amp;&quot;, &quot;&quot;&quot;&amp;INDEX([dom.$A$2:.$A$27];MATCH([.C147];[dom.$B$2:.$B$270]; ); 1)&amp;&quot;&quot;&quot;, new DomainEntry[] { CRLF&quot;;&quot;&quot;)">
            <text:p/>
          </table:table-cell>
          <table:table-cell table:formula="of:=&quot;new DomainEntry(&quot;&amp;[.B147]&amp;&quot;, &quot;&quot;&quot; &amp;[.A147]&amp;&quot;&quot;&quot;),&quot;" office:value-type="string" office:string-value="new DomainEntry(265, &quot;Winter Sports&quot;)," calcext:value-type="string">
            <text:p>new DomainEntry(265, "Winter Sports")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orld Sports Competitions</text:p>
          </table:table-cell>
          <table:table-cell office:value-type="float" office:value="1198" calcext:value-type="float">
            <text:p>1198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3" table:formula="of:=IF([.C147]&lt;&gt;[.C148];&quot;}),CRLFnew DomainEntry(&quot;&amp;[.C148]&amp;&quot;, &quot;&quot;&quot;&amp;INDEX([dom.$A$2:.$A$27];MATCH([.C148];[dom.$B$2:.$B$270]; ); 1)&amp;&quot;&quot;&quot;, new DomainEntry[] { CRLF&quot;;&quot;&quot;)">
            <text:p/>
          </table:table-cell>
          <table:table-cell table:formula="of:=&quot;new DomainEntry(&quot;&amp;[.B148]&amp;&quot;, &quot;&quot;&quot; &amp;[.A148]&amp;&quot;&quot;&quot;),&quot;" office:value-type="string" office:string-value="new DomainEntry(1198, &quot;World Sports Competitions&quot;)," calcext:value-type="string">
            <text:p>new DomainEntry(1198, "World Sports Competitions")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ook Retailers</text:p>
          </table:table-cell>
          <table:table-cell office:value-type="float" office:value="355" calcext:value-type="float">
            <text:p>355</text:p>
          </table:table-cell>
          <table:table-cell office:value-type="float" office:value="22" calcext:value-type="float">
            <text:p>22</text:p>
          </table:table-cell>
          <table:table-cell/>
          <table:table-cell table:style-name="ce3" table:formula="of:=IF([.C148]&lt;&gt;[.C149];&quot;}),CRLFnew DomainEntry(&quot;&amp;[.C149]&amp;&quot;, &quot;&quot;&quot;&amp;INDEX([dom.$A$2:.$A$27];MATCH([.C149];[dom.$B$2:.$B$270]; ); 1)&amp;&quot;&quot;&quot;, new DomainEntry[] { CRLF&quot;;&quot;&quot;)" office:value-type="string" office:string-value="}),CRLFnew DomainEntry(22, &quot;Books &amp; Literature&quot;, new DomainEntry[] { CRLF" calcext:value-type="string">
            <text:p>}),CRLFnew DomainEntry(22, "Books &amp; Literature", new DomainEntry[] { CRLF</text:p>
          </table:table-cell>
          <table:table-cell table:formula="of:=&quot;new DomainEntry(&quot;&amp;[.B149]&amp;&quot;, &quot;&quot;&quot; &amp;[.A149]&amp;&quot;&quot;&quot;),&quot;" office:value-type="string" office:string-value="new DomainEntry(355, &quot;Book Retailers&quot;)," calcext:value-type="string">
            <text:p>new DomainEntry(355, "Book Retailers")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ildren's Literature</text:p>
          </table:table-cell>
          <table:table-cell office:value-type="float" office:value="1183" calcext:value-type="float">
            <text:p>1183</text:p>
          </table:table-cell>
          <table:table-cell office:value-type="float" office:value="22" calcext:value-type="float">
            <text:p>22</text:p>
          </table:table-cell>
          <table:table-cell/>
          <table:table-cell table:style-name="ce3" table:formula="of:=IF([.C149]&lt;&gt;[.C150];&quot;}),CRLFnew DomainEntry(&quot;&amp;[.C150]&amp;&quot;, &quot;&quot;&quot;&amp;INDEX([dom.$A$2:.$A$27];MATCH([.C150];[dom.$B$2:.$B$270]; ); 1)&amp;&quot;&quot;&quot;, new DomainEntry[] { CRLF&quot;;&quot;&quot;)">
            <text:p/>
          </table:table-cell>
          <table:table-cell table:formula="of:=&quot;new DomainEntry(&quot;&amp;[.B150]&amp;&quot;, &quot;&quot;&quot; &amp;[.A150]&amp;&quot;&quot;&quot;),&quot;" office:value-type="string" office:string-value="new DomainEntry(1183, &quot;Children's Literature&quot;)," calcext:value-type="string">
            <text:p>new DomainEntry(1183, "Children's Literature")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-Books</text:p>
          </table:table-cell>
          <table:table-cell office:value-type="float" office:value="608" calcext:value-type="float">
            <text:p>608</text:p>
          </table:table-cell>
          <table:table-cell office:value-type="float" office:value="22" calcext:value-type="float">
            <text:p>22</text:p>
          </table:table-cell>
          <table:table-cell/>
          <table:table-cell table:style-name="ce3" table:formula="of:=IF([.C150]&lt;&gt;[.C151];&quot;}),CRLFnew DomainEntry(&quot;&amp;[.C151]&amp;&quot;, &quot;&quot;&quot;&amp;INDEX([dom.$A$2:.$A$27];MATCH([.C151];[dom.$B$2:.$B$270]; ); 1)&amp;&quot;&quot;&quot;, new DomainEntry[] { CRLF&quot;;&quot;&quot;)">
            <text:p/>
          </table:table-cell>
          <table:table-cell table:formula="of:=&quot;new DomainEntry(&quot;&amp;[.B151]&amp;&quot;, &quot;&quot;&quot; &amp;[.A151]&amp;&quot;&quot;&quot;),&quot;" office:value-type="string" office:string-value="new DomainEntry(608, &quot;E-Books&quot;)," calcext:value-type="string">
            <text:p>new DomainEntry(608, "E-Books")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n Fiction</text:p>
          </table:table-cell>
          <table:table-cell office:value-type="float" office:value="540" calcext:value-type="float">
            <text:p>540</text:p>
          </table:table-cell>
          <table:table-cell office:value-type="float" office:value="22" calcext:value-type="float">
            <text:p>22</text:p>
          </table:table-cell>
          <table:table-cell/>
          <table:table-cell table:style-name="ce3" table:formula="of:=IF([.C151]&lt;&gt;[.C152];&quot;}),CRLFnew DomainEntry(&quot;&amp;[.C152]&amp;&quot;, &quot;&quot;&quot;&amp;INDEX([dom.$A$2:.$A$27];MATCH([.C152];[dom.$B$2:.$B$270]; ); 1)&amp;&quot;&quot;&quot;, new DomainEntry[] { CRLF&quot;;&quot;&quot;)">
            <text:p/>
          </table:table-cell>
          <table:table-cell table:formula="of:=&quot;new DomainEntry(&quot;&amp;[.B152]&amp;&quot;, &quot;&quot;&quot; &amp;[.A152]&amp;&quot;&quot;&quot;),&quot;" office:value-type="string" office:string-value="new DomainEntry(540, &quot;Fan Fiction&quot;)," calcext:value-type="string">
            <text:p>new DomainEntry(540, "Fan Fiction")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terary Classics</text:p>
          </table:table-cell>
          <table:table-cell office:value-type="float" office:value="1184" calcext:value-type="float">
            <text:p>1184</text:p>
          </table:table-cell>
          <table:table-cell office:value-type="float" office:value="22" calcext:value-type="float">
            <text:p>22</text:p>
          </table:table-cell>
          <table:table-cell/>
          <table:table-cell table:style-name="ce3" table:formula="of:=IF([.C152]&lt;&gt;[.C153];&quot;}),CRLFnew DomainEntry(&quot;&amp;[.C153]&amp;&quot;, &quot;&quot;&quot;&amp;INDEX([dom.$A$2:.$A$27];MATCH([.C153];[dom.$B$2:.$B$270]; ); 1)&amp;&quot;&quot;&quot;, new DomainEntry[] { CRLF&quot;;&quot;&quot;)">
            <text:p/>
          </table:table-cell>
          <table:table-cell table:formula="of:=&quot;new DomainEntry(&quot;&amp;[.B153]&amp;&quot;, &quot;&quot;&quot; &amp;[.A153]&amp;&quot;&quot;&quot;),&quot;" office:value-type="string" office:string-value="new DomainEntry(1184, &quot;Literary Classics&quot;)," calcext:value-type="string">
            <text:p>new DomainEntry(1184, "Literary Classics")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gazines</text:p>
          </table:table-cell>
          <table:table-cell office:value-type="float" office:value="412" calcext:value-type="float">
            <text:p>412</text:p>
          </table:table-cell>
          <table:table-cell office:value-type="float" office:value="22" calcext:value-type="float">
            <text:p>22</text:p>
          </table:table-cell>
          <table:table-cell/>
          <table:table-cell table:style-name="ce3" table:formula="of:=IF([.C153]&lt;&gt;[.C154];&quot;}),CRLFnew DomainEntry(&quot;&amp;[.C154]&amp;&quot;, &quot;&quot;&quot;&amp;INDEX([dom.$A$2:.$A$27];MATCH([.C154];[dom.$B$2:.$B$270]; ); 1)&amp;&quot;&quot;&quot;, new DomainEntry[] { CRLF&quot;;&quot;&quot;)">
            <text:p/>
          </table:table-cell>
          <table:table-cell table:formula="of:=&quot;new DomainEntry(&quot;&amp;[.B154]&amp;&quot;, &quot;&quot;&quot; &amp;[.A154]&amp;&quot;&quot;&quot;),&quot;" office:value-type="string" office:string-value="new DomainEntry(412, &quot;Magazines&quot;)," calcext:value-type="string">
            <text:p>new DomainEntry(412, "Magazines")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etry</text:p>
          </table:table-cell>
          <table:table-cell office:value-type="float" office:value="565" calcext:value-type="float">
            <text:p>565</text:p>
          </table:table-cell>
          <table:table-cell office:value-type="float" office:value="22" calcext:value-type="float">
            <text:p>22</text:p>
          </table:table-cell>
          <table:table-cell/>
          <table:table-cell table:style-name="ce3" table:formula="of:=IF([.C154]&lt;&gt;[.C155];&quot;}),CRLFnew DomainEntry(&quot;&amp;[.C155]&amp;&quot;, &quot;&quot;&quot;&amp;INDEX([dom.$A$2:.$A$27];MATCH([.C155];[dom.$B$2:.$B$270]; ); 1)&amp;&quot;&quot;&quot;, new DomainEntry[] { CRLF&quot;;&quot;&quot;)">
            <text:p/>
          </table:table-cell>
          <table:table-cell table:formula="of:=&quot;new DomainEntry(&quot;&amp;[.B155]&amp;&quot;, &quot;&quot;&quot; &amp;[.A155]&amp;&quot;&quot;&quot;),&quot;" office:value-type="string" office:string-value="new DomainEntry(565, &quot;Poetry&quot;)," calcext:value-type="string">
            <text:p>new DomainEntry(565, "Poetry")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riters Resources</text:p>
          </table:table-cell>
          <table:table-cell office:value-type="float" office:value="1177" calcext:value-type="float">
            <text:p>1177</text:p>
          </table:table-cell>
          <table:table-cell office:value-type="float" office:value="22" calcext:value-type="float">
            <text:p>22</text:p>
          </table:table-cell>
          <table:table-cell/>
          <table:table-cell table:style-name="ce3" table:formula="of:=IF([.C155]&lt;&gt;[.C156];&quot;}),CRLFnew DomainEntry(&quot;&amp;[.C156]&amp;&quot;, &quot;&quot;&quot;&amp;INDEX([dom.$A$2:.$A$27];MATCH([.C156];[dom.$B$2:.$B$270]; ); 1)&amp;&quot;&quot;&quot;, new DomainEntry[] { CRLF&quot;;&quot;&quot;)">
            <text:p/>
          </table:table-cell>
          <table:table-cell table:formula="of:=&quot;new DomainEntry(&quot;&amp;[.B156]&amp;&quot;, &quot;&quot;&quot; &amp;[.A156]&amp;&quot;&quot;&quot;),&quot;" office:value-type="string" office:string-value="new DomainEntry(1177, &quot;Writers Resources&quot;)," calcext:value-type="string">
            <text:p>new DomainEntry(1177, "Writers Resources")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partments &amp; Residential Rentals</text:p>
          </table:table-cell>
          <table:table-cell office:value-type="float" office:value="378" calcext:value-type="float">
            <text:p>378</text:p>
          </table:table-cell>
          <table:table-cell office:value-type="float" office:value="29" calcext:value-type="float">
            <text:p>29</text:p>
          </table:table-cell>
          <table:table-cell/>
          <table:table-cell table:style-name="ce3" table:formula="of:=IF([.C156]&lt;&gt;[.C157];&quot;}),CRLFnew DomainEntry(&quot;&amp;[.C157]&amp;&quot;, &quot;&quot;&quot;&amp;INDEX([dom.$A$2:.$A$27];MATCH([.C157];[dom.$B$2:.$B$270]; ); 1)&amp;&quot;&quot;&quot;, new DomainEntry[] { CRLF&quot;;&quot;&quot;)" office:value-type="string" office:string-value="}),CRLFnew DomainEntry(29, &quot;Real Estate&quot;, new DomainEntry[] { CRLF" calcext:value-type="string">
            <text:p>}),CRLFnew DomainEntry(29, "Real Estate", new DomainEntry[] { CRLF</text:p>
          </table:table-cell>
          <table:table-cell table:formula="of:=&quot;new DomainEntry(&quot;&amp;[.B157]&amp;&quot;, &quot;&quot;&quot; &amp;[.A157]&amp;&quot;&quot;&quot;),&quot;" office:value-type="string" office:string-value="new DomainEntry(378, &quot;Apartments &amp; Residential Rentals&quot;)," calcext:value-type="string">
            <text:p>new DomainEntry(378, "Apartments &amp; Residential Rentals")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nk-Owned &amp; Foreclosed Properties</text:p>
          </table:table-cell>
          <table:table-cell office:value-type="float" office:value="1460" calcext:value-type="float">
            <text:p>1460</text:p>
          </table:table-cell>
          <table:table-cell office:value-type="float" office:value="29" calcext:value-type="float">
            <text:p>29</text:p>
          </table:table-cell>
          <table:table-cell/>
          <table:table-cell table:style-name="ce3" table:formula="of:=IF([.C157]&lt;&gt;[.C158];&quot;}),CRLFnew DomainEntry(&quot;&amp;[.C158]&amp;&quot;, &quot;&quot;&quot;&amp;INDEX([dom.$A$2:.$A$27];MATCH([.C158];[dom.$B$2:.$B$270]; ); 1)&amp;&quot;&quot;&quot;, new DomainEntry[] { CRLF&quot;;&quot;&quot;)">
            <text:p/>
          </table:table-cell>
          <table:table-cell table:formula="of:=&quot;new DomainEntry(&quot;&amp;[.B158]&amp;&quot;, &quot;&quot;&quot; &amp;[.A158]&amp;&quot;&quot;&quot;),&quot;" office:value-type="string" office:string-value="new DomainEntry(1460, &quot;Bank-Owned &amp; Foreclosed Properties&quot;)," calcext:value-type="string">
            <text:p>new DomainEntry(1460, "Bank-Owned &amp; Foreclosed Properties")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mercial &amp; Investment Real Estate</text:p>
          </table:table-cell>
          <table:table-cell office:value-type="float" office:value="1178" calcext:value-type="float">
            <text:p>1178</text:p>
          </table:table-cell>
          <table:table-cell office:value-type="float" office:value="29" calcext:value-type="float">
            <text:p>29</text:p>
          </table:table-cell>
          <table:table-cell/>
          <table:table-cell table:style-name="ce3" table:formula="of:=IF([.C158]&lt;&gt;[.C159];&quot;}),CRLFnew DomainEntry(&quot;&amp;[.C159]&amp;&quot;, &quot;&quot;&quot;&amp;INDEX([dom.$A$2:.$A$27];MATCH([.C159];[dom.$B$2:.$B$270]; ); 1)&amp;&quot;&quot;&quot;, new DomainEntry[] { CRLF&quot;;&quot;&quot;)">
            <text:p/>
          </table:table-cell>
          <table:table-cell table:formula="of:=&quot;new DomainEntry(&quot;&amp;[.B159]&amp;&quot;, &quot;&quot;&quot; &amp;[.A159]&amp;&quot;&quot;&quot;),&quot;" office:value-type="string" office:string-value="new DomainEntry(1178, &quot;Commercial &amp; Investment Real Estate&quot;)," calcext:value-type="string">
            <text:p>new DomainEntry(1178, "Commercial &amp; Investment Real Estate")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perty Development</text:p>
          </table:table-cell>
          <table:table-cell office:value-type="float" office:value="687" calcext:value-type="float">
            <text:p>687</text:p>
          </table:table-cell>
          <table:table-cell office:value-type="float" office:value="29" calcext:value-type="float">
            <text:p>29</text:p>
          </table:table-cell>
          <table:table-cell/>
          <table:table-cell table:style-name="ce3" table:formula="of:=IF([.C159]&lt;&gt;[.C160];&quot;}),CRLFnew DomainEntry(&quot;&amp;[.C160]&amp;&quot;, &quot;&quot;&quot;&amp;INDEX([dom.$A$2:.$A$27];MATCH([.C160];[dom.$B$2:.$B$270]; ); 1)&amp;&quot;&quot;&quot;, new DomainEntry[] { CRLF&quot;;&quot;&quot;)">
            <text:p/>
          </table:table-cell>
          <table:table-cell table:formula="of:=&quot;new DomainEntry(&quot;&amp;[.B160]&amp;&quot;, &quot;&quot;&quot; &amp;[.A160]&amp;&quot;&quot;&quot;),&quot;" office:value-type="string" office:string-value="new DomainEntry(687, &quot;Property Development&quot;)," calcext:value-type="string">
            <text:p>new DomainEntry(687, "Property Development")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perty Inspections &amp; Appraisals</text:p>
          </table:table-cell>
          <table:table-cell office:value-type="float" office:value="463" calcext:value-type="float">
            <text:p>463</text:p>
          </table:table-cell>
          <table:table-cell office:value-type="float" office:value="29" calcext:value-type="float">
            <text:p>29</text:p>
          </table:table-cell>
          <table:table-cell/>
          <table:table-cell table:style-name="ce3" table:formula="of:=IF([.C160]&lt;&gt;[.C161];&quot;}),CRLFnew DomainEntry(&quot;&amp;[.C161]&amp;&quot;, &quot;&quot;&quot;&amp;INDEX([dom.$A$2:.$A$27];MATCH([.C161];[dom.$B$2:.$B$270]; ); 1)&amp;&quot;&quot;&quot;, new DomainEntry[] { CRLF&quot;;&quot;&quot;)">
            <text:p/>
          </table:table-cell>
          <table:table-cell table:formula="of:=&quot;new DomainEntry(&quot;&amp;[.B161]&amp;&quot;, &quot;&quot;&quot; &amp;[.A161]&amp;&quot;&quot;&quot;),&quot;" office:value-type="string" office:string-value="new DomainEntry(463, &quot;Property Inspections &amp; Appraisals&quot;)," calcext:value-type="string">
            <text:p>new DomainEntry(463, "Property Inspections &amp; Appraisals")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perty Management</text:p>
          </table:table-cell>
          <table:table-cell office:value-type="float" office:value="425" calcext:value-type="float">
            <text:p>425</text:p>
          </table:table-cell>
          <table:table-cell office:value-type="float" office:value="29" calcext:value-type="float">
            <text:p>29</text:p>
          </table:table-cell>
          <table:table-cell/>
          <table:table-cell table:style-name="ce3" table:formula="of:=IF([.C161]&lt;&gt;[.C162];&quot;}),CRLFnew DomainEntry(&quot;&amp;[.C162]&amp;&quot;, &quot;&quot;&quot;&amp;INDEX([dom.$A$2:.$A$27];MATCH([.C162];[dom.$B$2:.$B$270]; ); 1)&amp;&quot;&quot;&quot;, new DomainEntry[] { CRLF&quot;;&quot;&quot;)">
            <text:p/>
          </table:table-cell>
          <table:table-cell table:formula="of:=&quot;new DomainEntry(&quot;&amp;[.B162]&amp;&quot;, &quot;&quot;&quot; &amp;[.A162]&amp;&quot;&quot;&quot;),&quot;" office:value-type="string" office:string-value="new DomainEntry(425, &quot;Property Management&quot;)," calcext:value-type="string">
            <text:p>new DomainEntry(425, "Property Management")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al Estate Agencies</text:p>
          </table:table-cell>
          <table:table-cell office:value-type="float" office:value="96" calcext:value-type="float">
            <text:p>96</text:p>
          </table:table-cell>
          <table:table-cell office:value-type="float" office:value="29" calcext:value-type="float">
            <text:p>29</text:p>
          </table:table-cell>
          <table:table-cell/>
          <table:table-cell table:style-name="ce3" table:formula="of:=IF([.C162]&lt;&gt;[.C163];&quot;}),CRLFnew DomainEntry(&quot;&amp;[.C163]&amp;&quot;, &quot;&quot;&quot;&amp;INDEX([dom.$A$2:.$A$27];MATCH([.C163];[dom.$B$2:.$B$270]; ); 1)&amp;&quot;&quot;&quot;, new DomainEntry[] { CRLF&quot;;&quot;&quot;)">
            <text:p/>
          </table:table-cell>
          <table:table-cell table:formula="of:=&quot;new DomainEntry(&quot;&amp;[.B163]&amp;&quot;, &quot;&quot;&quot; &amp;[.A163]&amp;&quot;&quot;&quot;),&quot;" office:value-type="string" office:string-value="new DomainEntry(96, &quot;Real Estate Agencies&quot;)," calcext:value-type="string">
            <text:p>new DomainEntry(96, "Real Estate Agencies")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al Estate Listings</text:p>
          </table:table-cell>
          <table:table-cell office:value-type="float" office:value="1080" calcext:value-type="float">
            <text:p>1080</text:p>
          </table:table-cell>
          <table:table-cell office:value-type="float" office:value="29" calcext:value-type="float">
            <text:p>29</text:p>
          </table:table-cell>
          <table:table-cell/>
          <table:table-cell table:style-name="ce3" table:formula="of:=IF([.C163]&lt;&gt;[.C164];&quot;}),CRLFnew DomainEntry(&quot;&amp;[.C164]&amp;&quot;, &quot;&quot;&quot;&amp;INDEX([dom.$A$2:.$A$27];MATCH([.C164];[dom.$B$2:.$B$270]; ); 1)&amp;&quot;&quot;&quot;, new DomainEntry[] { CRLF&quot;;&quot;&quot;)">
            <text:p/>
          </table:table-cell>
          <table:table-cell table:formula="of:=&quot;new DomainEntry(&quot;&amp;[.B164]&amp;&quot;, &quot;&quot;&quot; &amp;[.A164]&amp;&quot;&quot;&quot;),&quot;" office:value-type="string" office:string-value="new DomainEntry(1080, &quot;Real Estate Listings&quot;)," calcext:value-type="string">
            <text:p>new DomainEntry(1080, "Real Estate Listings")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shares &amp; Vacation Properties</text:p>
          </table:table-cell>
          <table:table-cell office:value-type="float" office:value="1081" calcext:value-type="float">
            <text:p>1081</text:p>
          </table:table-cell>
          <table:table-cell office:value-type="float" office:value="29" calcext:value-type="float">
            <text:p>29</text:p>
          </table:table-cell>
          <table:table-cell/>
          <table:table-cell table:style-name="ce3" table:formula="of:=IF([.C164]&lt;&gt;[.C165];&quot;}),CRLFnew DomainEntry(&quot;&amp;[.C165]&amp;&quot;, &quot;&quot;&quot;&amp;INDEX([dom.$A$2:.$A$27];MATCH([.C165];[dom.$B$2:.$B$270]; ); 1)&amp;&quot;&quot;&quot;, new DomainEntry[] { CRLF&quot;;&quot;&quot;)">
            <text:p/>
          </table:table-cell>
          <table:table-cell table:formula="of:=&quot;new DomainEntry(&quot;&amp;[.B165]&amp;&quot;, &quot;&quot;&quot; &amp;[.A165]&amp;&quot;&quot;&quot;),&quot;" office:value-type="string" office:string-value="new DomainEntry(1081, &quot;Timeshares &amp; Vacation Properties&quot;)," calcext:value-type="string">
            <text:p>new DomainEntry(1081, "Timeshares &amp; Vacation Properties")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eauty Pageants</text:p>
          </table:table-cell>
          <table:table-cell office:value-type="float" office:value="1219" calcext:value-type="float">
            <text:p>1219</text:p>
          </table:table-cell>
          <table:table-cell office:value-type="float" office:value="44" calcext:value-type="float">
            <text:p>44</text:p>
          </table:table-cell>
          <table:table-cell/>
          <table:table-cell table:style-name="ce3" table:formula="of:=IF([.C165]&lt;&gt;[.C166];&quot;}),CRLFnew DomainEntry(&quot;&amp;[.C166]&amp;&quot;, &quot;&quot;&quot;&amp;INDEX([dom.$A$2:.$A$27];MATCH([.C166];[dom.$B$2:.$B$270]; ); 1)&amp;&quot;&quot;&quot;, new DomainEntry[] { CRLF&quot;;&quot;&quot;)" office:value-type="string" office:string-value="}),CRLFnew DomainEntry(44, &quot;Beauty &amp; Fitness&quot;, new DomainEntry[] { CRLF" calcext:value-type="string">
            <text:p>}),CRLFnew DomainEntry(44, "Beauty &amp; Fitness", new DomainEntry[] { CRLF</text:p>
          </table:table-cell>
          <table:table-cell table:formula="of:=&quot;new DomainEntry(&quot;&amp;[.B166]&amp;&quot;, &quot;&quot;&quot; &amp;[.A166]&amp;&quot;&quot;&quot;),&quot;" office:value-type="string" office:string-value="new DomainEntry(1219, &quot;Beauty Pageants&quot;)," calcext:value-type="string">
            <text:p>new DomainEntry(1219, "Beauty Pageants")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ody Art</text:p>
          </table:table-cell>
          <table:table-cell office:value-type="float" office:value="239" calcext:value-type="float">
            <text:p>239</text:p>
          </table:table-cell>
          <table:table-cell office:value-type="float" office:value="44" calcext:value-type="float">
            <text:p>44</text:p>
          </table:table-cell>
          <table:table-cell/>
          <table:table-cell table:style-name="ce3" table:formula="of:=IF([.C166]&lt;&gt;[.C167];&quot;}),CRLFnew DomainEntry(&quot;&amp;[.C167]&amp;&quot;, &quot;&quot;&quot;&amp;INDEX([dom.$A$2:.$A$27];MATCH([.C167];[dom.$B$2:.$B$270]; ); 1)&amp;&quot;&quot;&quot;, new DomainEntry[] { CRLF&quot;;&quot;&quot;)">
            <text:p/>
          </table:table-cell>
          <table:table-cell table:formula="of:=&quot;new DomainEntry(&quot;&amp;[.B167]&amp;&quot;, &quot;&quot;&quot; &amp;[.A167]&amp;&quot;&quot;&quot;),&quot;" office:value-type="string" office:string-value="new DomainEntry(239, &quot;Body Art&quot;)," calcext:value-type="string">
            <text:p>new DomainEntry(239, "Body Art")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smetic Procedures</text:p>
          </table:table-cell>
          <table:table-cell office:value-type="float" office:value="1220" calcext:value-type="float">
            <text:p>1220</text:p>
          </table:table-cell>
          <table:table-cell office:value-type="float" office:value="44" calcext:value-type="float">
            <text:p>44</text:p>
          </table:table-cell>
          <table:table-cell/>
          <table:table-cell table:style-name="ce3" table:formula="of:=IF([.C167]&lt;&gt;[.C168];&quot;}),CRLFnew DomainEntry(&quot;&amp;[.C168]&amp;&quot;, &quot;&quot;&quot;&amp;INDEX([dom.$A$2:.$A$27];MATCH([.C168];[dom.$B$2:.$B$270]; ); 1)&amp;&quot;&quot;&quot;, new DomainEntry[] { CRLF&quot;;&quot;&quot;)">
            <text:p/>
          </table:table-cell>
          <table:table-cell table:formula="of:=&quot;new DomainEntry(&quot;&amp;[.B168]&amp;&quot;, &quot;&quot;&quot; &amp;[.A168]&amp;&quot;&quot;&quot;),&quot;" office:value-type="string" office:string-value="new DomainEntry(1220, &quot;Cosmetic Procedures&quot;)," calcext:value-type="string">
            <text:p>new DomainEntry(1220, "Cosmetic Procedures")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smetology &amp; Beauty Professionals</text:p>
          </table:table-cell>
          <table:table-cell office:value-type="float" office:value="147" calcext:value-type="float">
            <text:p>147</text:p>
          </table:table-cell>
          <table:table-cell office:value-type="float" office:value="44" calcext:value-type="float">
            <text:p>44</text:p>
          </table:table-cell>
          <table:table-cell/>
          <table:table-cell table:style-name="ce3" table:formula="of:=IF([.C168]&lt;&gt;[.C169];&quot;}),CRLFnew DomainEntry(&quot;&amp;[.C169]&amp;&quot;, &quot;&quot;&quot;&amp;INDEX([dom.$A$2:.$A$27];MATCH([.C169];[dom.$B$2:.$B$270]; ); 1)&amp;&quot;&quot;&quot;, new DomainEntry[] { CRLF&quot;;&quot;&quot;)">
            <text:p/>
          </table:table-cell>
          <table:table-cell table:formula="of:=&quot;new DomainEntry(&quot;&amp;[.B169]&amp;&quot;, &quot;&quot;&quot; &amp;[.A169]&amp;&quot;&quot;&quot;),&quot;" office:value-type="string" office:string-value="new DomainEntry(147, &quot;Cosmetology &amp; Beauty Professionals&quot;)," calcext:value-type="string">
            <text:p>new DomainEntry(147, "Cosmetology &amp; Beauty Professionals")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ce &amp; Body Care</text:p>
          </table:table-cell>
          <table:table-cell office:value-type="float" office:value="143" calcext:value-type="float">
            <text:p>143</text:p>
          </table:table-cell>
          <table:table-cell office:value-type="float" office:value="44" calcext:value-type="float">
            <text:p>44</text:p>
          </table:table-cell>
          <table:table-cell/>
          <table:table-cell table:style-name="ce3" table:formula="of:=IF([.C169]&lt;&gt;[.C170];&quot;}),CRLFnew DomainEntry(&quot;&amp;[.C170]&amp;&quot;, &quot;&quot;&quot;&amp;INDEX([dom.$A$2:.$A$27];MATCH([.C170];[dom.$B$2:.$B$270]; ); 1)&amp;&quot;&quot;&quot;, new DomainEntry[] { CRLF&quot;;&quot;&quot;)">
            <text:p/>
          </table:table-cell>
          <table:table-cell table:formula="of:=&quot;new DomainEntry(&quot;&amp;[.B170]&amp;&quot;, &quot;&quot;&quot; &amp;[.A170]&amp;&quot;&quot;&quot;),&quot;" office:value-type="string" office:string-value="new DomainEntry(143, &quot;Face &amp; Body Care&quot;)," calcext:value-type="string">
            <text:p>new DomainEntry(143, "Face &amp; Body Care")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shion &amp; Style</text:p>
          </table:table-cell>
          <table:table-cell office:value-type="float" office:value="185" calcext:value-type="float">
            <text:p>185</text:p>
          </table:table-cell>
          <table:table-cell office:value-type="float" office:value="44" calcext:value-type="float">
            <text:p>44</text:p>
          </table:table-cell>
          <table:table-cell/>
          <table:table-cell table:style-name="ce3" table:formula="of:=IF([.C170]&lt;&gt;[.C171];&quot;}),CRLFnew DomainEntry(&quot;&amp;[.C171]&amp;&quot;, &quot;&quot;&quot;&amp;INDEX([dom.$A$2:.$A$27];MATCH([.C171];[dom.$B$2:.$B$270]; ); 1)&amp;&quot;&quot;&quot;, new DomainEntry[] { CRLF&quot;;&quot;&quot;)">
            <text:p/>
          </table:table-cell>
          <table:table-cell table:formula="of:=&quot;new DomainEntry(&quot;&amp;[.B171]&amp;&quot;, &quot;&quot;&quot; &amp;[.A171]&amp;&quot;&quot;&quot;),&quot;" office:value-type="string" office:string-value="new DomainEntry(185, &quot;Fashion &amp; Style&quot;)," calcext:value-type="string">
            <text:p>new DomainEntry(185, "Fashion &amp; Style")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tness</text:p>
          </table:table-cell>
          <table:table-cell office:value-type="float" office:value="94" calcext:value-type="float">
            <text:p>94</text:p>
          </table:table-cell>
          <table:table-cell office:value-type="float" office:value="44" calcext:value-type="float">
            <text:p>44</text:p>
          </table:table-cell>
          <table:table-cell/>
          <table:table-cell table:style-name="ce3" table:formula="of:=IF([.C171]&lt;&gt;[.C172];&quot;}),CRLFnew DomainEntry(&quot;&amp;[.C172]&amp;&quot;, &quot;&quot;&quot;&amp;INDEX([dom.$A$2:.$A$27];MATCH([.C172];[dom.$B$2:.$B$270]; ); 1)&amp;&quot;&quot;&quot;, new DomainEntry[] { CRLF&quot;;&quot;&quot;)">
            <text:p/>
          </table:table-cell>
          <table:table-cell table:formula="of:=&quot;new DomainEntry(&quot;&amp;[.B172]&amp;&quot;, &quot;&quot;&quot; &amp;[.A172]&amp;&quot;&quot;&quot;),&quot;" office:value-type="string" office:string-value="new DomainEntry(94, &quot;Fitness&quot;)," calcext:value-type="string">
            <text:p>new DomainEntry(94, "Fitness")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ir Care</text:p>
          </table:table-cell>
          <table:table-cell office:value-type="float" office:value="146" calcext:value-type="float">
            <text:p>146</text:p>
          </table:table-cell>
          <table:table-cell office:value-type="float" office:value="44" calcext:value-type="float">
            <text:p>44</text:p>
          </table:table-cell>
          <table:table-cell/>
          <table:table-cell table:style-name="ce3" table:formula="of:=IF([.C172]&lt;&gt;[.C173];&quot;}),CRLFnew DomainEntry(&quot;&amp;[.C173]&amp;&quot;, &quot;&quot;&quot;&amp;INDEX([dom.$A$2:.$A$27];MATCH([.C173];[dom.$B$2:.$B$270]; ); 1)&amp;&quot;&quot;&quot;, new DomainEntry[] { CRLF&quot;;&quot;&quot;)">
            <text:p/>
          </table:table-cell>
          <table:table-cell table:formula="of:=&quot;new DomainEntry(&quot;&amp;[.B173]&amp;&quot;, &quot;&quot;&quot; &amp;[.A173]&amp;&quot;&quot;&quot;),&quot;" office:value-type="string" office:string-value="new DomainEntry(146, &quot;Hair Care&quot;)," calcext:value-type="string">
            <text:p>new DomainEntry(146, "Hair Care")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pas &amp; Beauty Services</text:p>
          </table:table-cell>
          <table:table-cell office:value-type="float" office:value="145" calcext:value-type="float">
            <text:p>145</text:p>
          </table:table-cell>
          <table:table-cell office:value-type="float" office:value="44" calcext:value-type="float">
            <text:p>44</text:p>
          </table:table-cell>
          <table:table-cell/>
          <table:table-cell table:style-name="ce3" table:formula="of:=IF([.C173]&lt;&gt;[.C174];&quot;}),CRLFnew DomainEntry(&quot;&amp;[.C174]&amp;&quot;, &quot;&quot;&quot;&amp;INDEX([dom.$A$2:.$A$27];MATCH([.C174];[dom.$B$2:.$B$270]; ); 1)&amp;&quot;&quot;&quot;, new DomainEntry[] { CRLF&quot;;&quot;&quot;)">
            <text:p/>
          </table:table-cell>
          <table:table-cell table:formula="of:=&quot;new DomainEntry(&quot;&amp;[.B174]&amp;&quot;, &quot;&quot;&quot; &amp;[.A174]&amp;&quot;&quot;&quot;),&quot;" office:value-type="string" office:string-value="new DomainEntry(145, &quot;Spas &amp; Beauty Services&quot;)," calcext:value-type="string">
            <text:p>new DomainEntry(145, "Spas &amp; Beauty Services")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eight Loss</text:p>
          </table:table-cell>
          <table:table-cell office:value-type="float" office:value="236" calcext:value-type="float">
            <text:p>236</text:p>
          </table:table-cell>
          <table:table-cell office:value-type="float" office:value="44" calcext:value-type="float">
            <text:p>44</text:p>
          </table:table-cell>
          <table:table-cell/>
          <table:table-cell table:style-name="ce3" table:formula="of:=IF([.C174]&lt;&gt;[.C175];&quot;}),CRLFnew DomainEntry(&quot;&amp;[.C175]&amp;&quot;, &quot;&quot;&quot;&amp;INDEX([dom.$A$2:.$A$27];MATCH([.C175];[dom.$B$2:.$B$270]; ); 1)&amp;&quot;&quot;&quot;, new DomainEntry[] { CRLF&quot;;&quot;&quot;)">
            <text:p/>
          </table:table-cell>
          <table:table-cell table:formula="of:=&quot;new DomainEntry(&quot;&amp;[.B175]&amp;&quot;, &quot;&quot;&quot; &amp;[.A175]&amp;&quot;&quot;&quot;),&quot;" office:value-type="string" office:string-value="new DomainEntry(236, &quot;Weight Loss&quot;)," calcext:value-type="string">
            <text:p>new DomainEntry(236, "Weight Loss")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ging &amp; Geriatrics</text:p>
          </table:table-cell>
          <table:table-cell office:value-type="float" office:value="623" calcext:value-type="float">
            <text:p>623</text:p>
          </table:table-cell>
          <table:table-cell office:value-type="float" office:value="45" calcext:value-type="float">
            <text:p>45</text:p>
          </table:table-cell>
          <table:table-cell/>
          <table:table-cell table:style-name="ce3" table:formula="of:=IF([.C175]&lt;&gt;[.C176];&quot;}),CRLFnew DomainEntry(&quot;&amp;[.C176]&amp;&quot;, &quot;&quot;&quot;&amp;INDEX([dom.$A$2:.$A$27];MATCH([.C176];[dom.$B$2:.$B$270]; ); 1)&amp;&quot;&quot;&quot;, new DomainEntry[] { CRLF&quot;;&quot;&quot;)" office:value-type="string" office:string-value="}),CRLFnew DomainEntry(45, &quot;Health&quot;, new DomainEntry[] { CRLF" calcext:value-type="string">
            <text:p>}),CRLFnew DomainEntry(45, "Health", new DomainEntry[] { CRLF</text:p>
          </table:table-cell>
          <table:table-cell table:formula="of:=&quot;new DomainEntry(&quot;&amp;[.B176]&amp;&quot;, &quot;&quot;&quot; &amp;[.A176]&amp;&quot;&quot;&quot;),&quot;" office:value-type="string" office:string-value="new DomainEntry(623, &quot;Aging &amp; Geriatrics&quot;)," calcext:value-type="string">
            <text:p>new DomainEntry(623, "Aging &amp; Geriatrics")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ternative &amp; Natural Medicine</text:p>
          </table:table-cell>
          <table:table-cell office:value-type="float" office:value="499" calcext:value-type="float">
            <text:p>499</text:p>
          </table:table-cell>
          <table:table-cell office:value-type="float" office:value="45" calcext:value-type="float">
            <text:p>45</text:p>
          </table:table-cell>
          <table:table-cell/>
          <table:table-cell table:style-name="ce3" table:formula="of:=IF([.C176]&lt;&gt;[.C177];&quot;}),CRLFnew DomainEntry(&quot;&amp;[.C177]&amp;&quot;, &quot;&quot;&quot;&amp;INDEX([dom.$A$2:.$A$27];MATCH([.C177];[dom.$B$2:.$B$270]; ); 1)&amp;&quot;&quot;&quot;, new DomainEntry[] { CRLF&quot;;&quot;&quot;)">
            <text:p/>
          </table:table-cell>
          <table:table-cell table:formula="of:=&quot;new DomainEntry(&quot;&amp;[.B177]&amp;&quot;, &quot;&quot;&quot; &amp;[.A177]&amp;&quot;&quot;&quot;),&quot;" office:value-type="string" office:string-value="new DomainEntry(499, &quot;Alternative &amp; Natural Medicine&quot;)," calcext:value-type="string">
            <text:p>new DomainEntry(499, "Alternative &amp; Natural Medicine")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ealth Conditions</text:p>
          </table:table-cell>
          <table:table-cell office:value-type="float" office:value="419" calcext:value-type="float">
            <text:p>419</text:p>
          </table:table-cell>
          <table:table-cell office:value-type="float" office:value="45" calcext:value-type="float">
            <text:p>45</text:p>
          </table:table-cell>
          <table:table-cell/>
          <table:table-cell table:style-name="ce3" table:formula="of:=IF([.C177]&lt;&gt;[.C178];&quot;}),CRLFnew DomainEntry(&quot;&amp;[.C178]&amp;&quot;, &quot;&quot;&quot;&amp;INDEX([dom.$A$2:.$A$27];MATCH([.C178];[dom.$B$2:.$B$270]; ); 1)&amp;&quot;&quot;&quot;, new DomainEntry[] { CRLF&quot;;&quot;&quot;)">
            <text:p/>
          </table:table-cell>
          <table:table-cell table:formula="of:=&quot;new DomainEntry(&quot;&amp;[.B178]&amp;&quot;, &quot;&quot;&quot; &amp;[.A178]&amp;&quot;&quot;&quot;),&quot;" office:value-type="string" office:string-value="new DomainEntry(419, &quot;Health Conditions&quot;)," calcext:value-type="string">
            <text:p>new DomainEntry(419, "Health Conditions")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ealth Education &amp; Medical Training</text:p>
          </table:table-cell>
          <table:table-cell office:value-type="float" office:value="254" calcext:value-type="float">
            <text:p>254</text:p>
          </table:table-cell>
          <table:table-cell office:value-type="float" office:value="45" calcext:value-type="float">
            <text:p>45</text:p>
          </table:table-cell>
          <table:table-cell/>
          <table:table-cell table:style-name="ce3" table:formula="of:=IF([.C178]&lt;&gt;[.C179];&quot;}),CRLFnew DomainEntry(&quot;&amp;[.C179]&amp;&quot;, &quot;&quot;&quot;&amp;INDEX([dom.$A$2:.$A$27];MATCH([.C179];[dom.$B$2:.$B$270]; ); 1)&amp;&quot;&quot;&quot;, new DomainEntry[] { CRLF&quot;;&quot;&quot;)">
            <text:p/>
          </table:table-cell>
          <table:table-cell table:formula="of:=&quot;new DomainEntry(&quot;&amp;[.B179]&amp;&quot;, &quot;&quot;&quot; &amp;[.A179]&amp;&quot;&quot;&quot;),&quot;" office:value-type="string" office:string-value="new DomainEntry(254, &quot;Health Education &amp; Medical Training&quot;)," calcext:value-type="string">
            <text:p>new DomainEntry(254, "Health Education &amp; Medical Training")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ealth Foundations &amp; Medical Research</text:p>
          </table:table-cell>
          <table:table-cell office:value-type="float" office:value="252" calcext:value-type="float">
            <text:p>252</text:p>
          </table:table-cell>
          <table:table-cell office:value-type="float" office:value="45" calcext:value-type="float">
            <text:p>45</text:p>
          </table:table-cell>
          <table:table-cell/>
          <table:table-cell table:style-name="ce3" table:formula="of:=IF([.C179]&lt;&gt;[.C180];&quot;}),CRLFnew DomainEntry(&quot;&amp;[.C180]&amp;&quot;, &quot;&quot;&quot;&amp;INDEX([dom.$A$2:.$A$27];MATCH([.C180];[dom.$B$2:.$B$270]; ); 1)&amp;&quot;&quot;&quot;, new DomainEntry[] { CRLF&quot;;&quot;&quot;)">
            <text:p/>
          </table:table-cell>
          <table:table-cell table:formula="of:=&quot;new DomainEntry(&quot;&amp;[.B180]&amp;&quot;, &quot;&quot;&quot; &amp;[.A180]&amp;&quot;&quot;&quot;),&quot;" office:value-type="string" office:string-value="new DomainEntry(252, &quot;Health Foundations &amp; Medical Research&quot;)," calcext:value-type="string">
            <text:p>new DomainEntry(252, "Health Foundations &amp; Medical Research")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dical Devices &amp; Equipment</text:p>
          </table:table-cell>
          <table:table-cell office:value-type="float" office:value="251" calcext:value-type="float">
            <text:p>251</text:p>
          </table:table-cell>
          <table:table-cell office:value-type="float" office:value="45" calcext:value-type="float">
            <text:p>45</text:p>
          </table:table-cell>
          <table:table-cell/>
          <table:table-cell table:style-name="ce3" table:formula="of:=IF([.C180]&lt;&gt;[.C181];&quot;}),CRLFnew DomainEntry(&quot;&amp;[.C181]&amp;&quot;, &quot;&quot;&quot;&amp;INDEX([dom.$A$2:.$A$27];MATCH([.C181];[dom.$B$2:.$B$270]; ); 1)&amp;&quot;&quot;&quot;, new DomainEntry[] { CRLF&quot;;&quot;&quot;)">
            <text:p/>
          </table:table-cell>
          <table:table-cell table:formula="of:=&quot;new DomainEntry(&quot;&amp;[.B181]&amp;&quot;, &quot;&quot;&quot; &amp;[.A181]&amp;&quot;&quot;&quot;),&quot;" office:value-type="string" office:string-value="new DomainEntry(251, &quot;Medical Devices &amp; Equipment&quot;)," calcext:value-type="string">
            <text:p>new DomainEntry(251, "Medical Devices &amp; Equipment")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dical Facilities &amp; Services</text:p>
          </table:table-cell>
          <table:table-cell office:value-type="float" office:value="256" calcext:value-type="float">
            <text:p>256</text:p>
          </table:table-cell>
          <table:table-cell office:value-type="float" office:value="45" calcext:value-type="float">
            <text:p>45</text:p>
          </table:table-cell>
          <table:table-cell/>
          <table:table-cell table:style-name="ce3" table:formula="of:=IF([.C181]&lt;&gt;[.C182];&quot;}),CRLFnew DomainEntry(&quot;&amp;[.C182]&amp;&quot;, &quot;&quot;&quot;&amp;INDEX([dom.$A$2:.$A$27];MATCH([.C182];[dom.$B$2:.$B$270]; ); 1)&amp;&quot;&quot;&quot;, new DomainEntry[] { CRLF&quot;;&quot;&quot;)">
            <text:p/>
          </table:table-cell>
          <table:table-cell table:formula="of:=&quot;new DomainEntry(&quot;&amp;[.B182]&amp;&quot;, &quot;&quot;&quot; &amp;[.A182]&amp;&quot;&quot;&quot;),&quot;" office:value-type="string" office:string-value="new DomainEntry(256, &quot;Medical Facilities &amp; Services&quot;)," calcext:value-type="string">
            <text:p>new DomainEntry(256, "Medical Facilities &amp; Services")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dical Literature &amp; Resources</text:p>
          </table:table-cell>
          <table:table-cell office:value-type="float" office:value="253" calcext:value-type="float">
            <text:p>253</text:p>
          </table:table-cell>
          <table:table-cell office:value-type="float" office:value="45" calcext:value-type="float">
            <text:p>45</text:p>
          </table:table-cell>
          <table:table-cell/>
          <table:table-cell table:style-name="ce3" table:formula="of:=IF([.C182]&lt;&gt;[.C183];&quot;}),CRLFnew DomainEntry(&quot;&amp;[.C183]&amp;&quot;, &quot;&quot;&quot;&amp;INDEX([dom.$A$2:.$A$27];MATCH([.C183];[dom.$B$2:.$B$270]; ); 1)&amp;&quot;&quot;&quot;, new DomainEntry[] { CRLF&quot;;&quot;&quot;)">
            <text:p/>
          </table:table-cell>
          <table:table-cell table:formula="of:=&quot;new DomainEntry(&quot;&amp;[.B183]&amp;&quot;, &quot;&quot;&quot; &amp;[.A183]&amp;&quot;&quot;&quot;),&quot;" office:value-type="string" office:string-value="new DomainEntry(253, &quot;Medical Literature &amp; Resources&quot;)," calcext:value-type="string">
            <text:p>new DomainEntry(253, "Medical Literature &amp; Resources")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n's Health</text:p>
          </table:table-cell>
          <table:table-cell office:value-type="float" office:value="636" calcext:value-type="float">
            <text:p>636</text:p>
          </table:table-cell>
          <table:table-cell office:value-type="float" office:value="45" calcext:value-type="float">
            <text:p>45</text:p>
          </table:table-cell>
          <table:table-cell/>
          <table:table-cell table:style-name="ce3" table:formula="of:=IF([.C183]&lt;&gt;[.C184];&quot;}),CRLFnew DomainEntry(&quot;&amp;[.C184]&amp;&quot;, &quot;&quot;&quot;&amp;INDEX([dom.$A$2:.$A$27];MATCH([.C184];[dom.$B$2:.$B$270]; ); 1)&amp;&quot;&quot;&quot;, new DomainEntry[] { CRLF&quot;;&quot;&quot;)">
            <text:p/>
          </table:table-cell>
          <table:table-cell table:formula="of:=&quot;new DomainEntry(&quot;&amp;[.B184]&amp;&quot;, &quot;&quot;&quot; &amp;[.A184]&amp;&quot;&quot;&quot;),&quot;" office:value-type="string" office:string-value="new DomainEntry(636, &quot;Men's Health&quot;)," calcext:value-type="string">
            <text:p>new DomainEntry(636, "Men's Health")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ntal Health</text:p>
          </table:table-cell>
          <table:table-cell office:value-type="float" office:value="437" calcext:value-type="float">
            <text:p>437</text:p>
          </table:table-cell>
          <table:table-cell office:value-type="float" office:value="45" calcext:value-type="float">
            <text:p>45</text:p>
          </table:table-cell>
          <table:table-cell/>
          <table:table-cell table:style-name="ce3" table:formula="of:=IF([.C184]&lt;&gt;[.C185];&quot;}),CRLFnew DomainEntry(&quot;&amp;[.C185]&amp;&quot;, &quot;&quot;&quot;&amp;INDEX([dom.$A$2:.$A$27];MATCH([.C185];[dom.$B$2:.$B$270]; ); 1)&amp;&quot;&quot;&quot;, new DomainEntry[] { CRLF&quot;;&quot;&quot;)">
            <text:p/>
          </table:table-cell>
          <table:table-cell table:formula="of:=&quot;new DomainEntry(&quot;&amp;[.B185]&amp;&quot;, &quot;&quot;&quot; &amp;[.A185]&amp;&quot;&quot;&quot;),&quot;" office:value-type="string" office:string-value="new DomainEntry(437, &quot;Mental Health&quot;)," calcext:value-type="string">
            <text:p>new DomainEntry(437, "Mental Health")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ursing</text:p>
          </table:table-cell>
          <table:table-cell office:value-type="float" office:value="418" calcext:value-type="float">
            <text:p>418</text:p>
          </table:table-cell>
          <table:table-cell office:value-type="float" office:value="45" calcext:value-type="float">
            <text:p>45</text:p>
          </table:table-cell>
          <table:table-cell/>
          <table:table-cell table:style-name="ce3" table:formula="of:=IF([.C185]&lt;&gt;[.C186];&quot;}),CRLFnew DomainEntry(&quot;&amp;[.C186]&amp;&quot;, &quot;&quot;&quot;&amp;INDEX([dom.$A$2:.$A$27];MATCH([.C186];[dom.$B$2:.$B$270]; ); 1)&amp;&quot;&quot;&quot;, new DomainEntry[] { CRLF&quot;;&quot;&quot;)">
            <text:p/>
          </table:table-cell>
          <table:table-cell table:formula="of:=&quot;new DomainEntry(&quot;&amp;[.B186]&amp;&quot;, &quot;&quot;&quot; &amp;[.A186]&amp;&quot;&quot;&quot;),&quot;" office:value-type="string" office:string-value="new DomainEntry(418, &quot;Nursing&quot;)," calcext:value-type="string">
            <text:p>new DomainEntry(418, "Nursing")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utrition</text:p>
          </table:table-cell>
          <table:table-cell office:value-type="float" office:value="456" calcext:value-type="float">
            <text:p>456</text:p>
          </table:table-cell>
          <table:table-cell office:value-type="float" office:value="45" calcext:value-type="float">
            <text:p>45</text:p>
          </table:table-cell>
          <table:table-cell/>
          <table:table-cell table:style-name="ce3" table:formula="of:=IF([.C186]&lt;&gt;[.C187];&quot;}),CRLFnew DomainEntry(&quot;&amp;[.C187]&amp;&quot;, &quot;&quot;&quot;&amp;INDEX([dom.$A$2:.$A$27];MATCH([.C187];[dom.$B$2:.$B$270]; ); 1)&amp;&quot;&quot;&quot;, new DomainEntry[] { CRLF&quot;;&quot;&quot;)">
            <text:p/>
          </table:table-cell>
          <table:table-cell table:formula="of:=&quot;new DomainEntry(&quot;&amp;[.B187]&amp;&quot;, &quot;&quot;&quot; &amp;[.A187]&amp;&quot;&quot;&quot;),&quot;" office:value-type="string" office:string-value="new DomainEntry(456, &quot;Nutrition&quot;)," calcext:value-type="string">
            <text:p>new DomainEntry(456, "Nutrition")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ral &amp; Dental Care</text:p>
          </table:table-cell>
          <table:table-cell office:value-type="float" office:value="245" calcext:value-type="float">
            <text:p>245</text:p>
          </table:table-cell>
          <table:table-cell office:value-type="float" office:value="45" calcext:value-type="float">
            <text:p>45</text:p>
          </table:table-cell>
          <table:table-cell/>
          <table:table-cell table:style-name="ce3" table:formula="of:=IF([.C187]&lt;&gt;[.C188];&quot;}),CRLFnew DomainEntry(&quot;&amp;[.C188]&amp;&quot;, &quot;&quot;&quot;&amp;INDEX([dom.$A$2:.$A$27];MATCH([.C188];[dom.$B$2:.$B$270]; ); 1)&amp;&quot;&quot;&quot;, new DomainEntry[] { CRLF&quot;;&quot;&quot;)">
            <text:p/>
          </table:table-cell>
          <table:table-cell table:formula="of:=&quot;new DomainEntry(&quot;&amp;[.B188]&amp;&quot;, &quot;&quot;&quot; &amp;[.A188]&amp;&quot;&quot;&quot;),&quot;" office:value-type="string" office:string-value="new DomainEntry(245, &quot;Oral &amp; Dental Care&quot;)," calcext:value-type="string">
            <text:p>new DomainEntry(245, "Oral &amp; Dental Care")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diatrics</text:p>
          </table:table-cell>
          <table:table-cell office:value-type="float" office:value="645" calcext:value-type="float">
            <text:p>645</text:p>
          </table:table-cell>
          <table:table-cell office:value-type="float" office:value="45" calcext:value-type="float">
            <text:p>45</text:p>
          </table:table-cell>
          <table:table-cell/>
          <table:table-cell table:style-name="ce3" table:formula="of:=IF([.C188]&lt;&gt;[.C189];&quot;}),CRLFnew DomainEntry(&quot;&amp;[.C189]&amp;&quot;, &quot;&quot;&quot;&amp;INDEX([dom.$A$2:.$A$27];MATCH([.C189];[dom.$B$2:.$B$270]; ); 1)&amp;&quot;&quot;&quot;, new DomainEntry[] { CRLF&quot;;&quot;&quot;)">
            <text:p/>
          </table:table-cell>
          <table:table-cell table:formula="of:=&quot;new DomainEntry(&quot;&amp;[.B189]&amp;&quot;, &quot;&quot;&quot; &amp;[.A189]&amp;&quot;&quot;&quot;),&quot;" office:value-type="string" office:string-value="new DomainEntry(645, &quot;Pediatrics&quot;)," calcext:value-type="string">
            <text:p>new DomainEntry(645, "Pediatrics")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harmacy</text:p>
          </table:table-cell>
          <table:table-cell office:value-type="float" office:value="248" calcext:value-type="float">
            <text:p>248</text:p>
          </table:table-cell>
          <table:table-cell office:value-type="float" office:value="45" calcext:value-type="float">
            <text:p>45</text:p>
          </table:table-cell>
          <table:table-cell/>
          <table:table-cell table:style-name="ce3" table:formula="of:=IF([.C189]&lt;&gt;[.C190];&quot;}),CRLFnew DomainEntry(&quot;&amp;[.C190]&amp;&quot;, &quot;&quot;&quot;&amp;INDEX([dom.$A$2:.$A$27];MATCH([.C190];[dom.$B$2:.$B$270]; ); 1)&amp;&quot;&quot;&quot;, new DomainEntry[] { CRLF&quot;;&quot;&quot;)">
            <text:p/>
          </table:table-cell>
          <table:table-cell table:formula="of:=&quot;new DomainEntry(&quot;&amp;[.B190]&amp;&quot;, &quot;&quot;&quot; &amp;[.A190]&amp;&quot;&quot;&quot;),&quot;" office:value-type="string" office:string-value="new DomainEntry(248, &quot;Pharmacy&quot;)," calcext:value-type="string">
            <text:p>new DomainEntry(248, "Pharmacy")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ublic Health</text:p>
          </table:table-cell>
          <table:table-cell office:value-type="float" office:value="947" calcext:value-type="float">
            <text:p>947</text:p>
          </table:table-cell>
          <table:table-cell office:value-type="float" office:value="45" calcext:value-type="float">
            <text:p>45</text:p>
          </table:table-cell>
          <table:table-cell/>
          <table:table-cell table:style-name="ce3" table:formula="of:=IF([.C190]&lt;&gt;[.C191];&quot;}),CRLFnew DomainEntry(&quot;&amp;[.C191]&amp;&quot;, &quot;&quot;&quot;&amp;INDEX([dom.$A$2:.$A$27];MATCH([.C191];[dom.$B$2:.$B$270]; ); 1)&amp;&quot;&quot;&quot;, new DomainEntry[] { CRLF&quot;;&quot;&quot;)">
            <text:p/>
          </table:table-cell>
          <table:table-cell table:formula="of:=&quot;new DomainEntry(&quot;&amp;[.B191]&amp;&quot;, &quot;&quot;&quot; &amp;[.A191]&amp;&quot;&quot;&quot;),&quot;" office:value-type="string" office:string-value="new DomainEntry(947, &quot;Public Health&quot;)," calcext:value-type="string">
            <text:p>new DomainEntry(947, "Public Health")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productive Health</text:p>
          </table:table-cell>
          <table:table-cell office:value-type="float" office:value="195" calcext:value-type="float">
            <text:p>195</text:p>
          </table:table-cell>
          <table:table-cell office:value-type="float" office:value="45" calcext:value-type="float">
            <text:p>45</text:p>
          </table:table-cell>
          <table:table-cell/>
          <table:table-cell table:style-name="ce3" table:formula="of:=IF([.C191]&lt;&gt;[.C192];&quot;}),CRLFnew DomainEntry(&quot;&amp;[.C192]&amp;&quot;, &quot;&quot;&quot;&amp;INDEX([dom.$A$2:.$A$27];MATCH([.C192];[dom.$B$2:.$B$270]; ); 1)&amp;&quot;&quot;&quot;, new DomainEntry[] { CRLF&quot;;&quot;&quot;)">
            <text:p/>
          </table:table-cell>
          <table:table-cell table:formula="of:=&quot;new DomainEntry(&quot;&amp;[.B192]&amp;&quot;, &quot;&quot;&quot; &amp;[.A192]&amp;&quot;&quot;&quot;),&quot;" office:value-type="string" office:string-value="new DomainEntry(195, &quot;Reproductive Health&quot;)," calcext:value-type="string">
            <text:p>new DomainEntry(195, "Reproductive Health")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bstance Abuse</text:p>
          </table:table-cell>
          <table:table-cell office:value-type="float" office:value="257" calcext:value-type="float">
            <text:p>257</text:p>
          </table:table-cell>
          <table:table-cell office:value-type="float" office:value="45" calcext:value-type="float">
            <text:p>45</text:p>
          </table:table-cell>
          <table:table-cell/>
          <table:table-cell table:style-name="ce3" table:formula="of:=IF([.C192]&lt;&gt;[.C193];&quot;}),CRLFnew DomainEntry(&quot;&amp;[.C193]&amp;&quot;, &quot;&quot;&quot;&amp;INDEX([dom.$A$2:.$A$27];MATCH([.C193];[dom.$B$2:.$B$270]; ); 1)&amp;&quot;&quot;&quot;, new DomainEntry[] { CRLF&quot;;&quot;&quot;)">
            <text:p/>
          </table:table-cell>
          <table:table-cell table:formula="of:=&quot;new DomainEntry(&quot;&amp;[.B193]&amp;&quot;, &quot;&quot;&quot; &amp;[.A193]&amp;&quot;&quot;&quot;),&quot;" office:value-type="string" office:string-value="new DomainEntry(257, &quot;Substance Abuse&quot;)," calcext:value-type="string">
            <text:p>new DomainEntry(257, "Substance Abuse")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ision Care</text:p>
          </table:table-cell>
          <table:table-cell office:value-type="float" office:value="246" calcext:value-type="float">
            <text:p>246</text:p>
          </table:table-cell>
          <table:table-cell office:value-type="float" office:value="45" calcext:value-type="float">
            <text:p>45</text:p>
          </table:table-cell>
          <table:table-cell/>
          <table:table-cell table:style-name="ce3" table:formula="of:=IF([.C193]&lt;&gt;[.C194];&quot;}),CRLFnew DomainEntry(&quot;&amp;[.C194]&amp;&quot;, &quot;&quot;&quot;&amp;INDEX([dom.$A$2:.$A$27];MATCH([.C194];[dom.$B$2:.$B$270]; ); 1)&amp;&quot;&quot;&quot;, new DomainEntry[] { CRLF&quot;;&quot;&quot;)">
            <text:p/>
          </table:table-cell>
          <table:table-cell table:formula="of:=&quot;new DomainEntry(&quot;&amp;[.B194]&amp;&quot;, &quot;&quot;&quot; &amp;[.A194]&amp;&quot;&quot;&quot;),&quot;" office:value-type="string" office:string-value="new DomainEntry(246, &quot;Vision Care&quot;)," calcext:value-type="string">
            <text:p>new DomainEntry(246, "Vision Care")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omen's Health</text:p>
          </table:table-cell>
          <table:table-cell office:value-type="float" office:value="648" calcext:value-type="float">
            <text:p>648</text:p>
          </table:table-cell>
          <table:table-cell office:value-type="float" office:value="45" calcext:value-type="float">
            <text:p>45</text:p>
          </table:table-cell>
          <table:table-cell/>
          <table:table-cell table:style-name="ce3" table:formula="of:=IF([.C194]&lt;&gt;[.C195];&quot;}),CRLFnew DomainEntry(&quot;&amp;[.C195]&amp;&quot;, &quot;&quot;&quot;&amp;INDEX([dom.$A$2:.$A$27];MATCH([.C195];[dom.$B$2:.$B$270]; ); 1)&amp;&quot;&quot;&quot;, new DomainEntry[] { CRLF&quot;;&quot;&quot;)">
            <text:p/>
          </table:table-cell>
          <table:table-cell table:formula="of:=&quot;new DomainEntry(&quot;&amp;[.B195]&amp;&quot;, &quot;&quot;&quot; &amp;[.A195]&amp;&quot;&quot;&quot;),&quot;" office:value-type="string" office:string-value="new DomainEntry(648, &quot;Women's Health&quot;)," calcext:value-type="string">
            <text:p>new DomainEntry(648, "Women's Health")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icycles &amp; Accessories</text:p>
          </table:table-cell>
          <table:table-cell office:value-type="float" office:value="1191" calcext:value-type="float">
            <text:p>1191</text:p>
          </table:table-cell>
          <table:table-cell office:value-type="float" office:value="47" calcext:value-type="float">
            <text:p>47</text:p>
          </table:table-cell>
          <table:table-cell/>
          <table:table-cell table:style-name="ce3" table:formula="of:=IF([.C195]&lt;&gt;[.C196];&quot;}),CRLFnew DomainEntry(&quot;&amp;[.C196]&amp;&quot;, &quot;&quot;&quot;&amp;INDEX([dom.$A$2:.$A$27];MATCH([.C196];[dom.$B$2:.$B$270]; ); 1)&amp;&quot;&quot;&quot;, new DomainEntry[] { CRLF&quot;;&quot;&quot;)" office:value-type="string" office:string-value="}),CRLFnew DomainEntry(47, &quot;Autos &amp; Vehicles&quot;, new DomainEntry[] { CRLF" calcext:value-type="string">
            <text:p>}),CRLFnew DomainEntry(47, "Autos &amp; Vehicles", new DomainEntry[] { CRLF</text:p>
          </table:table-cell>
          <table:table-cell table:formula="of:=&quot;new DomainEntry(&quot;&amp;[.B196]&amp;&quot;, &quot;&quot;&quot; &amp;[.A196]&amp;&quot;&quot;&quot;),&quot;" office:value-type="string" office:string-value="new DomainEntry(1191, &quot;Bicycles &amp; Accessories&quot;)," calcext:value-type="string">
            <text:p>new DomainEntry(1191, "Bicycles &amp; Accessories")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oats &amp; Watercraft</text:p>
          </table:table-cell>
          <table:table-cell office:value-type="float" office:value="1140" calcext:value-type="float">
            <text:p>1140</text:p>
          </table:table-cell>
          <table:table-cell office:value-type="float" office:value="47" calcext:value-type="float">
            <text:p>47</text:p>
          </table:table-cell>
          <table:table-cell/>
          <table:table-cell table:style-name="ce3" table:formula="of:=IF([.C196]&lt;&gt;[.C197];&quot;}),CRLFnew DomainEntry(&quot;&amp;[.C197]&amp;&quot;, &quot;&quot;&quot;&amp;INDEX([dom.$A$2:.$A$27];MATCH([.C197];[dom.$B$2:.$B$270]; ); 1)&amp;&quot;&quot;&quot;, new DomainEntry[] { CRLF&quot;;&quot;&quot;)">
            <text:p/>
          </table:table-cell>
          <table:table-cell table:formula="of:=&quot;new DomainEntry(&quot;&amp;[.B197]&amp;&quot;, &quot;&quot;&quot; &amp;[.A197]&amp;&quot;&quot;&quot;),&quot;" office:value-type="string" office:string-value="new DomainEntry(1140, &quot;Boats &amp; Watercraft&quot;)," calcext:value-type="string">
            <text:p>new DomainEntry(1140, "Boats &amp; Watercraft")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mpers &amp; RVs</text:p>
          </table:table-cell>
          <table:table-cell office:value-type="float" office:value="1213" calcext:value-type="float">
            <text:p>1213</text:p>
          </table:table-cell>
          <table:table-cell office:value-type="float" office:value="47" calcext:value-type="float">
            <text:p>47</text:p>
          </table:table-cell>
          <table:table-cell/>
          <table:table-cell table:style-name="ce3" table:formula="of:=IF([.C197]&lt;&gt;[.C198];&quot;}),CRLFnew DomainEntry(&quot;&amp;[.C198]&amp;&quot;, &quot;&quot;&quot;&amp;INDEX([dom.$A$2:.$A$27];MATCH([.C198];[dom.$B$2:.$B$270]; ); 1)&amp;&quot;&quot;&quot;, new DomainEntry[] { CRLF&quot;;&quot;&quot;)">
            <text:p/>
          </table:table-cell>
          <table:table-cell table:formula="of:=&quot;new DomainEntry(&quot;&amp;[.B198]&amp;&quot;, &quot;&quot;&quot; &amp;[.A198]&amp;&quot;&quot;&quot;),&quot;" office:value-type="string" office:string-value="new DomainEntry(1213, &quot;Campers &amp; RVs&quot;)," calcext:value-type="string">
            <text:p>new DomainEntry(1213, "Campers &amp; RVs")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assic Vehicles</text:p>
          </table:table-cell>
          <table:table-cell office:value-type="float" office:value="1013" calcext:value-type="float">
            <text:p>1013</text:p>
          </table:table-cell>
          <table:table-cell office:value-type="float" office:value="47" calcext:value-type="float">
            <text:p>47</text:p>
          </table:table-cell>
          <table:table-cell/>
          <table:table-cell table:style-name="ce3" table:formula="of:=IF([.C198]&lt;&gt;[.C199];&quot;}),CRLFnew DomainEntry(&quot;&amp;[.C199]&amp;&quot;, &quot;&quot;&quot;&amp;INDEX([dom.$A$2:.$A$27];MATCH([.C199];[dom.$B$2:.$B$270]; ); 1)&amp;&quot;&quot;&quot;, new DomainEntry[] { CRLF&quot;;&quot;&quot;)">
            <text:p/>
          </table:table-cell>
          <table:table-cell table:formula="of:=&quot;new DomainEntry(&quot;&amp;[.B199]&amp;&quot;, &quot;&quot;&quot; &amp;[.A199]&amp;&quot;&quot;&quot;),&quot;" office:value-type="string" office:string-value="new DomainEntry(1013, &quot;Classic Vehicles&quot;)," calcext:value-type="string">
            <text:p>new DomainEntry(1013, "Classic Vehicles")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mercial Vehicles</text:p>
          </table:table-cell>
          <table:table-cell office:value-type="float" office:value="1214" calcext:value-type="float">
            <text:p>1214</text:p>
          </table:table-cell>
          <table:table-cell office:value-type="float" office:value="47" calcext:value-type="float">
            <text:p>47</text:p>
          </table:table-cell>
          <table:table-cell/>
          <table:table-cell table:style-name="ce3" table:formula="of:=IF([.C199]&lt;&gt;[.C200];&quot;}),CRLFnew DomainEntry(&quot;&amp;[.C200]&amp;&quot;, &quot;&quot;&quot;&amp;INDEX([dom.$A$2:.$A$27];MATCH([.C200];[dom.$B$2:.$B$270]; ); 1)&amp;&quot;&quot;&quot;, new DomainEntry[] { CRLF&quot;;&quot;&quot;)">
            <text:p/>
          </table:table-cell>
          <table:table-cell table:formula="of:=&quot;new DomainEntry(&quot;&amp;[.B200]&amp;&quot;, &quot;&quot;&quot; &amp;[.A200]&amp;&quot;&quot;&quot;),&quot;" office:value-type="string" office:string-value="new DomainEntry(1214, &quot;Commercial Vehicles&quot;)," calcext:value-type="string">
            <text:p>new DomainEntry(1214, "Commercial Vehicles")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ustom &amp; Performance Vehicles</text:p>
          </table:table-cell>
          <table:table-cell office:value-type="float" office:value="806" calcext:value-type="float">
            <text:p>806</text:p>
          </table:table-cell>
          <table:table-cell office:value-type="float" office:value="47" calcext:value-type="float">
            <text:p>47</text:p>
          </table:table-cell>
          <table:table-cell/>
          <table:table-cell table:style-name="ce3" table:formula="of:=IF([.C200]&lt;&gt;[.C201];&quot;}),CRLFnew DomainEntry(&quot;&amp;[.C201]&amp;&quot;, &quot;&quot;&quot;&amp;INDEX([dom.$A$2:.$A$27];MATCH([.C201];[dom.$B$2:.$B$270]; ); 1)&amp;&quot;&quot;&quot;, new DomainEntry[] { CRLF&quot;;&quot;&quot;)">
            <text:p/>
          </table:table-cell>
          <table:table-cell table:formula="of:=&quot;new DomainEntry(&quot;&amp;[.B201]&amp;&quot;, &quot;&quot;&quot; &amp;[.A201]&amp;&quot;&quot;&quot;),&quot;" office:value-type="string" office:string-value="new DomainEntry(806, &quot;Custom &amp; Performance Vehicles&quot;)," calcext:value-type="string">
            <text:p>new DomainEntry(806, "Custom &amp; Performance Vehicles")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ybrid &amp; Alternative Vehicles</text:p>
          </table:table-cell>
          <table:table-cell office:value-type="float" office:value="810" calcext:value-type="float">
            <text:p>810</text:p>
          </table:table-cell>
          <table:table-cell office:value-type="float" office:value="47" calcext:value-type="float">
            <text:p>47</text:p>
          </table:table-cell>
          <table:table-cell/>
          <table:table-cell table:style-name="ce3" table:formula="of:=IF([.C201]&lt;&gt;[.C202];&quot;}),CRLFnew DomainEntry(&quot;&amp;[.C202]&amp;&quot;, &quot;&quot;&quot;&amp;INDEX([dom.$A$2:.$A$27];MATCH([.C202];[dom.$B$2:.$B$270]; ); 1)&amp;&quot;&quot;&quot;, new DomainEntry[] { CRLF&quot;;&quot;&quot;)">
            <text:p/>
          </table:table-cell>
          <table:table-cell table:formula="of:=&quot;new DomainEntry(&quot;&amp;[.B202]&amp;&quot;, &quot;&quot;&quot; &amp;[.A202]&amp;&quot;&quot;&quot;),&quot;" office:value-type="string" office:string-value="new DomainEntry(810, &quot;Hybrid &amp; Alternative Vehicles&quot;)," calcext:value-type="string">
            <text:p>new DomainEntry(810, "Hybrid &amp; Alternative Vehicles")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rocars &amp; City Cars</text:p>
          </table:table-cell>
          <table:table-cell office:value-type="float" office:value="1317" calcext:value-type="float">
            <text:p>1317</text:p>
          </table:table-cell>
          <table:table-cell office:value-type="float" office:value="47" calcext:value-type="float">
            <text:p>47</text:p>
          </table:table-cell>
          <table:table-cell/>
          <table:table-cell table:style-name="ce3" table:formula="of:=IF([.C202]&lt;&gt;[.C203];&quot;}),CRLFnew DomainEntry(&quot;&amp;[.C203]&amp;&quot;, &quot;&quot;&quot;&amp;INDEX([dom.$A$2:.$A$27];MATCH([.C203];[dom.$B$2:.$B$270]; ); 1)&amp;&quot;&quot;&quot;, new DomainEntry[] { CRLF&quot;;&quot;&quot;)">
            <text:p/>
          </table:table-cell>
          <table:table-cell table:formula="of:=&quot;new DomainEntry(&quot;&amp;[.B203]&amp;&quot;, &quot;&quot;&quot; &amp;[.A203]&amp;&quot;&quot;&quot;),&quot;" office:value-type="string" office:string-value="new DomainEntry(1317, &quot;Microcars &amp; City Cars&quot;)," calcext:value-type="string">
            <text:p>new DomainEntry(1317, "Microcars &amp; City Cars")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torcycles</text:p>
          </table:table-cell>
          <table:table-cell office:value-type="float" office:value="273" calcext:value-type="float">
            <text:p>273</text:p>
          </table:table-cell>
          <table:table-cell office:value-type="float" office:value="47" calcext:value-type="float">
            <text:p>47</text:p>
          </table:table-cell>
          <table:table-cell/>
          <table:table-cell table:style-name="ce3" table:formula="of:=IF([.C203]&lt;&gt;[.C204];&quot;}),CRLFnew DomainEntry(&quot;&amp;[.C204]&amp;&quot;, &quot;&quot;&quot;&amp;INDEX([dom.$A$2:.$A$27];MATCH([.C204];[dom.$B$2:.$B$270]; ); 1)&amp;&quot;&quot;&quot;, new DomainEntry[] { CRLF&quot;;&quot;&quot;)">
            <text:p/>
          </table:table-cell>
          <table:table-cell table:formula="of:=&quot;new DomainEntry(&quot;&amp;[.B204]&amp;&quot;, &quot;&quot;&quot; &amp;[.A204]&amp;&quot;&quot;&quot;),&quot;" office:value-type="string" office:string-value="new DomainEntry(273, &quot;Motorcycles&quot;)," calcext:value-type="string">
            <text:p>new DomainEntry(273, "Motorcycles")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ff-Road Vehicles</text:p>
          </table:table-cell>
          <table:table-cell office:value-type="float" office:value="148" calcext:value-type="float">
            <text:p>148</text:p>
          </table:table-cell>
          <table:table-cell office:value-type="float" office:value="47" calcext:value-type="float">
            <text:p>47</text:p>
          </table:table-cell>
          <table:table-cell/>
          <table:table-cell table:style-name="ce3" table:formula="of:=IF([.C204]&lt;&gt;[.C205];&quot;}),CRLFnew DomainEntry(&quot;&amp;[.C205]&amp;&quot;, &quot;&quot;&quot;&amp;INDEX([dom.$A$2:.$A$27];MATCH([.C205];[dom.$B$2:.$B$270]; ); 1)&amp;&quot;&quot;&quot;, new DomainEntry[] { CRLF&quot;;&quot;&quot;)">
            <text:p/>
          </table:table-cell>
          <table:table-cell table:formula="of:=&quot;new DomainEntry(&quot;&amp;[.B205]&amp;&quot;, &quot;&quot;&quot; &amp;[.A205]&amp;&quot;&quot;&quot;),&quot;" office:value-type="string" office:string-value="new DomainEntry(148, &quot;Off-Road Vehicles&quot;)," calcext:value-type="string">
            <text:p>new DomainEntry(148, "Off-Road Vehicles")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rsonal Aircraft</text:p>
          </table:table-cell>
          <table:table-cell office:value-type="float" office:value="1147" calcext:value-type="float">
            <text:p>1147</text:p>
          </table:table-cell>
          <table:table-cell office:value-type="float" office:value="47" calcext:value-type="float">
            <text:p>47</text:p>
          </table:table-cell>
          <table:table-cell/>
          <table:table-cell table:style-name="ce3" table:formula="of:=IF([.C205]&lt;&gt;[.C206];&quot;}),CRLFnew DomainEntry(&quot;&amp;[.C206]&amp;&quot;, &quot;&quot;&quot;&amp;INDEX([dom.$A$2:.$A$27];MATCH([.C206];[dom.$B$2:.$B$270]; ); 1)&amp;&quot;&quot;&quot;, new DomainEntry[] { CRLF&quot;;&quot;&quot;)">
            <text:p/>
          </table:table-cell>
          <table:table-cell table:formula="of:=&quot;new DomainEntry(&quot;&amp;[.B206]&amp;&quot;, &quot;&quot;&quot; &amp;[.A206]&amp;&quot;&quot;&quot;),&quot;" office:value-type="string" office:string-value="new DomainEntry(1147, &quot;Personal Aircraft&quot;)," calcext:value-type="string">
            <text:p>new DomainEntry(1147, "Personal Aircraft")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ooters &amp; Mopeds</text:p>
          </table:table-cell>
          <table:table-cell office:value-type="float" office:value="1212" calcext:value-type="float">
            <text:p>1212</text:p>
          </table:table-cell>
          <table:table-cell office:value-type="float" office:value="47" calcext:value-type="float">
            <text:p>47</text:p>
          </table:table-cell>
          <table:table-cell/>
          <table:table-cell table:style-name="ce3" table:formula="of:=IF([.C206]&lt;&gt;[.C207];&quot;}),CRLFnew DomainEntry(&quot;&amp;[.C207]&amp;&quot;, &quot;&quot;&quot;&amp;INDEX([dom.$A$2:.$A$27];MATCH([.C207];[dom.$B$2:.$B$270]; ); 1)&amp;&quot;&quot;&quot;, new DomainEntry[] { CRLF&quot;;&quot;&quot;)">
            <text:p/>
          </table:table-cell>
          <table:table-cell table:formula="of:=&quot;new DomainEntry(&quot;&amp;[.B207]&amp;&quot;, &quot;&quot;&quot; &amp;[.A207]&amp;&quot;&quot;&quot;),&quot;" office:value-type="string" office:string-value="new DomainEntry(1212, &quot;Scooters &amp; Mopeds&quot;)," calcext:value-type="string">
            <text:p>new DomainEntry(1212, "Scooters &amp; Mopeds")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ucks &amp; SUVs</text:p>
          </table:table-cell>
          <table:table-cell office:value-type="float" office:value="610" calcext:value-type="float">
            <text:p>610</text:p>
          </table:table-cell>
          <table:table-cell office:value-type="float" office:value="47" calcext:value-type="float">
            <text:p>47</text:p>
          </table:table-cell>
          <table:table-cell/>
          <table:table-cell table:style-name="ce3" table:formula="of:=IF([.C207]&lt;&gt;[.C208];&quot;}),CRLFnew DomainEntry(&quot;&amp;[.C208]&amp;&quot;, &quot;&quot;&quot;&amp;INDEX([dom.$A$2:.$A$27];MATCH([.C208];[dom.$B$2:.$B$270]; ); 1)&amp;&quot;&quot;&quot;, new DomainEntry[] { CRLF&quot;;&quot;&quot;)">
            <text:p/>
          </table:table-cell>
          <table:table-cell table:formula="of:=&quot;new DomainEntry(&quot;&amp;[.B208]&amp;&quot;, &quot;&quot;&quot; &amp;[.A208]&amp;&quot;&quot;&quot;),&quot;" office:value-type="string" office:string-value="new DomainEntry(610, &quot;Trucks &amp; SUVs&quot;)," calcext:value-type="string">
            <text:p>new DomainEntry(610, "Trucks &amp; SUVs")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hicle Brands</text:p>
          </table:table-cell>
          <table:table-cell office:value-type="float" office:value="815" calcext:value-type="float">
            <text:p>815</text:p>
          </table:table-cell>
          <table:table-cell office:value-type="float" office:value="47" calcext:value-type="float">
            <text:p>47</text:p>
          </table:table-cell>
          <table:table-cell/>
          <table:table-cell table:style-name="ce3" table:formula="of:=IF([.C208]&lt;&gt;[.C209];&quot;}),CRLFnew DomainEntry(&quot;&amp;[.C209]&amp;&quot;, &quot;&quot;&quot;&amp;INDEX([dom.$A$2:.$A$27];MATCH([.C209];[dom.$B$2:.$B$270]; ); 1)&amp;&quot;&quot;&quot;, new DomainEntry[] { CRLF&quot;;&quot;&quot;)">
            <text:p/>
          </table:table-cell>
          <table:table-cell table:formula="of:=&quot;new DomainEntry(&quot;&amp;[.B209]&amp;&quot;, &quot;&quot;&quot; &amp;[.A209]&amp;&quot;&quot;&quot;),&quot;" office:value-type="string" office:string-value="new DomainEntry(815, &quot;Vehicle Brands&quot;)," calcext:value-type="string">
            <text:p>new DomainEntry(815, "Vehicle Brands")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hicle Codes &amp; Driving Laws</text:p>
          </table:table-cell>
          <table:table-cell office:value-type="float" office:value="1294" calcext:value-type="float">
            <text:p>1294</text:p>
          </table:table-cell>
          <table:table-cell office:value-type="float" office:value="47" calcext:value-type="float">
            <text:p>47</text:p>
          </table:table-cell>
          <table:table-cell/>
          <table:table-cell table:style-name="ce3" table:formula="of:=IF([.C209]&lt;&gt;[.C210];&quot;}),CRLFnew DomainEntry(&quot;&amp;[.C210]&amp;&quot;, &quot;&quot;&quot;&amp;INDEX([dom.$A$2:.$A$27];MATCH([.C210];[dom.$B$2:.$B$270]; ); 1)&amp;&quot;&quot;&quot;, new DomainEntry[] { CRLF&quot;;&quot;&quot;)">
            <text:p/>
          </table:table-cell>
          <table:table-cell table:formula="of:=&quot;new DomainEntry(&quot;&amp;[.B210]&amp;&quot;, &quot;&quot;&quot; &amp;[.A210]&amp;&quot;&quot;&quot;),&quot;" office:value-type="string" office:string-value="new DomainEntry(1294, &quot;Vehicle Codes &amp; Driving Laws&quot;)," calcext:value-type="string">
            <text:p>new DomainEntry(1294, "Vehicle Codes &amp; Driving Laws")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hicle Maintenance</text:p>
          </table:table-cell>
          <table:table-cell office:value-type="float" office:value="138" calcext:value-type="float">
            <text:p>138</text:p>
          </table:table-cell>
          <table:table-cell office:value-type="float" office:value="47" calcext:value-type="float">
            <text:p>47</text:p>
          </table:table-cell>
          <table:table-cell/>
          <table:table-cell table:style-name="ce3" table:formula="of:=IF([.C210]&lt;&gt;[.C211];&quot;}),CRLFnew DomainEntry(&quot;&amp;[.C211]&amp;&quot;, &quot;&quot;&quot;&amp;INDEX([dom.$A$2:.$A$27];MATCH([.C211];[dom.$B$2:.$B$270]; ); 1)&amp;&quot;&quot;&quot;, new DomainEntry[] { CRLF&quot;;&quot;&quot;)">
            <text:p/>
          </table:table-cell>
          <table:table-cell table:formula="of:=&quot;new DomainEntry(&quot;&amp;[.B211]&amp;&quot;, &quot;&quot;&quot; &amp;[.A211]&amp;&quot;&quot;&quot;),&quot;" office:value-type="string" office:string-value="new DomainEntry(138, &quot;Vehicle Maintenance&quot;)," calcext:value-type="string">
            <text:p>new DomainEntry(138, "Vehicle Maintenance")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hicle Parts &amp; Accessories</text:p>
          </table:table-cell>
          <table:table-cell office:value-type="float" office:value="89" calcext:value-type="float">
            <text:p>89</text:p>
          </table:table-cell>
          <table:table-cell office:value-type="float" office:value="47" calcext:value-type="float">
            <text:p>47</text:p>
          </table:table-cell>
          <table:table-cell/>
          <table:table-cell table:style-name="ce3" table:formula="of:=IF([.C211]&lt;&gt;[.C212];&quot;}),CRLFnew DomainEntry(&quot;&amp;[.C212]&amp;&quot;, &quot;&quot;&quot;&amp;INDEX([dom.$A$2:.$A$27];MATCH([.C212];[dom.$B$2:.$B$270]; ); 1)&amp;&quot;&quot;&quot;, new DomainEntry[] { CRLF&quot;;&quot;&quot;)">
            <text:p/>
          </table:table-cell>
          <table:table-cell table:formula="of:=&quot;new DomainEntry(&quot;&amp;[.B212]&amp;&quot;, &quot;&quot;&quot; &amp;[.A212]&amp;&quot;&quot;&quot;),&quot;" office:value-type="string" office:string-value="new DomainEntry(89, &quot;Vehicle Parts &amp; Accessories&quot;)," calcext:value-type="string">
            <text:p>new DomainEntry(89, "Vehicle Parts &amp; Accessories")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hicle Shopping</text:p>
          </table:table-cell>
          <table:table-cell office:value-type="float" office:value="473" calcext:value-type="float">
            <text:p>473</text:p>
          </table:table-cell>
          <table:table-cell office:value-type="float" office:value="47" calcext:value-type="float">
            <text:p>47</text:p>
          </table:table-cell>
          <table:table-cell/>
          <table:table-cell table:style-name="ce3" table:formula="of:=IF([.C212]&lt;&gt;[.C213];&quot;}),CRLFnew DomainEntry(&quot;&amp;[.C213]&amp;&quot;, &quot;&quot;&quot;&amp;INDEX([dom.$A$2:.$A$27];MATCH([.C213];[dom.$B$2:.$B$270]; ); 1)&amp;&quot;&quot;&quot;, new DomainEntry[] { CRLF&quot;;&quot;&quot;)">
            <text:p/>
          </table:table-cell>
          <table:table-cell table:formula="of:=&quot;new DomainEntry(&quot;&amp;[.B213]&amp;&quot;, &quot;&quot;&quot; &amp;[.A213]&amp;&quot;&quot;&quot;),&quot;" office:value-type="string" office:string-value="new DomainEntry(473, &quot;Vehicle Shopping&quot;)," calcext:value-type="string">
            <text:p>new DomainEntry(473, "Vehicle Shopping")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hicle Shows</text:p>
          </table:table-cell>
          <table:table-cell office:value-type="float" office:value="803" calcext:value-type="float">
            <text:p>803</text:p>
          </table:table-cell>
          <table:table-cell office:value-type="float" office:value="47" calcext:value-type="float">
            <text:p>47</text:p>
          </table:table-cell>
          <table:table-cell/>
          <table:table-cell table:style-name="ce3" table:formula="of:=IF([.C213]&lt;&gt;[.C214];&quot;}),CRLFnew DomainEntry(&quot;&amp;[.C214]&amp;&quot;, &quot;&quot;&quot;&amp;INDEX([dom.$A$2:.$A$27];MATCH([.C214];[dom.$B$2:.$B$270]; ); 1)&amp;&quot;&quot;&quot;, new DomainEntry[] { CRLF&quot;;&quot;&quot;)">
            <text:p/>
          </table:table-cell>
          <table:table-cell table:formula="of:=&quot;new DomainEntry(&quot;&amp;[.B214]&amp;&quot;, &quot;&quot;&quot; &amp;[.A214]&amp;&quot;&quot;&quot;),&quot;" office:value-type="string" office:string-value="new DomainEntry(803, &quot;Vehicle Shows&quot;)," calcext:value-type="string">
            <text:p>new DomainEntry(803, "Vehicle Shows")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ubs &amp; Organizations</text:p>
          </table:table-cell>
          <table:table-cell office:value-type="float" office:value="189" calcext:value-type="float">
            <text:p>189</text:p>
          </table:table-cell>
          <table:table-cell office:value-type="float" office:value="65" calcext:value-type="float">
            <text:p>65</text:p>
          </table:table-cell>
          <table:table-cell/>
          <table:table-cell table:style-name="ce3" table:formula="of:=IF([.C214]&lt;&gt;[.C215];&quot;}),CRLFnew DomainEntry(&quot;&amp;[.C215]&amp;&quot;, &quot;&quot;&quot;&amp;INDEX([dom.$A$2:.$A$27];MATCH([.C215];[dom.$B$2:.$B$270]; ); 1)&amp;&quot;&quot;&quot;, new DomainEntry[] { CRLF&quot;;&quot;&quot;)" office:value-type="string" office:string-value="}),CRLFnew DomainEntry(65, &quot;Hobbies &amp; Leisure&quot;, new DomainEntry[] { CRLF" calcext:value-type="string">
            <text:p>}),CRLFnew DomainEntry(65, "Hobbies &amp; Leisure", new DomainEntry[] { CRLF</text:p>
          </table:table-cell>
          <table:table-cell table:formula="of:=&quot;new DomainEntry(&quot;&amp;[.B215]&amp;&quot;, &quot;&quot;&quot; &amp;[.A215]&amp;&quot;&quot;&quot;),&quot;" office:value-type="string" office:string-value="new DomainEntry(189, &quot;Clubs &amp; Organizations&quot;)," calcext:value-type="string">
            <text:p>new DomainEntry(189, "Clubs &amp; Organizations")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tests, Awards &amp; Prizes</text:p>
          </table:table-cell>
          <table:table-cell office:value-type="float" office:value="1276" calcext:value-type="float">
            <text:p>1276</text:p>
          </table:table-cell>
          <table:table-cell office:value-type="float" office:value="65" calcext:value-type="float">
            <text:p>65</text:p>
          </table:table-cell>
          <table:table-cell/>
          <table:table-cell table:style-name="ce3" table:formula="of:=IF([.C215]&lt;&gt;[.C216];&quot;}),CRLFnew DomainEntry(&quot;&amp;[.C216]&amp;&quot;, &quot;&quot;&quot;&amp;INDEX([dom.$A$2:.$A$27];MATCH([.C216];[dom.$B$2:.$B$270]; ); 1)&amp;&quot;&quot;&quot;, new DomainEntry[] { CRLF&quot;;&quot;&quot;)">
            <text:p/>
          </table:table-cell>
          <table:table-cell table:formula="of:=&quot;new DomainEntry(&quot;&amp;[.B216]&amp;&quot;, &quot;&quot;&quot; &amp;[.A216]&amp;&quot;&quot;&quot;),&quot;" office:value-type="string" office:string-value="new DomainEntry(1276, &quot;Contests, Awards &amp; Prizes&quot;)," calcext:value-type="string">
            <text:p>new DomainEntry(1276, "Contests, Awards &amp; Prizes")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rafts</text:p>
          </table:table-cell>
          <table:table-cell office:value-type="float" office:value="284" calcext:value-type="float">
            <text:p>284</text:p>
          </table:table-cell>
          <table:table-cell office:value-type="float" office:value="65" calcext:value-type="float">
            <text:p>65</text:p>
          </table:table-cell>
          <table:table-cell/>
          <table:table-cell table:style-name="ce3" table:formula="of:=IF([.C216]&lt;&gt;[.C217];&quot;}),CRLFnew DomainEntry(&quot;&amp;[.C217]&amp;&quot;, &quot;&quot;&quot;&amp;INDEX([dom.$A$2:.$A$27];MATCH([.C217];[dom.$B$2:.$B$270]; ); 1)&amp;&quot;&quot;&quot;, new DomainEntry[] { CRLF&quot;;&quot;&quot;)">
            <text:p/>
          </table:table-cell>
          <table:table-cell table:formula="of:=&quot;new DomainEntry(&quot;&amp;[.B217]&amp;&quot;, &quot;&quot;&quot; &amp;[.A217]&amp;&quot;&quot;&quot;),&quot;" office:value-type="string" office:string-value="new DomainEntry(284, &quot;Crafts&quot;)," calcext:value-type="string">
            <text:p>new DomainEntry(284, "Crafts")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utdoors</text:p>
          </table:table-cell>
          <table:table-cell office:value-type="float" office:value="688" calcext:value-type="float">
            <text:p>688</text:p>
          </table:table-cell>
          <table:table-cell office:value-type="float" office:value="65" calcext:value-type="float">
            <text:p>65</text:p>
          </table:table-cell>
          <table:table-cell/>
          <table:table-cell table:style-name="ce3" table:formula="of:=IF([.C217]&lt;&gt;[.C218];&quot;}),CRLFnew DomainEntry(&quot;&amp;[.C218]&amp;&quot;, &quot;&quot;&quot;&amp;INDEX([dom.$A$2:.$A$27];MATCH([.C218];[dom.$B$2:.$B$270]; ); 1)&amp;&quot;&quot;&quot;, new DomainEntry[] { CRLF&quot;;&quot;&quot;)">
            <text:p/>
          </table:table-cell>
          <table:table-cell table:formula="of:=&quot;new DomainEntry(&quot;&amp;[.B218]&amp;&quot;, &quot;&quot;&quot; &amp;[.A218]&amp;&quot;&quot;&quot;),&quot;" office:value-type="string" office:string-value="new DomainEntry(688, &quot;Outdoors&quot;)," calcext:value-type="string">
            <text:p>new DomainEntry(688, "Outdoors")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intball</text:p>
          </table:table-cell>
          <table:table-cell office:value-type="float" office:value="786" calcext:value-type="float">
            <text:p>786</text:p>
          </table:table-cell>
          <table:table-cell office:value-type="float" office:value="65" calcext:value-type="float">
            <text:p>65</text:p>
          </table:table-cell>
          <table:table-cell/>
          <table:table-cell table:style-name="ce3" table:formula="of:=IF([.C218]&lt;&gt;[.C219];&quot;}),CRLFnew DomainEntry(&quot;&amp;[.C219]&amp;&quot;, &quot;&quot;&quot;&amp;INDEX([dom.$A$2:.$A$27];MATCH([.C219];[dom.$B$2:.$B$270]; ); 1)&amp;&quot;&quot;&quot;, new DomainEntry[] { CRLF&quot;;&quot;&quot;)">
            <text:p/>
          </table:table-cell>
          <table:table-cell table:formula="of:=&quot;new DomainEntry(&quot;&amp;[.B219]&amp;&quot;, &quot;&quot;&quot; &amp;[.A219]&amp;&quot;&quot;&quot;),&quot;" office:value-type="string" office:string-value="new DomainEntry(786, &quot;Paintball&quot;)," calcext:value-type="string">
            <text:p>new DomainEntry(786, "Paintball")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dio Control &amp; Modeling</text:p>
          </table:table-cell>
          <table:table-cell office:value-type="float" office:value="787" calcext:value-type="float">
            <text:p>787</text:p>
          </table:table-cell>
          <table:table-cell office:value-type="float" office:value="65" calcext:value-type="float">
            <text:p>65</text:p>
          </table:table-cell>
          <table:table-cell/>
          <table:table-cell table:style-name="ce3" table:formula="of:=IF([.C219]&lt;&gt;[.C220];&quot;}),CRLFnew DomainEntry(&quot;&amp;[.C220]&amp;&quot;, &quot;&quot;&quot;&amp;INDEX([dom.$A$2:.$A$27];MATCH([.C220];[dom.$B$2:.$B$270]; ); 1)&amp;&quot;&quot;&quot;, new DomainEntry[] { CRLF&quot;;&quot;&quot;)">
            <text:p/>
          </table:table-cell>
          <table:table-cell table:formula="of:=&quot;new DomainEntry(&quot;&amp;[.B220]&amp;&quot;, &quot;&quot;&quot; &amp;[.A220]&amp;&quot;&quot;&quot;),&quot;" office:value-type="string" office:string-value="new DomainEntry(787, &quot;Radio Control &amp; Modeling&quot;)," calcext:value-type="string">
            <text:p>new DomainEntry(787, "Radio Control &amp; Modeling")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creational Aviation</text:p>
          </table:table-cell>
          <table:table-cell office:value-type="float" office:value="999" calcext:value-type="float">
            <text:p>999</text:p>
          </table:table-cell>
          <table:table-cell office:value-type="float" office:value="65" calcext:value-type="float">
            <text:p>65</text:p>
          </table:table-cell>
          <table:table-cell/>
          <table:table-cell table:style-name="ce3" table:formula="of:=IF([.C220]&lt;&gt;[.C221];&quot;}),CRLFnew DomainEntry(&quot;&amp;[.C221]&amp;&quot;, &quot;&quot;&quot;&amp;INDEX([dom.$A$2:.$A$27];MATCH([.C221];[dom.$B$2:.$B$270]; ); 1)&amp;&quot;&quot;&quot;, new DomainEntry[] { CRLF&quot;;&quot;&quot;)">
            <text:p/>
          </table:table-cell>
          <table:table-cell table:formula="of:=&quot;new DomainEntry(&quot;&amp;[.B221]&amp;&quot;, &quot;&quot;&quot; &amp;[.A221]&amp;&quot;&quot;&quot;),&quot;" office:value-type="string" office:string-value="new DomainEntry(999, &quot;Recreational Aviation&quot;)," calcext:value-type="string">
            <text:p>new DomainEntry(999, "Recreational Aviation")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pecial Occasions</text:p>
          </table:table-cell>
          <table:table-cell office:value-type="float" office:value="977" calcext:value-type="float">
            <text:p>977</text:p>
          </table:table-cell>
          <table:table-cell office:value-type="float" office:value="65" calcext:value-type="float">
            <text:p>65</text:p>
          </table:table-cell>
          <table:table-cell/>
          <table:table-cell table:style-name="ce3" table:formula="of:=IF([.C221]&lt;&gt;[.C222];&quot;}),CRLFnew DomainEntry(&quot;&amp;[.C222]&amp;&quot;, &quot;&quot;&quot;&amp;INDEX([dom.$A$2:.$A$27];MATCH([.C222];[dom.$B$2:.$B$270]; ); 1)&amp;&quot;&quot;&quot;, new DomainEntry[] { CRLF&quot;;&quot;&quot;)">
            <text:p/>
          </table:table-cell>
          <table:table-cell table:formula="of:=&quot;new DomainEntry(&quot;&amp;[.B222]&amp;&quot;, &quot;&quot;&quot; &amp;[.A222]&amp;&quot;&quot;&quot;),&quot;" office:value-type="string" office:string-value="new DomainEntry(977, &quot;Special Occasions&quot;)," calcext:value-type="string">
            <text:p>new DomainEntry(977, "Special Occasions")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ater Activities</text:p>
          </table:table-cell>
          <table:table-cell office:value-type="float" office:value="1002" calcext:value-type="float">
            <text:p>1002</text:p>
          </table:table-cell>
          <table:table-cell office:value-type="float" office:value="65" calcext:value-type="float">
            <text:p>65</text:p>
          </table:table-cell>
          <table:table-cell/>
          <table:table-cell table:style-name="ce3" table:formula="of:=IF([.C222]&lt;&gt;[.C223];&quot;}),CRLFnew DomainEntry(&quot;&amp;[.C223]&amp;&quot;, &quot;&quot;&quot;&amp;INDEX([dom.$A$2:.$A$27];MATCH([.C223];[dom.$B$2:.$B$270]; ); 1)&amp;&quot;&quot;&quot;, new DomainEntry[] { CRLF&quot;;&quot;&quot;)">
            <text:p/>
          </table:table-cell>
          <table:table-cell table:formula="of:=&quot;new DomainEntry(&quot;&amp;[.B223]&amp;&quot;, &quot;&quot;&quot; &amp;[.A223]&amp;&quot;&quot;&quot;),&quot;" office:value-type="string" office:string-value="new DomainEntry(1002, &quot;Water Activities&quot;)," calcext:value-type="string">
            <text:p>new DomainEntry(1002, "Water Activities")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imal Products &amp; Services</text:p>
          </table:table-cell>
          <table:table-cell office:value-type="float" office:value="882" calcext:value-type="float">
            <text:p>882</text:p>
          </table:table-cell>
          <table:table-cell office:value-type="float" office:value="66" calcext:value-type="float">
            <text:p>66</text:p>
          </table:table-cell>
          <table:table-cell/>
          <table:table-cell table:style-name="ce3" table:formula="of:=IF([.C223]&lt;&gt;[.C224];&quot;}),CRLFnew DomainEntry(&quot;&amp;[.C224]&amp;&quot;, &quot;&quot;&quot;&amp;INDEX([dom.$A$2:.$A$27];MATCH([.C224];[dom.$B$2:.$B$270]; ); 1)&amp;&quot;&quot;&quot;, new DomainEntry[] { CRLF&quot;;&quot;&quot;)" office:value-type="string" office:string-value="}),CRLFnew DomainEntry(66, &quot;Pets &amp; Animals&quot;, new DomainEntry[] { CRLF" calcext:value-type="string">
            <text:p>}),CRLFnew DomainEntry(66, "Pets &amp; Animals", new DomainEntry[] { CRLF</text:p>
          </table:table-cell>
          <table:table-cell table:formula="of:=&quot;new DomainEntry(&quot;&amp;[.B224]&amp;&quot;, &quot;&quot;&quot; &amp;[.A224]&amp;&quot;&quot;&quot;),&quot;" office:value-type="string" office:string-value="new DomainEntry(882, &quot;Animal Products &amp; Services&quot;)," calcext:value-type="string">
            <text:p>new DomainEntry(882, "Animal Products &amp; Services")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ts</text:p>
          </table:table-cell>
          <table:table-cell office:value-type="float" office:value="563" calcext:value-type="float">
            <text:p>563</text:p>
          </table:table-cell>
          <table:table-cell office:value-type="float" office:value="66" calcext:value-type="float">
            <text:p>66</text:p>
          </table:table-cell>
          <table:table-cell/>
          <table:table-cell table:style-name="ce3" table:formula="of:=IF([.C224]&lt;&gt;[.C225];&quot;}),CRLFnew DomainEntry(&quot;&amp;[.C225]&amp;&quot;, &quot;&quot;&quot;&amp;INDEX([dom.$A$2:.$A$27];MATCH([.C225];[dom.$B$2:.$B$270]; ); 1)&amp;&quot;&quot;&quot;, new DomainEntry[] { CRLF&quot;;&quot;&quot;)">
            <text:p/>
          </table:table-cell>
          <table:table-cell table:formula="of:=&quot;new DomainEntry(&quot;&amp;[.B225]&amp;&quot;, &quot;&quot;&quot; &amp;[.A225]&amp;&quot;&quot;&quot;),&quot;" office:value-type="string" office:string-value="new DomainEntry(563, &quot;Pets&quot;)," calcext:value-type="string">
            <text:p>new DomainEntry(563, "Pets")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ildlife</text:p>
          </table:table-cell>
          <table:table-cell office:value-type="float" office:value="119" calcext:value-type="float">
            <text:p>119</text:p>
          </table:table-cell>
          <table:table-cell office:value-type="float" office:value="66" calcext:value-type="float">
            <text:p>66</text:p>
          </table:table-cell>
          <table:table-cell/>
          <table:table-cell table:style-name="ce3" table:formula="of:=IF([.C225]&lt;&gt;[.C226];&quot;}),CRLFnew DomainEntry(&quot;&amp;[.C226]&amp;&quot;, &quot;&quot;&quot;&amp;INDEX([dom.$A$2:.$A$27];MATCH([.C226];[dom.$B$2:.$B$270]; ); 1)&amp;&quot;&quot;&quot;, new DomainEntry[] { CRLF&quot;;&quot;&quot;)">
            <text:p/>
          </table:table-cell>
          <table:table-cell table:formula="of:=&quot;new DomainEntry(&quot;&amp;[.B226]&amp;&quot;, &quot;&quot;&quot; &amp;[.A226]&amp;&quot;&quot;&quot;),&quot;" office:value-type="string" office:string-value="new DomainEntry(119, &quot;Wildlife&quot;)," calcext:value-type="string">
            <text:p>new DomainEntry(119, "Wildlife")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ir Travel</text:p>
          </table:table-cell>
          <table:table-cell office:value-type="float" office:value="203" calcext:value-type="float">
            <text:p>203</text:p>
          </table:table-cell>
          <table:table-cell office:value-type="float" office:value="67" calcext:value-type="float">
            <text:p>67</text:p>
          </table:table-cell>
          <table:table-cell/>
          <table:table-cell table:style-name="ce3" table:formula="of:=IF([.C226]&lt;&gt;[.C227];&quot;}),CRLFnew DomainEntry(&quot;&amp;[.C227]&amp;&quot;, &quot;&quot;&quot;&amp;INDEX([dom.$A$2:.$A$27];MATCH([.C227];[dom.$B$2:.$B$270]; ); 1)&amp;&quot;&quot;&quot;, new DomainEntry[] { CRLF&quot;;&quot;&quot;)" office:value-type="string" office:string-value="}),CRLFnew DomainEntry(67, &quot;Travel&quot;, new DomainEntry[] { CRLF" calcext:value-type="string">
            <text:p>}),CRLFnew DomainEntry(67, "Travel", new DomainEntry[] { CRLF</text:p>
          </table:table-cell>
          <table:table-cell table:formula="of:=&quot;new DomainEntry(&quot;&amp;[.B227]&amp;&quot;, &quot;&quot;&quot; &amp;[.A227]&amp;&quot;&quot;&quot;),&quot;" office:value-type="string" office:string-value="new DomainEntry(203, &quot;Air Travel&quot;)," calcext:value-type="string">
            <text:p>new DomainEntry(203, "Air Travel")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us &amp; Rail</text:p>
          </table:table-cell>
          <table:table-cell office:value-type="float" office:value="708" calcext:value-type="float">
            <text:p>708</text:p>
          </table:table-cell>
          <table:table-cell office:value-type="float" office:value="67" calcext:value-type="float">
            <text:p>67</text:p>
          </table:table-cell>
          <table:table-cell/>
          <table:table-cell table:style-name="ce3" table:formula="of:=IF([.C227]&lt;&gt;[.C228];&quot;}),CRLFnew DomainEntry(&quot;&amp;[.C228]&amp;&quot;, &quot;&quot;&quot;&amp;INDEX([dom.$A$2:.$A$27];MATCH([.C228];[dom.$B$2:.$B$270]; ); 1)&amp;&quot;&quot;&quot;, new DomainEntry[] { CRLF&quot;;&quot;&quot;)">
            <text:p/>
          </table:table-cell>
          <table:table-cell table:formula="of:=&quot;new DomainEntry(&quot;&amp;[.B228]&amp;&quot;, &quot;&quot;&quot; &amp;[.A228]&amp;&quot;&quot;&quot;),&quot;" office:value-type="string" office:string-value="new DomainEntry(708, &quot;Bus &amp; Rail&quot;)," calcext:value-type="string">
            <text:p>new DomainEntry(708, "Bus &amp; Rail")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r Rental &amp; Taxi Services</text:p>
          </table:table-cell>
          <table:table-cell office:value-type="float" office:value="205" calcext:value-type="float">
            <text:p>205</text:p>
          </table:table-cell>
          <table:table-cell office:value-type="float" office:value="67" calcext:value-type="float">
            <text:p>67</text:p>
          </table:table-cell>
          <table:table-cell/>
          <table:table-cell table:style-name="ce3" table:formula="of:=IF([.C228]&lt;&gt;[.C229];&quot;}),CRLFnew DomainEntry(&quot;&amp;[.C229]&amp;&quot;, &quot;&quot;&quot;&amp;INDEX([dom.$A$2:.$A$27];MATCH([.C229];[dom.$B$2:.$B$270]; ); 1)&amp;&quot;&quot;&quot;, new DomainEntry[] { CRLF&quot;;&quot;&quot;)">
            <text:p/>
          </table:table-cell>
          <table:table-cell table:formula="of:=&quot;new DomainEntry(&quot;&amp;[.B229]&amp;&quot;, &quot;&quot;&quot; &amp;[.A229]&amp;&quot;&quot;&quot;),&quot;" office:value-type="string" office:string-value="new DomainEntry(205, &quot;Car Rental &amp; Taxi Services&quot;)," calcext:value-type="string">
            <text:p>new DomainEntry(205, "Car Rental &amp; Taxi Services")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rpooling &amp; Vehicle Sharing</text:p>
          </table:table-cell>
          <table:table-cell office:value-type="float" office:value="1339" calcext:value-type="float">
            <text:p>1339</text:p>
          </table:table-cell>
          <table:table-cell office:value-type="float" office:value="67" calcext:value-type="float">
            <text:p>67</text:p>
          </table:table-cell>
          <table:table-cell/>
          <table:table-cell table:style-name="ce3" table:formula="of:=IF([.C229]&lt;&gt;[.C230];&quot;}),CRLFnew DomainEntry(&quot;&amp;[.C230]&amp;&quot;, &quot;&quot;&quot;&amp;INDEX([dom.$A$2:.$A$27];MATCH([.C230];[dom.$B$2:.$B$270]; ); 1)&amp;&quot;&quot;&quot;, new DomainEntry[] { CRLF&quot;;&quot;&quot;)">
            <text:p/>
          </table:table-cell>
          <table:table-cell table:formula="of:=&quot;new DomainEntry(&quot;&amp;[.B230]&amp;&quot;, &quot;&quot;&quot; &amp;[.A230]&amp;&quot;&quot;&quot;),&quot;" office:value-type="string" office:string-value="new DomainEntry(1339, &quot;Carpooling &amp; Vehicle Sharing&quot;)," calcext:value-type="string">
            <text:p>new DomainEntry(1339, "Carpooling &amp; Vehicle Sharing")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ruises &amp; Charters</text:p>
          </table:table-cell>
          <table:table-cell office:value-type="float" office:value="206" calcext:value-type="float">
            <text:p>206</text:p>
          </table:table-cell>
          <table:table-cell office:value-type="float" office:value="67" calcext:value-type="float">
            <text:p>67</text:p>
          </table:table-cell>
          <table:table-cell/>
          <table:table-cell table:style-name="ce3" table:formula="of:=IF([.C230]&lt;&gt;[.C231];&quot;}),CRLFnew DomainEntry(&quot;&amp;[.C231]&amp;&quot;, &quot;&quot;&quot;&amp;INDEX([dom.$A$2:.$A$27];MATCH([.C231];[dom.$B$2:.$B$270]; ); 1)&amp;&quot;&quot;&quot;, new DomainEntry[] { CRLF&quot;;&quot;&quot;)">
            <text:p/>
          </table:table-cell>
          <table:table-cell table:formula="of:=&quot;new DomainEntry(&quot;&amp;[.B231]&amp;&quot;, &quot;&quot;&quot; &amp;[.A231]&amp;&quot;&quot;&quot;),&quot;" office:value-type="string" office:string-value="new DomainEntry(206, &quot;Cruises &amp; Charters&quot;)," calcext:value-type="string">
            <text:p>new DomainEntry(206, "Cruises &amp; Charters")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otels &amp; Accommodations</text:p>
          </table:table-cell>
          <table:table-cell office:value-type="float" office:value="179" calcext:value-type="float">
            <text:p>179</text:p>
          </table:table-cell>
          <table:table-cell office:value-type="float" office:value="67" calcext:value-type="float">
            <text:p>67</text:p>
          </table:table-cell>
          <table:table-cell/>
          <table:table-cell table:style-name="ce3" table:formula="of:=IF([.C231]&lt;&gt;[.C232];&quot;}),CRLFnew DomainEntry(&quot;&amp;[.C232]&amp;&quot;, &quot;&quot;&quot;&amp;INDEX([dom.$A$2:.$A$27];MATCH([.C232];[dom.$B$2:.$B$270]; ); 1)&amp;&quot;&quot;&quot;, new DomainEntry[] { CRLF&quot;;&quot;&quot;)">
            <text:p/>
          </table:table-cell>
          <table:table-cell table:formula="of:=&quot;new DomainEntry(&quot;&amp;[.B232]&amp;&quot;, &quot;&quot;&quot; &amp;[.A232]&amp;&quot;&quot;&quot;),&quot;" office:value-type="string" office:string-value="new DomainEntry(179, &quot;Hotels &amp; Accommodations&quot;)," calcext:value-type="string">
            <text:p>new DomainEntry(179, "Hotels &amp; Accommodations")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uggage &amp; Travel Accessories</text:p>
          </table:table-cell>
          <table:table-cell office:value-type="float" office:value="1003" calcext:value-type="float">
            <text:p>1003</text:p>
          </table:table-cell>
          <table:table-cell office:value-type="float" office:value="67" calcext:value-type="float">
            <text:p>67</text:p>
          </table:table-cell>
          <table:table-cell/>
          <table:table-cell table:style-name="ce3" table:formula="of:=IF([.C232]&lt;&gt;[.C233];&quot;}),CRLFnew DomainEntry(&quot;&amp;[.C233]&amp;&quot;, &quot;&quot;&quot;&amp;INDEX([dom.$A$2:.$A$27];MATCH([.C233];[dom.$B$2:.$B$270]; ); 1)&amp;&quot;&quot;&quot;, new DomainEntry[] { CRLF&quot;;&quot;&quot;)">
            <text:p/>
          </table:table-cell>
          <table:table-cell table:formula="of:=&quot;new DomainEntry(&quot;&amp;[.B233]&amp;&quot;, &quot;&quot;&quot; &amp;[.A233]&amp;&quot;&quot;&quot;),&quot;" office:value-type="string" office:string-value="new DomainEntry(1003, &quot;Luggage &amp; Travel Accessories&quot;)," calcext:value-type="string">
            <text:p>new DomainEntry(1003, "Luggage &amp; Travel Accessories")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pecialty Travel</text:p>
          </table:table-cell>
          <table:table-cell office:value-type="float" office:value="1004" calcext:value-type="float">
            <text:p>1004</text:p>
          </table:table-cell>
          <table:table-cell office:value-type="float" office:value="67" calcext:value-type="float">
            <text:p>67</text:p>
          </table:table-cell>
          <table:table-cell/>
          <table:table-cell table:style-name="ce3" table:formula="of:=IF([.C233]&lt;&gt;[.C234];&quot;}),CRLFnew DomainEntry(&quot;&amp;[.C234]&amp;&quot;, &quot;&quot;&quot;&amp;INDEX([dom.$A$2:.$A$27];MATCH([.C234];[dom.$B$2:.$B$270]; ); 1)&amp;&quot;&quot;&quot;, new DomainEntry[] { CRLF&quot;;&quot;&quot;)">
            <text:p/>
          </table:table-cell>
          <table:table-cell table:formula="of:=&quot;new DomainEntry(&quot;&amp;[.B234]&amp;&quot;, &quot;&quot;&quot; &amp;[.A234]&amp;&quot;&quot;&quot;),&quot;" office:value-type="string" office:string-value="new DomainEntry(1004, &quot;Specialty Travel&quot;)," calcext:value-type="string">
            <text:p>new DomainEntry(1004, "Specialty Travel")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urist Destinations</text:p>
          </table:table-cell>
          <table:table-cell office:value-type="float" office:value="208" calcext:value-type="float">
            <text:p>208</text:p>
          </table:table-cell>
          <table:table-cell office:value-type="float" office:value="67" calcext:value-type="float">
            <text:p>67</text:p>
          </table:table-cell>
          <table:table-cell/>
          <table:table-cell table:style-name="ce3" table:formula="of:=IF([.C234]&lt;&gt;[.C235];&quot;}),CRLFnew DomainEntry(&quot;&amp;[.C235]&amp;&quot;, &quot;&quot;&quot;&amp;INDEX([dom.$A$2:.$A$27];MATCH([.C235];[dom.$B$2:.$B$270]; ); 1)&amp;&quot;&quot;&quot;, new DomainEntry[] { CRLF&quot;;&quot;&quot;)">
            <text:p/>
          </table:table-cell>
          <table:table-cell table:formula="of:=&quot;new DomainEntry(&quot;&amp;[.B235]&amp;&quot;, &quot;&quot;&quot; &amp;[.A235]&amp;&quot;&quot;&quot;),&quot;" office:value-type="string" office:string-value="new DomainEntry(208, &quot;Tourist Destinations&quot;)," calcext:value-type="string">
            <text:p>new DomainEntry(208, "Tourist Destinations")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avel Agencies &amp; Services</text:p>
          </table:table-cell>
          <table:table-cell office:value-type="float" office:value="1010" calcext:value-type="float">
            <text:p>1010</text:p>
          </table:table-cell>
          <table:table-cell office:value-type="float" office:value="67" calcext:value-type="float">
            <text:p>67</text:p>
          </table:table-cell>
          <table:table-cell/>
          <table:table-cell table:style-name="ce3" table:formula="of:=IF([.C235]&lt;&gt;[.C236];&quot;}),CRLFnew DomainEntry(&quot;&amp;[.C236]&amp;&quot;, &quot;&quot;&quot;&amp;INDEX([dom.$A$2:.$A$27];MATCH([.C236];[dom.$B$2:.$B$270]; ); 1)&amp;&quot;&quot;&quot;, new DomainEntry[] { CRLF&quot;;&quot;&quot;)">
            <text:p/>
          </table:table-cell>
          <table:table-cell table:formula="of:=&quot;new DomainEntry(&quot;&amp;[.B236]&amp;&quot;, &quot;&quot;&quot; &amp;[.A236]&amp;&quot;&quot;&quot;),&quot;" office:value-type="string" office:string-value="new DomainEntry(1010, &quot;Travel Agencies &amp; Services&quot;)," calcext:value-type="string">
            <text:p>new DomainEntry(1010, "Travel Agencies &amp; Services")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avel Guides &amp; Travelogues</text:p>
          </table:table-cell>
          <table:table-cell office:value-type="float" office:value="1011" calcext:value-type="float">
            <text:p>1011</text:p>
          </table:table-cell>
          <table:table-cell office:value-type="float" office:value="67" calcext:value-type="float">
            <text:p>67</text:p>
          </table:table-cell>
          <table:table-cell/>
          <table:table-cell table:style-name="ce3" table:formula="of:=IF([.C236]&lt;&gt;[.C237];&quot;}),CRLFnew DomainEntry(&quot;&amp;[.C237]&amp;&quot;, &quot;&quot;&quot;&amp;INDEX([dom.$A$2:.$A$27];MATCH([.C237];[dom.$B$2:.$B$270]; ); 1)&amp;&quot;&quot;&quot;, new DomainEntry[] { CRLF&quot;;&quot;&quot;)">
            <text:p/>
          </table:table-cell>
          <table:table-cell table:formula="of:=&quot;new DomainEntry(&quot;&amp;[.B237]&amp;&quot;, &quot;&quot;&quot; &amp;[.A237]&amp;&quot;&quot;&quot;),&quot;" office:value-type="string" office:string-value="new DomainEntry(1011, &quot;Travel Guides &amp; Travelogues&quot;)," calcext:value-type="string">
            <text:p>new DomainEntry(1011, "Travel Guides &amp; Travelogues")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everages</text:p>
          </table:table-cell>
          <table:table-cell office:value-type="float" office:value="560" calcext:value-type="float">
            <text:p>560</text:p>
          </table:table-cell>
          <table:table-cell office:value-type="float" office:value="71" calcext:value-type="float">
            <text:p>71</text:p>
          </table:table-cell>
          <table:table-cell/>
          <table:table-cell table:style-name="ce3" table:formula="of:=IF([.C237]&lt;&gt;[.C238];&quot;}),CRLFnew DomainEntry(&quot;&amp;[.C238]&amp;&quot;, &quot;&quot;&quot;&amp;INDEX([dom.$A$2:.$A$27];MATCH([.C238];[dom.$B$2:.$B$270]; ); 1)&amp;&quot;&quot;&quot;, new DomainEntry[] { CRLF&quot;;&quot;&quot;)" office:value-type="string" office:string-value="}),CRLFnew DomainEntry(71, &quot;Food &amp; Drink&quot;, new DomainEntry[] { CRLF" calcext:value-type="string">
            <text:p>}),CRLFnew DomainEntry(71, "Food &amp; Drink", new DomainEntry[] { CRLF</text:p>
          </table:table-cell>
          <table:table-cell table:formula="of:=&quot;new DomainEntry(&quot;&amp;[.B238]&amp;&quot;, &quot;&quot;&quot; &amp;[.A238]&amp;&quot;&quot;&quot;),&quot;" office:value-type="string" office:string-value="new DomainEntry(560, &quot;Beverages&quot;)," calcext:value-type="string">
            <text:p>new DomainEntry(560, "Beverages")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oking &amp; Recipes</text:p>
          </table:table-cell>
          <table:table-cell office:value-type="float" office:value="122" calcext:value-type="float">
            <text:p>122</text:p>
          </table:table-cell>
          <table:table-cell office:value-type="float" office:value="71" calcext:value-type="float">
            <text:p>71</text:p>
          </table:table-cell>
          <table:table-cell/>
          <table:table-cell table:style-name="ce3" table:formula="of:=IF([.C238]&lt;&gt;[.C239];&quot;}),CRLFnew DomainEntry(&quot;&amp;[.C239]&amp;&quot;, &quot;&quot;&quot;&amp;INDEX([dom.$A$2:.$A$27];MATCH([.C239];[dom.$B$2:.$B$270]; ); 1)&amp;&quot;&quot;&quot;, new DomainEntry[] { CRLF&quot;;&quot;&quot;)">
            <text:p/>
          </table:table-cell>
          <table:table-cell table:formula="of:=&quot;new DomainEntry(&quot;&amp;[.B239]&amp;&quot;, &quot;&quot;&quot; &amp;[.A239]&amp;&quot;&quot;&quot;),&quot;" office:value-type="string" office:string-value="new DomainEntry(122, &quot;Cooking &amp; Recipes&quot;)," calcext:value-type="string">
            <text:p>new DomainEntry(122, "Cooking &amp; Recipes")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ood</text:p>
          </table:table-cell>
          <table:table-cell office:value-type="float" office:value="1512" calcext:value-type="float">
            <text:p>1512</text:p>
          </table:table-cell>
          <table:table-cell office:value-type="float" office:value="71" calcext:value-type="float">
            <text:p>71</text:p>
          </table:table-cell>
          <table:table-cell/>
          <table:table-cell table:style-name="ce3" table:formula="of:=IF([.C239]&lt;&gt;[.C240];&quot;}),CRLFnew DomainEntry(&quot;&amp;[.C240]&amp;&quot;, &quot;&quot;&quot;&amp;INDEX([dom.$A$2:.$A$27];MATCH([.C240];[dom.$B$2:.$B$270]; ); 1)&amp;&quot;&quot;&quot;, new DomainEntry[] { CRLF&quot;;&quot;&quot;)">
            <text:p/>
          </table:table-cell>
          <table:table-cell table:formula="of:=&quot;new DomainEntry(&quot;&amp;[.B240]&amp;&quot;, &quot;&quot;&quot; &amp;[.A240]&amp;&quot;&quot;&quot;),&quot;" office:value-type="string" office:string-value="new DomainEntry(1512, &quot;Food&quot;)," calcext:value-type="string">
            <text:p>new DomainEntry(1512, "Food")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ood &amp; Grocery Delivery</text:p>
          </table:table-cell>
          <table:table-cell office:value-type="float" office:value="1523" calcext:value-type="float">
            <text:p>1523</text:p>
          </table:table-cell>
          <table:table-cell office:value-type="float" office:value="71" calcext:value-type="float">
            <text:p>71</text:p>
          </table:table-cell>
          <table:table-cell/>
          <table:table-cell table:style-name="ce3" table:formula="of:=IF([.C240]&lt;&gt;[.C241];&quot;}),CRLFnew DomainEntry(&quot;&amp;[.C241]&amp;&quot;, &quot;&quot;&quot;&amp;INDEX([dom.$A$2:.$A$27];MATCH([.C241];[dom.$B$2:.$B$270]; ); 1)&amp;&quot;&quot;&quot;, new DomainEntry[] { CRLF&quot;;&quot;&quot;)">
            <text:p/>
          </table:table-cell>
          <table:table-cell table:formula="of:=&quot;new DomainEntry(&quot;&amp;[.B241]&amp;&quot;, &quot;&quot;&quot; &amp;[.A241]&amp;&quot;&quot;&quot;),&quot;" office:value-type="string" office:string-value="new DomainEntry(1523, &quot;Food &amp; Grocery Delivery&quot;)," calcext:value-type="string">
            <text:p>new DomainEntry(1523, "Food &amp; Grocery Delivery")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ood &amp; Grocery Retailers</text:p>
          </table:table-cell>
          <table:table-cell office:value-type="float" office:value="121" calcext:value-type="float">
            <text:p>121</text:p>
          </table:table-cell>
          <table:table-cell office:value-type="float" office:value="71" calcext:value-type="float">
            <text:p>71</text:p>
          </table:table-cell>
          <table:table-cell/>
          <table:table-cell table:style-name="ce3" table:formula="of:=IF([.C241]&lt;&gt;[.C242];&quot;}),CRLFnew DomainEntry(&quot;&amp;[.C242]&amp;&quot;, &quot;&quot;&quot;&amp;INDEX([dom.$A$2:.$A$27];MATCH([.C242];[dom.$B$2:.$B$270]; ); 1)&amp;&quot;&quot;&quot;, new DomainEntry[] { CRLF&quot;;&quot;&quot;)">
            <text:p/>
          </table:table-cell>
          <table:table-cell table:formula="of:=&quot;new DomainEntry(&quot;&amp;[.B242]&amp;&quot;, &quot;&quot;&quot; &amp;[.A242]&amp;&quot;&quot;&quot;),&quot;" office:value-type="string" office:string-value="new DomainEntry(121, &quot;Food &amp; Grocery Retailers&quot;)," calcext:value-type="string">
            <text:p>new DomainEntry(121, "Food &amp; Grocery Retailers")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staurants</text:p>
          </table:table-cell>
          <table:table-cell office:value-type="float" office:value="276" calcext:value-type="float">
            <text:p>276</text:p>
          </table:table-cell>
          <table:table-cell office:value-type="float" office:value="71" calcext:value-type="float">
            <text:p>71</text:p>
          </table:table-cell>
          <table:table-cell/>
          <table:table-cell table:style-name="ce3" table:formula="of:=IF([.C242]&lt;&gt;[.C243];&quot;}),CRLFnew DomainEntry(&quot;&amp;[.C243]&amp;&quot;, &quot;&quot;&quot;&amp;INDEX([dom.$A$2:.$A$27];MATCH([.C243];[dom.$B$2:.$B$270]; ); 1)&amp;&quot;&quot;&quot;, new DomainEntry[] { CRLF&quot;;&quot;&quot;)">
            <text:p/>
          </table:table-cell>
          <table:table-cell table:formula="of:=&quot;new DomainEntry(&quot;&amp;[.B243]&amp;&quot;, &quot;&quot;&quot; &amp;[.A243]&amp;&quot;&quot;&quot;),&quot;" office:value-type="string" office:string-value="new DomainEntry(276, &quot;Restaurants&quot;)," calcext:value-type="string">
            <text:p>new DomainEntry(276, "Restaurants")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tronomy</text:p>
          </table:table-cell>
          <table:table-cell office:value-type="float" office:value="435" calcext:value-type="float">
            <text:p>435</text:p>
          </table:table-cell>
          <table:table-cell office:value-type="float" office:value="174" calcext:value-type="float">
            <text:p>174</text:p>
          </table:table-cell>
          <table:table-cell/>
          <table:table-cell table:style-name="ce3" table:formula="of:=IF([.C243]&lt;&gt;[.C244];&quot;}),CRLFnew DomainEntry(&quot;&amp;[.C244]&amp;&quot;, &quot;&quot;&quot;&amp;INDEX([dom.$A$2:.$A$27];MATCH([.C244];[dom.$B$2:.$B$270]; ); 1)&amp;&quot;&quot;&quot;, new DomainEntry[] { CRLF&quot;;&quot;&quot;)" office:value-type="string" office:string-value="}),CRLFnew DomainEntry(174, &quot;Science&quot;, new DomainEntry[] { CRLF" calcext:value-type="string">
            <text:p>}),CRLFnew DomainEntry(174, "Science", new DomainEntry[] { CRLF</text:p>
          </table:table-cell>
          <table:table-cell table:formula="of:=&quot;new DomainEntry(&quot;&amp;[.B244]&amp;&quot;, &quot;&quot;&quot; &amp;[.A244]&amp;&quot;&quot;&quot;),&quot;" office:value-type="string" office:string-value="new DomainEntry(435, &quot;Astronomy&quot;)," calcext:value-type="string">
            <text:p>new DomainEntry(435, "Astronomy")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iological Sciences</text:p>
          </table:table-cell>
          <table:table-cell office:value-type="float" office:value="440" calcext:value-type="float">
            <text:p>440</text:p>
          </table:table-cell>
          <table:table-cell office:value-type="float" office:value="174" calcext:value-type="float">
            <text:p>174</text:p>
          </table:table-cell>
          <table:table-cell/>
          <table:table-cell table:style-name="ce3" table:formula="of:=IF([.C244]&lt;&gt;[.C245];&quot;}),CRLFnew DomainEntry(&quot;&amp;[.C245]&amp;&quot;, &quot;&quot;&quot;&amp;INDEX([dom.$A$2:.$A$27];MATCH([.C245];[dom.$B$2:.$B$270]; ); 1)&amp;&quot;&quot;&quot;, new DomainEntry[] { CRLF&quot;;&quot;&quot;)">
            <text:p/>
          </table:table-cell>
          <table:table-cell table:formula="of:=&quot;new DomainEntry(&quot;&amp;[.B245]&amp;&quot;, &quot;&quot;&quot; &amp;[.A245]&amp;&quot;&quot;&quot;),&quot;" office:value-type="string" office:string-value="new DomainEntry(440, &quot;Biological Sciences&quot;)," calcext:value-type="string">
            <text:p>new DomainEntry(440, "Biological Sciences")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emistry</text:p>
          </table:table-cell>
          <table:table-cell office:value-type="float" office:value="505" calcext:value-type="float">
            <text:p>505</text:p>
          </table:table-cell>
          <table:table-cell office:value-type="float" office:value="174" calcext:value-type="float">
            <text:p>174</text:p>
          </table:table-cell>
          <table:table-cell/>
          <table:table-cell table:style-name="ce3" table:formula="of:=IF([.C245]&lt;&gt;[.C246];&quot;}),CRLFnew DomainEntry(&quot;&amp;[.C246]&amp;&quot;, &quot;&quot;&quot;&amp;INDEX([dom.$A$2:.$A$27];MATCH([.C246];[dom.$B$2:.$B$270]; ); 1)&amp;&quot;&quot;&quot;, new DomainEntry[] { CRLF&quot;;&quot;&quot;)">
            <text:p/>
          </table:table-cell>
          <table:table-cell table:formula="of:=&quot;new DomainEntry(&quot;&amp;[.B246]&amp;&quot;, &quot;&quot;&quot; &amp;[.A246]&amp;&quot;&quot;&quot;),&quot;" office:value-type="string" office:string-value="new DomainEntry(505, &quot;Chemistry&quot;)," calcext:value-type="string">
            <text:p>new DomainEntry(505, "Chemistry")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puter Science</text:p>
          </table:table-cell>
          <table:table-cell office:value-type="float" office:value="1227" calcext:value-type="float">
            <text:p>1227</text:p>
          </table:table-cell>
          <table:table-cell office:value-type="float" office:value="174" calcext:value-type="float">
            <text:p>174</text:p>
          </table:table-cell>
          <table:table-cell/>
          <table:table-cell table:style-name="ce3" table:formula="of:=IF([.C246]&lt;&gt;[.C247];&quot;}),CRLFnew DomainEntry(&quot;&amp;[.C247]&amp;&quot;, &quot;&quot;&quot;&amp;INDEX([dom.$A$2:.$A$27];MATCH([.C247];[dom.$B$2:.$B$270]; ); 1)&amp;&quot;&quot;&quot;, new DomainEntry[] { CRLF&quot;;&quot;&quot;)">
            <text:p/>
          </table:table-cell>
          <table:table-cell table:formula="of:=&quot;new DomainEntry(&quot;&amp;[.B247]&amp;&quot;, &quot;&quot;&quot; &amp;[.A247]&amp;&quot;&quot;&quot;),&quot;" office:value-type="string" office:string-value="new DomainEntry(1227, &quot;Computer Science&quot;)," calcext:value-type="string">
            <text:p>new DomainEntry(1227, "Computer Science")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arth Sciences</text:p>
          </table:table-cell>
          <table:table-cell office:value-type="float" office:value="1168" calcext:value-type="float">
            <text:p>1168</text:p>
          </table:table-cell>
          <table:table-cell office:value-type="float" office:value="174" calcext:value-type="float">
            <text:p>174</text:p>
          </table:table-cell>
          <table:table-cell/>
          <table:table-cell table:style-name="ce3" table:formula="of:=IF([.C247]&lt;&gt;[.C248];&quot;}),CRLFnew DomainEntry(&quot;&amp;[.C248]&amp;&quot;, &quot;&quot;&quot;&amp;INDEX([dom.$A$2:.$A$27];MATCH([.C248];[dom.$B$2:.$B$270]; ); 1)&amp;&quot;&quot;&quot;, new DomainEntry[] { CRLF&quot;;&quot;&quot;)">
            <text:p/>
          </table:table-cell>
          <table:table-cell table:formula="of:=&quot;new DomainEntry(&quot;&amp;[.B248]&amp;&quot;, &quot;&quot;&quot; &amp;[.A248]&amp;&quot;&quot;&quot;),&quot;" office:value-type="string" office:string-value="new DomainEntry(1168, &quot;Earth Sciences&quot;)," calcext:value-type="string">
            <text:p>new DomainEntry(1168, "Earth Sciences")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cology &amp; Environment</text:p>
          </table:table-cell>
          <table:table-cell office:value-type="float" office:value="442" calcext:value-type="float">
            <text:p>442</text:p>
          </table:table-cell>
          <table:table-cell office:value-type="float" office:value="174" calcext:value-type="float">
            <text:p>174</text:p>
          </table:table-cell>
          <table:table-cell/>
          <table:table-cell table:style-name="ce3" table:formula="of:=IF([.C248]&lt;&gt;[.C249];&quot;}),CRLFnew DomainEntry(&quot;&amp;[.C249]&amp;&quot;, &quot;&quot;&quot;&amp;INDEX([dom.$A$2:.$A$27];MATCH([.C249];[dom.$B$2:.$B$270]; ); 1)&amp;&quot;&quot;&quot;, new DomainEntry[] { CRLF&quot;;&quot;&quot;)">
            <text:p/>
          </table:table-cell>
          <table:table-cell table:formula="of:=&quot;new DomainEntry(&quot;&amp;[.B249]&amp;&quot;, &quot;&quot;&quot; &amp;[.A249]&amp;&quot;&quot;&quot;),&quot;" office:value-type="string" office:string-value="new DomainEntry(442, &quot;Ecology &amp; Environment&quot;)," calcext:value-type="string">
            <text:p>new DomainEntry(442, "Ecology &amp; Environment")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gineering &amp; Technology</text:p>
          </table:table-cell>
          <table:table-cell office:value-type="float" office:value="231" calcext:value-type="float">
            <text:p>231</text:p>
          </table:table-cell>
          <table:table-cell office:value-type="float" office:value="174" calcext:value-type="float">
            <text:p>174</text:p>
          </table:table-cell>
          <table:table-cell/>
          <table:table-cell table:style-name="ce3" table:formula="of:=IF([.C249]&lt;&gt;[.C250];&quot;}),CRLFnew DomainEntry(&quot;&amp;[.C250]&amp;&quot;, &quot;&quot;&quot;&amp;INDEX([dom.$A$2:.$A$27];MATCH([.C250];[dom.$B$2:.$B$270]; ); 1)&amp;&quot;&quot;&quot;, new DomainEntry[] { CRLF&quot;;&quot;&quot;)">
            <text:p/>
          </table:table-cell>
          <table:table-cell table:formula="of:=&quot;new DomainEntry(&quot;&amp;[.B250]&amp;&quot;, &quot;&quot;&quot; &amp;[.A250]&amp;&quot;&quot;&quot;),&quot;" office:value-type="string" office:string-value="new DomainEntry(231, &quot;Engineering &amp; Technology&quot;)," calcext:value-type="string">
            <text:p>new DomainEntry(231, "Engineering &amp; Technology")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thematics</text:p>
          </table:table-cell>
          <table:table-cell office:value-type="float" office:value="436" calcext:value-type="float">
            <text:p>436</text:p>
          </table:table-cell>
          <table:table-cell office:value-type="float" office:value="174" calcext:value-type="float">
            <text:p>174</text:p>
          </table:table-cell>
          <table:table-cell/>
          <table:table-cell table:style-name="ce3" table:formula="of:=IF([.C250]&lt;&gt;[.C251];&quot;}),CRLFnew DomainEntry(&quot;&amp;[.C251]&amp;&quot;, &quot;&quot;&quot;&amp;INDEX([dom.$A$2:.$A$27];MATCH([.C251];[dom.$B$2:.$B$270]; ); 1)&amp;&quot;&quot;&quot;, new DomainEntry[] { CRLF&quot;;&quot;&quot;)">
            <text:p/>
          </table:table-cell>
          <table:table-cell table:formula="of:=&quot;new DomainEntry(&quot;&amp;[.B251]&amp;&quot;, &quot;&quot;&quot; &amp;[.A251]&amp;&quot;&quot;&quot;),&quot;" office:value-type="string" office:string-value="new DomainEntry(436, &quot;Mathematics&quot;)," calcext:value-type="string">
            <text:p>new DomainEntry(436, "Mathematics")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hysics</text:p>
          </table:table-cell>
          <table:table-cell office:value-type="float" office:value="444" calcext:value-type="float">
            <text:p>444</text:p>
          </table:table-cell>
          <table:table-cell office:value-type="float" office:value="174" calcext:value-type="float">
            <text:p>174</text:p>
          </table:table-cell>
          <table:table-cell/>
          <table:table-cell table:style-name="ce3" table:formula="of:=IF([.C251]&lt;&gt;[.C252];&quot;}),CRLFnew DomainEntry(&quot;&amp;[.C252]&amp;&quot;, &quot;&quot;&quot;&amp;INDEX([dom.$A$2:.$A$27];MATCH([.C252];[dom.$B$2:.$B$270]; ); 1)&amp;&quot;&quot;&quot;, new DomainEntry[] { CRLF&quot;;&quot;&quot;)">
            <text:p/>
          </table:table-cell>
          <table:table-cell table:formula="of:=&quot;new DomainEntry(&quot;&amp;[.B252]&amp;&quot;, &quot;&quot;&quot; &amp;[.A252]&amp;&quot;&quot;&quot;),&quot;" office:value-type="string" office:string-value="new DomainEntry(444, &quot;Physics&quot;)," calcext:value-type="string">
            <text:p>new DomainEntry(444, "Physics")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ientific Equipment</text:p>
          </table:table-cell>
          <table:table-cell office:value-type="float" office:value="445" calcext:value-type="float">
            <text:p>445</text:p>
          </table:table-cell>
          <table:table-cell office:value-type="float" office:value="174" calcext:value-type="float">
            <text:p>174</text:p>
          </table:table-cell>
          <table:table-cell/>
          <table:table-cell table:style-name="ce3" table:formula="of:=IF([.C252]&lt;&gt;[.C253];&quot;}),CRLFnew DomainEntry(&quot;&amp;[.C253]&amp;&quot;, &quot;&quot;&quot;&amp;INDEX([dom.$A$2:.$A$27];MATCH([.C253];[dom.$B$2:.$B$270]; ); 1)&amp;&quot;&quot;&quot;, new DomainEntry[] { CRLF&quot;;&quot;&quot;)">
            <text:p/>
          </table:table-cell>
          <table:table-cell table:formula="of:=&quot;new DomainEntry(&quot;&amp;[.B253]&amp;&quot;, &quot;&quot;&quot; &amp;[.A253]&amp;&quot;&quot;&quot;),&quot;" office:value-type="string" office:string-value="new DomainEntry(445, &quot;Scientific Equipment&quot;)," calcext:value-type="string">
            <text:p>new DomainEntry(445, "Scientific Equipment")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ientific Institutions</text:p>
          </table:table-cell>
          <table:table-cell office:value-type="float" office:value="446" calcext:value-type="float">
            <text:p>446</text:p>
          </table:table-cell>
          <table:table-cell office:value-type="float" office:value="174" calcext:value-type="float">
            <text:p>174</text:p>
          </table:table-cell>
          <table:table-cell/>
          <table:table-cell table:style-name="ce3" table:formula="of:=IF([.C253]&lt;&gt;[.C254];&quot;}),CRLFnew DomainEntry(&quot;&amp;[.C254]&amp;&quot;, &quot;&quot;&quot;&amp;INDEX([dom.$A$2:.$A$27];MATCH([.C254];[dom.$B$2:.$B$270]; ); 1)&amp;&quot;&quot;&quot;, new DomainEntry[] { CRLF&quot;;&quot;&quot;)">
            <text:p/>
          </table:table-cell>
          <table:table-cell table:formula="of:=&quot;new DomainEntry(&quot;&amp;[.B254]&amp;&quot;, &quot;&quot;&quot; &amp;[.A254]&amp;&quot;&quot;&quot;),&quot;" office:value-type="string" office:string-value="new DomainEntry(446, &quot;Scientific Institutions&quot;)," calcext:value-type="string">
            <text:p>new DomainEntry(446, "Scientific Institutions")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gging Resources &amp; Services</text:p>
          </table:table-cell>
          <table:table-cell office:value-type="float" office:value="504" calcext:value-type="float">
            <text:p>504</text:p>
          </table:table-cell>
          <table:table-cell office:value-type="float" office:value="299" calcext:value-type="float">
            <text:p>299</text:p>
          </table:table-cell>
          <table:table-cell/>
          <table:table-cell table:style-name="ce3" table:formula="of:=IF([.C254]&lt;&gt;[.C255];&quot;}),CRLFnew DomainEntry(&quot;&amp;[.C255]&amp;&quot;, &quot;&quot;&quot;&amp;INDEX([dom.$A$2:.$A$27];MATCH([.C255];[dom.$B$2:.$B$270]; ); 1)&amp;&quot;&quot;&quot;, new DomainEntry[] { CRLF&quot;;&quot;&quot;)" office:value-type="string" office:string-value="}),CRLFnew DomainEntry(299, &quot;Online Communities&quot;, new DomainEntry[] { CRLF" calcext:value-type="string">
            <text:p>}),CRLFnew DomainEntry(299, "Online Communities", new DomainEntry[] { CRLF</text:p>
          </table:table-cell>
          <table:table-cell table:formula="of:=&quot;new DomainEntry(&quot;&amp;[.B255]&amp;&quot;, &quot;&quot;&quot; &amp;[.A255]&amp;&quot;&quot;&quot;),&quot;" office:value-type="string" office:string-value="new DomainEntry(504, &quot;Blogging Resources &amp; Services&quot;)," calcext:value-type="string">
            <text:p>new DomainEntry(504, "Blogging Resources &amp; Services")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ting &amp; Personals</text:p>
          </table:table-cell>
          <table:table-cell office:value-type="float" office:value="55" calcext:value-type="float">
            <text:p>55</text:p>
          </table:table-cell>
          <table:table-cell office:value-type="float" office:value="299" calcext:value-type="float">
            <text:p>299</text:p>
          </table:table-cell>
          <table:table-cell/>
          <table:table-cell table:style-name="ce3" table:formula="of:=IF([.C255]&lt;&gt;[.C256];&quot;}),CRLFnew DomainEntry(&quot;&amp;[.C256]&amp;&quot;, &quot;&quot;&quot;&amp;INDEX([dom.$A$2:.$A$27];MATCH([.C256];[dom.$B$2:.$B$270]; ); 1)&amp;&quot;&quot;&quot;, new DomainEntry[] { CRLF&quot;;&quot;&quot;)">
            <text:p/>
          </table:table-cell>
          <table:table-cell table:formula="of:=&quot;new DomainEntry(&quot;&amp;[.B256]&amp;&quot;, &quot;&quot;&quot; &amp;[.A256]&amp;&quot;&quot;&quot;),&quot;" office:value-type="string" office:string-value="new DomainEntry(55, &quot;Dating &amp; Personals&quot;)," calcext:value-type="string">
            <text:p>new DomainEntry(55, "Dating &amp; Personals")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eed Aggregation &amp; Social Bookmarking</text:p>
          </table:table-cell>
          <table:table-cell office:value-type="float" office:value="1482" calcext:value-type="float">
            <text:p>1482</text:p>
          </table:table-cell>
          <table:table-cell office:value-type="float" office:value="299" calcext:value-type="float">
            <text:p>299</text:p>
          </table:table-cell>
          <table:table-cell/>
          <table:table-cell table:style-name="ce3" table:formula="of:=IF([.C256]&lt;&gt;[.C257];&quot;}),CRLFnew DomainEntry(&quot;&amp;[.C257]&amp;&quot;, &quot;&quot;&quot;&amp;INDEX([dom.$A$2:.$A$27];MATCH([.C257];[dom.$B$2:.$B$270]; ); 1)&amp;&quot;&quot;&quot;, new DomainEntry[] { CRLF&quot;;&quot;&quot;)">
            <text:p/>
          </table:table-cell>
          <table:table-cell table:formula="of:=&quot;new DomainEntry(&quot;&amp;[.B257]&amp;&quot;, &quot;&quot;&quot; &amp;[.A257]&amp;&quot;&quot;&quot;),&quot;" office:value-type="string" office:string-value="new DomainEntry(1482, &quot;Feed Aggregation &amp; Social Bookmarking&quot;)," calcext:value-type="string">
            <text:p>new DomainEntry(1482, "Feed Aggregation &amp; Social Bookmarking")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le Sharing &amp; Hosting</text:p>
          </table:table-cell>
          <table:table-cell office:value-type="float" office:value="321" calcext:value-type="float">
            <text:p>321</text:p>
          </table:table-cell>
          <table:table-cell office:value-type="float" office:value="299" calcext:value-type="float">
            <text:p>299</text:p>
          </table:table-cell>
          <table:table-cell/>
          <table:table-cell table:style-name="ce3" table:formula="of:=IF([.C257]&lt;&gt;[.C258];&quot;}),CRLFnew DomainEntry(&quot;&amp;[.C258]&amp;&quot;, &quot;&quot;&quot;&amp;INDEX([dom.$A$2:.$A$27];MATCH([.C258];[dom.$B$2:.$B$270]; ); 1)&amp;&quot;&quot;&quot;, new DomainEntry[] { CRLF&quot;;&quot;&quot;)">
            <text:p/>
          </table:table-cell>
          <table:table-cell table:formula="of:=&quot;new DomainEntry(&quot;&amp;[.B258]&amp;&quot;, &quot;&quot;&quot; &amp;[.A258]&amp;&quot;&quot;&quot;),&quot;" office:value-type="string" office:string-value="new DomainEntry(321, &quot;File Sharing &amp; Hosting&quot;)," calcext:value-type="string">
            <text:p>new DomainEntry(321, "File Sharing &amp; Hosting")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orum &amp; Chat Providers</text:p>
          </table:table-cell>
          <table:table-cell office:value-type="float" office:value="191" calcext:value-type="float">
            <text:p>191</text:p>
          </table:table-cell>
          <table:table-cell office:value-type="float" office:value="299" calcext:value-type="float">
            <text:p>299</text:p>
          </table:table-cell>
          <table:table-cell/>
          <table:table-cell table:style-name="ce3" table:formula="of:=IF([.C258]&lt;&gt;[.C259];&quot;}),CRLFnew DomainEntry(&quot;&amp;[.C259]&amp;&quot;, &quot;&quot;&quot;&amp;INDEX([dom.$A$2:.$A$27];MATCH([.C259];[dom.$B$2:.$B$270]; ); 1)&amp;&quot;&quot;&quot;, new DomainEntry[] { CRLF&quot;;&quot;&quot;)">
            <text:p/>
          </table:table-cell>
          <table:table-cell table:formula="of:=&quot;new DomainEntry(&quot;&amp;[.B259]&amp;&quot;, &quot;&quot;&quot; &amp;[.A259]&amp;&quot;&quot;&quot;),&quot;" office:value-type="string" office:string-value="new DomainEntry(191, &quot;Forum &amp; Chat Providers&quot;)," calcext:value-type="string">
            <text:p>new DomainEntry(191, "Forum &amp; Chat Providers")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nline Goodies</text:p>
          </table:table-cell>
          <table:table-cell office:value-type="float" office:value="43" calcext:value-type="float">
            <text:p>43</text:p>
          </table:table-cell>
          <table:table-cell office:value-type="float" office:value="299" calcext:value-type="float">
            <text:p>299</text:p>
          </table:table-cell>
          <table:table-cell/>
          <table:table-cell table:style-name="ce3" table:formula="of:=IF([.C259]&lt;&gt;[.C260];&quot;}),CRLFnew DomainEntry(&quot;&amp;[.C260]&amp;&quot;, &quot;&quot;&quot;&amp;INDEX([dom.$A$2:.$A$27];MATCH([.C260];[dom.$B$2:.$B$270]; ); 1)&amp;&quot;&quot;&quot;, new DomainEntry[] { CRLF&quot;;&quot;&quot;)">
            <text:p/>
          </table:table-cell>
          <table:table-cell table:formula="of:=&quot;new DomainEntry(&quot;&amp;[.B260]&amp;&quot;, &quot;&quot;&quot; &amp;[.A260]&amp;&quot;&quot;&quot;),&quot;" office:value-type="string" office:string-value="new DomainEntry(43, &quot;Online Goodies&quot;)," calcext:value-type="string">
            <text:p>new DomainEntry(43, "Online Goodies")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nline Journals &amp; Personal Sites</text:p>
          </table:table-cell>
          <table:table-cell office:value-type="float" office:value="582" calcext:value-type="float">
            <text:p>582</text:p>
          </table:table-cell>
          <table:table-cell office:value-type="float" office:value="299" calcext:value-type="float">
            <text:p>299</text:p>
          </table:table-cell>
          <table:table-cell/>
          <table:table-cell table:style-name="ce3" table:formula="of:=IF([.C260]&lt;&gt;[.C261];&quot;}),CRLFnew DomainEntry(&quot;&amp;[.C261]&amp;&quot;, &quot;&quot;&quot;&amp;INDEX([dom.$A$2:.$A$27];MATCH([.C261];[dom.$B$2:.$B$270]; ); 1)&amp;&quot;&quot;&quot;, new DomainEntry[] { CRLF&quot;;&quot;&quot;)">
            <text:p/>
          </table:table-cell>
          <table:table-cell table:formula="of:=&quot;new DomainEntry(&quot;&amp;[.B261]&amp;&quot;, &quot;&quot;&quot; &amp;[.A261]&amp;&quot;&quot;&quot;),&quot;" office:value-type="string" office:string-value="new DomainEntry(582, &quot;Online Journals &amp; Personal Sites&quot;)," calcext:value-type="string">
            <text:p>new DomainEntry(582, "Online Journals &amp; Personal Sites")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hoto &amp; Video Sharing</text:p>
          </table:table-cell>
          <table:table-cell office:value-type="float" office:value="275" calcext:value-type="float">
            <text:p>275</text:p>
          </table:table-cell>
          <table:table-cell office:value-type="float" office:value="299" calcext:value-type="float">
            <text:p>299</text:p>
          </table:table-cell>
          <table:table-cell/>
          <table:table-cell table:style-name="ce3" table:formula="of:=IF([.C261]&lt;&gt;[.C262];&quot;}),CRLFnew DomainEntry(&quot;&amp;[.C262]&amp;&quot;, &quot;&quot;&quot;&amp;INDEX([dom.$A$2:.$A$27];MATCH([.C262];[dom.$B$2:.$B$270]; ); 1)&amp;&quot;&quot;&quot;, new DomainEntry[] { CRLF&quot;;&quot;&quot;)">
            <text:p/>
          </table:table-cell>
          <table:table-cell table:formula="of:=&quot;new DomainEntry(&quot;&amp;[.B262]&amp;&quot;, &quot;&quot;&quot; &amp;[.A262]&amp;&quot;&quot;&quot;),&quot;" office:value-type="string" office:string-value="new DomainEntry(275, &quot;Photo &amp; Video Sharing&quot;)," calcext:value-type="string">
            <text:p>new DomainEntry(275, "Photo &amp; Video Sharing")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cial Networks</text:p>
          </table:table-cell>
          <table:table-cell office:value-type="float" office:value="529" calcext:value-type="float">
            <text:p>529</text:p>
          </table:table-cell>
          <table:table-cell office:value-type="float" office:value="299" calcext:value-type="float">
            <text:p>299</text:p>
          </table:table-cell>
          <table:table-cell/>
          <table:table-cell table:style-name="ce3" table:formula="of:=IF([.C262]&lt;&gt;[.C263];&quot;}),CRLFnew DomainEntry(&quot;&amp;[.C263]&amp;&quot;, &quot;&quot;&quot;&amp;INDEX([dom.$A$2:.$A$27];MATCH([.C263];[dom.$B$2:.$B$270]; ); 1)&amp;&quot;&quot;&quot;, new DomainEntry[] { CRLF&quot;;&quot;&quot;)">
            <text:p/>
          </table:table-cell>
          <table:table-cell table:formula="of:=&quot;new DomainEntry(&quot;&amp;[.B263]&amp;&quot;, &quot;&quot;&quot; &amp;[.A263]&amp;&quot;&quot;&quot;),&quot;" office:value-type="string" office:string-value="new DomainEntry(529, &quot;Social Networks&quot;)," calcext:value-type="string">
            <text:p>new DomainEntry(529, "Social Networks")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irtual Worlds</text:p>
          </table:table-cell>
          <table:table-cell office:value-type="float" office:value="972" calcext:value-type="float">
            <text:p>972</text:p>
          </table:table-cell>
          <table:table-cell office:value-type="float" office:value="299" calcext:value-type="float">
            <text:p>299</text:p>
          </table:table-cell>
          <table:table-cell/>
          <table:table-cell table:style-name="ce3" table:formula="of:=IF([.C263]&lt;&gt;[.C264];&quot;}),CRLFnew DomainEntry(&quot;&amp;[.C264]&amp;&quot;, &quot;&quot;&quot;&amp;INDEX([dom.$A$2:.$A$27];MATCH([.C264];[dom.$B$2:.$B$270]; ); 1)&amp;&quot;&quot;&quot;, new DomainEntry[] { CRLF&quot;;&quot;&quot;)">
            <text:p/>
          </table:table-cell>
          <table:table-cell table:formula="of:=&quot;new DomainEntry(&quot;&amp;[.B264]&amp;&quot;, &quot;&quot;&quot; &amp;[.A264]&amp;&quot;&quot;&quot;),&quot;" office:value-type="string" office:string-value="new DomainEntry(972, &quot;Virtual Worlds&quot;)," calcext:value-type="string">
            <text:p>new DomainEntry(972, "Virtual Worlds")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ectories &amp; Listings</text:p>
          </table:table-cell>
          <table:table-cell office:value-type="float" office:value="527" calcext:value-type="float">
            <text:p>527</text:p>
          </table:table-cell>
          <table:table-cell office:value-type="float" office:value="533" calcext:value-type="float">
            <text:p>533</text:p>
          </table:table-cell>
          <table:table-cell/>
          <table:table-cell table:style-name="ce3" table:formula="of:=IF([.C264]&lt;&gt;[.C265];&quot;}),CRLFnew DomainEntry(&quot;&amp;[.C265]&amp;&quot;, &quot;&quot;&quot;&amp;INDEX([dom.$A$2:.$A$27];MATCH([.C265];[dom.$B$2:.$B$270]; ); 1)&amp;&quot;&quot;&quot;, new DomainEntry[] { CRLF&quot;;&quot;&quot;)" office:value-type="string" office:string-value="}),CRLFnew DomainEntry(533, &quot;Reference&quot;, new DomainEntry[] { CRLF" calcext:value-type="string">
            <text:p>}),CRLFnew DomainEntry(533, "Reference", new DomainEntry[] { CRLF</text:p>
          </table:table-cell>
          <table:table-cell table:formula="of:=&quot;new DomainEntry(&quot;&amp;[.B265]&amp;&quot;, &quot;&quot;&quot; &amp;[.A265]&amp;&quot;&quot;&quot;),&quot;" office:value-type="string" office:string-value="new DomainEntry(527, &quot;Directories &amp; Listings&quot;)," calcext:value-type="string">
            <text:p>new DomainEntry(527, "Directories &amp; Listings")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neral Reference</text:p>
          </table:table-cell>
          <table:table-cell office:value-type="float" office:value="980" calcext:value-type="float">
            <text:p>980</text:p>
          </table:table-cell>
          <table:table-cell office:value-type="float" office:value="533" calcext:value-type="float">
            <text:p>533</text:p>
          </table:table-cell>
          <table:table-cell/>
          <table:table-cell table:style-name="ce3" table:formula="of:=IF([.C265]&lt;&gt;[.C266];&quot;}),CRLFnew DomainEntry(&quot;&amp;[.C266]&amp;&quot;, &quot;&quot;&quot;&amp;INDEX([dom.$A$2:.$A$27];MATCH([.C266];[dom.$B$2:.$B$270]; ); 1)&amp;&quot;&quot;&quot;, new DomainEntry[] { CRLF&quot;;&quot;&quot;)">
            <text:p/>
          </table:table-cell>
          <table:table-cell table:formula="of:=&quot;new DomainEntry(&quot;&amp;[.B266]&amp;&quot;, &quot;&quot;&quot; &amp;[.A266]&amp;&quot;&quot;&quot;),&quot;" office:value-type="string" office:string-value="new DomainEntry(980, &quot;General Reference&quot;)," calcext:value-type="string">
            <text:p>new DomainEntry(980, "General Reference")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ographic Reference</text:p>
          </table:table-cell>
          <table:table-cell office:value-type="float" office:value="1084" calcext:value-type="float">
            <text:p>1084</text:p>
          </table:table-cell>
          <table:table-cell office:value-type="float" office:value="533" calcext:value-type="float">
            <text:p>533</text:p>
          </table:table-cell>
          <table:table-cell/>
          <table:table-cell table:style-name="ce3" table:formula="of:=IF([.C266]&lt;&gt;[.C267];&quot;}),CRLFnew DomainEntry(&quot;&amp;[.C267]&amp;&quot;, &quot;&quot;&quot;&amp;INDEX([dom.$A$2:.$A$27];MATCH([.C267];[dom.$B$2:.$B$270]; ); 1)&amp;&quot;&quot;&quot;, new DomainEntry[] { CRLF&quot;;&quot;&quot;)">
            <text:p/>
          </table:table-cell>
          <table:table-cell table:formula="of:=&quot;new DomainEntry(&quot;&amp;[.B267]&amp;&quot;, &quot;&quot;&quot; &amp;[.A267]&amp;&quot;&quot;&quot;),&quot;" office:value-type="string" office:string-value="new DomainEntry(1084, &quot;Geographic Reference&quot;)," calcext:value-type="string">
            <text:p>new DomainEntry(1084, "Geographic Reference")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umanities</text:p>
          </table:table-cell>
          <table:table-cell office:value-type="float" office:value="474" calcext:value-type="float">
            <text:p>474</text:p>
          </table:table-cell>
          <table:table-cell office:value-type="float" office:value="533" calcext:value-type="float">
            <text:p>533</text:p>
          </table:table-cell>
          <table:table-cell/>
          <table:table-cell table:style-name="ce3" table:formula="of:=IF([.C267]&lt;&gt;[.C268];&quot;}),CRLFnew DomainEntry(&quot;&amp;[.C268]&amp;&quot;, &quot;&quot;&quot;&amp;INDEX([dom.$A$2:.$A$27];MATCH([.C268];[dom.$B$2:.$B$270]; ); 1)&amp;&quot;&quot;&quot;, new DomainEntry[] { CRLF&quot;;&quot;&quot;)">
            <text:p/>
          </table:table-cell>
          <table:table-cell table:formula="of:=&quot;new DomainEntry(&quot;&amp;[.B268]&amp;&quot;, &quot;&quot;&quot; &amp;[.A268]&amp;&quot;&quot;&quot;),&quot;" office:value-type="string" office:string-value="new DomainEntry(474, &quot;Humanities&quot;)," calcext:value-type="string">
            <text:p>new DomainEntry(474, "Humanities")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nguage Resources</text:p>
          </table:table-cell>
          <table:table-cell office:value-type="float" office:value="108" calcext:value-type="float">
            <text:p>108</text:p>
          </table:table-cell>
          <table:table-cell office:value-type="float" office:value="533" calcext:value-type="float">
            <text:p>533</text:p>
          </table:table-cell>
          <table:table-cell/>
          <table:table-cell table:style-name="ce3" table:formula="of:=IF([.C268]&lt;&gt;[.C269];&quot;}),CRLFnew DomainEntry(&quot;&amp;[.C269]&amp;&quot;, &quot;&quot;&quot;&amp;INDEX([dom.$A$2:.$A$27];MATCH([.C269];[dom.$B$2:.$B$270]; ); 1)&amp;&quot;&quot;&quot;, new DomainEntry[] { CRLF&quot;;&quot;&quot;)">
            <text:p/>
          </table:table-cell>
          <table:table-cell table:formula="of:=&quot;new DomainEntry(&quot;&amp;[.B269]&amp;&quot;, &quot;&quot;&quot; &amp;[.A269]&amp;&quot;&quot;&quot;),&quot;" office:value-type="string" office:string-value="new DomainEntry(108, &quot;Language Resources&quot;)," calcext:value-type="string">
            <text:p>new DomainEntry(108, "Language Resources")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braries &amp; Museums</text:p>
          </table:table-cell>
          <table:table-cell office:value-type="float" office:value="375" calcext:value-type="float">
            <text:p>375</text:p>
          </table:table-cell>
          <table:table-cell office:value-type="float" office:value="533" calcext:value-type="float">
            <text:p>533</text:p>
          </table:table-cell>
          <table:table-cell/>
          <table:table-cell table:style-name="ce3" table:formula="of:=IF([.C269]&lt;&gt;[.C270];&quot;}),CRLFnew DomainEntry(&quot;&amp;[.C270]&amp;&quot;, &quot;&quot;&quot;&amp;INDEX([dom.$A$2:.$A$27];MATCH([.C270];[dom.$B$2:.$B$270]; ); 1)&amp;&quot;&quot;&quot;, new DomainEntry[] { CRLF&quot;;&quot;&quot;)">
            <text:p/>
          </table:table-cell>
          <table:table-cell table:formula="of:=&quot;new DomainEntry(&quot;&amp;[.B270]&amp;&quot;, &quot;&quot;&quot; &amp;[.A270]&amp;&quot;&quot;&quot;),&quot;" office:value-type="string" office:string-value="new DomainEntry(375, &quot;Libraries &amp; Museums&quot;)," calcext:value-type="string">
            <text:p>new DomainEntry(375, "Libraries &amp; Museums")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chnical Reference</text:p>
          </table:table-cell>
          <table:table-cell office:value-type="float" office:value="1233" calcext:value-type="float">
            <text:p>1233</text:p>
          </table:table-cell>
          <table:table-cell office:value-type="float" office:value="533" calcext:value-type="float">
            <text:p>533</text:p>
          </table:table-cell>
          <table:table-cell/>
          <table:table-cell table:style-name="ce3" table:formula="of:=IF([.C270]&lt;&gt;[.C271];&quot;}),CRLFnew DomainEntry(&quot;&amp;[.C271]&amp;&quot;, &quot;&quot;&quot;&amp;INDEX([dom.$A$2:.$A$27];MATCH([.C271];[dom.$B$2:.$B$270]; ); 1)&amp;&quot;&quot;&quot;, new DomainEntry[] { CRLF&quot;;&quot;&quot;)">
            <text:p/>
          </table:table-cell>
          <table:table-cell table:formula="of:=&quot;new DomainEntry(&quot;&amp;[.B271]&amp;&quot;, &quot;&quot;&quot; &amp;[.A271]&amp;&quot;&quot;&quot;),&quot;" office:value-type="string" office:string-value="new DomainEntry(1233, &quot;Technical Reference&quot;)," calcext:value-type="string">
            <text:p>new DomainEntry(1233, "Technical Reference")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ducation</text:p>
          </table:table-cell>
          <table:table-cell office:value-type="float" office:value="74" calcext:value-type="float">
            <text:p>74</text:p>
          </table:table-cell>
          <table:table-cell office:value-type="float" office:value="958" calcext:value-type="float">
            <text:p>958</text:p>
          </table:table-cell>
          <table:table-cell/>
          <table:table-cell table:style-name="ce3" table:formula="of:=IF([.C271]&lt;&gt;[.C272];&quot;}),CRLFnew DomainEntry(&quot;&amp;[.C272]&amp;&quot;, &quot;&quot;&quot;&amp;INDEX([dom.$A$2:.$A$27];MATCH([.C272];[dom.$B$2:.$B$270]; ); 1)&amp;&quot;&quot;&quot;, new DomainEntry[] { CRLF&quot;;&quot;&quot;)" office:value-type="string" office:string-value="}),CRLFnew DomainEntry(958, &quot;Jobs &amp; Education&quot;, new DomainEntry[] { CRLF" calcext:value-type="string">
            <text:p>}),CRLFnew DomainEntry(958, "Jobs &amp; Education", new DomainEntry[] { CRLF</text:p>
          </table:table-cell>
          <table:table-cell table:formula="of:=&quot;new DomainEntry(&quot;&amp;[.B272]&amp;&quot;, &quot;&quot;&quot; &amp;[.A272]&amp;&quot;&quot;&quot;),&quot;" office:value-type="string" office:string-value="new DomainEntry(74, &quot;Education&quot;)," calcext:value-type="string">
            <text:p>new DomainEntry(74, "Education")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ernships</text:p>
          </table:table-cell>
          <table:table-cell office:value-type="float" office:value="1471" calcext:value-type="float">
            <text:p>1471</text:p>
          </table:table-cell>
          <table:table-cell office:value-type="float" office:value="958" calcext:value-type="float">
            <text:p>958</text:p>
          </table:table-cell>
          <table:table-cell/>
          <table:table-cell table:style-name="ce3" table:formula="of:=IF([.C272]&lt;&gt;[.C273];&quot;}),CRLFnew DomainEntry(&quot;&amp;[.C273]&amp;&quot;, &quot;&quot;&quot;&amp;INDEX([dom.$A$2:.$A$27];MATCH([.C273];[dom.$B$2:.$B$270]; ); 1)&amp;&quot;&quot;&quot;, new DomainEntry[] { CRLF&quot;;&quot;&quot;)">
            <text:p/>
          </table:table-cell>
          <table:table-cell table:formula="of:=&quot;new DomainEntry(&quot;&amp;[.B273]&amp;&quot;, &quot;&quot;&quot; &amp;[.A273]&amp;&quot;&quot;&quot;),&quot;" office:value-type="string" office:string-value="new DomainEntry(1471, &quot;Internships&quot;)," calcext:value-type="string">
            <text:p>new DomainEntry(1471, "Internships")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obs</text:p>
          </table:table-cell>
          <table:table-cell office:value-type="float" office:value="60" calcext:value-type="float">
            <text:p>60</text:p>
          </table:table-cell>
          <table:table-cell office:value-type="float" office:value="958" calcext:value-type="float">
            <text:p>958</text:p>
          </table:table-cell>
          <table:table-cell/>
          <table:table-cell table:style-name="ce3" table:formula="of:=IF([.C273]&lt;&gt;[.C274];&quot;}),CRLFnew DomainEntry(&quot;&amp;[.C274]&amp;&quot;, &quot;&quot;&quot;&amp;INDEX([dom.$A$2:.$A$27];MATCH([.C274];[dom.$B$2:.$B$270]; ); 1)&amp;&quot;&quot;&quot;, new DomainEntry[] { CRLF&quot;;&quot;&quot;)">
            <text:p/>
          </table:table-cell>
          <table:table-cell table:formula="of:=&quot;new DomainEntry(&quot;&amp;[.B274]&amp;&quot;, &quot;&quot;&quot; &amp;[.A274]&amp;&quot;&quot;&quot;),&quot;" office:value-type="string" office:string-value="new DomainEntry(60, &quot;Jobs&quot;)," calcext:value-type="string">
            <text:p>new DomainEntry(60, "Jobs")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frica</text:p>
          </table:table-cell>
          <table:table-cell office:value-type="float" office:value="5001" calcext:value-type="float">
            <text:p>5001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3" table:formula="of:=IF([.C274]&lt;&gt;[.C275];&quot;}),CRLFnew DomainEntry(&quot;&amp;[.C275]&amp;&quot;, &quot;&quot;&quot;&amp;INDEX([dom.$A$2:.$A$27];MATCH([.C275];[dom.$B$2:.$B$270]; ); 1)&amp;&quot;&quot;&quot;, new DomainEntry[] { CRLF&quot;;&quot;&quot;)" office:value-type="string" office:string-value="}),CRLFnew DomainEntry(5000, &quot;World Localities&quot;, new DomainEntry[] { CRLF" calcext:value-type="string">
            <text:p>}),CRLFnew DomainEntry(5000, "World Localities", new DomainEntry[] { CRLF</text:p>
          </table:table-cell>
          <table:table-cell table:formula="of:=&quot;new DomainEntry(&quot;&amp;[.B275]&amp;&quot;, &quot;&quot;&quot; &amp;[.A275]&amp;&quot;&quot;&quot;),&quot;" office:value-type="string" office:string-value="new DomainEntry(5001, &quot;Africa&quot;)," calcext:value-type="string">
            <text:p>new DomainEntry(5001, "Africa")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ia</text:p>
          </table:table-cell>
          <table:table-cell office:value-type="float" office:value="5028" calcext:value-type="float">
            <text:p>5028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3" table:formula="of:=IF([.C275]&lt;&gt;[.C276];&quot;}),CRLFnew DomainEntry(&quot;&amp;[.C276]&amp;&quot;, &quot;&quot;&quot;&amp;INDEX([dom.$A$2:.$A$27];MATCH([.C276];[dom.$B$2:.$B$270]; ); 1)&amp;&quot;&quot;&quot;, new DomainEntry[] { CRLF&quot;;&quot;&quot;)">
            <text:p/>
          </table:table-cell>
          <table:table-cell table:formula="of:=&quot;new DomainEntry(&quot;&amp;[.B276]&amp;&quot;, &quot;&quot;&quot; &amp;[.A276]&amp;&quot;&quot;&quot;),&quot;" office:value-type="string" office:string-value="new DomainEntry(5028, &quot;Asia&quot;)," calcext:value-type="string">
            <text:p>new DomainEntry(5028, "Asia")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urope</text:p>
          </table:table-cell>
          <table:table-cell office:value-type="float" office:value="5104" calcext:value-type="float">
            <text:p>5104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3" table:formula="of:=IF([.C276]&lt;&gt;[.C277];&quot;}),CRLFnew DomainEntry(&quot;&amp;[.C277]&amp;&quot;, &quot;&quot;&quot;&amp;INDEX([dom.$A$2:.$A$27];MATCH([.C277];[dom.$B$2:.$B$270]; ); 1)&amp;&quot;&quot;&quot;, new DomainEntry[] { CRLF&quot;;&quot;&quot;)">
            <text:p/>
          </table:table-cell>
          <table:table-cell table:formula="of:=&quot;new DomainEntry(&quot;&amp;[.B277]&amp;&quot;, &quot;&quot;&quot; &amp;[.A277]&amp;&quot;&quot;&quot;),&quot;" office:value-type="string" office:string-value="new DomainEntry(5104, &quot;Europe&quot;)," calcext:value-type="string">
            <text:p>new DomainEntry(5104, "Europe")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tin America</text:p>
          </table:table-cell>
          <table:table-cell office:value-type="float" office:value="5203" calcext:value-type="float">
            <text:p>5203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3" table:formula="of:=IF([.C277]&lt;&gt;[.C278];&quot;}),CRLFnew DomainEntry(&quot;&amp;[.C278]&amp;&quot;, &quot;&quot;&quot;&amp;INDEX([dom.$A$2:.$A$27];MATCH([.C278];[dom.$B$2:.$B$270]; ); 1)&amp;&quot;&quot;&quot;, new DomainEntry[] { CRLF&quot;;&quot;&quot;)">
            <text:p/>
          </table:table-cell>
          <table:table-cell table:formula="of:=&quot;new DomainEntry(&quot;&amp;[.B278]&amp;&quot;, &quot;&quot;&quot; &amp;[.A278]&amp;&quot;&quot;&quot;),&quot;" office:value-type="string" office:string-value="new DomainEntry(5203, &quot;Latin America&quot;)," calcext:value-type="string">
            <text:p>new DomainEntry(5203, "Latin America")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ddle East</text:p>
          </table:table-cell>
          <table:table-cell office:value-type="float" office:value="5588" calcext:value-type="float">
            <text:p>5588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3" table:formula="of:=IF([.C278]&lt;&gt;[.C279];&quot;}),CRLFnew DomainEntry(&quot;&amp;[.C279]&amp;&quot;, &quot;&quot;&quot;&amp;INDEX([dom.$A$2:.$A$27];MATCH([.C279];[dom.$B$2:.$B$270]; ); 1)&amp;&quot;&quot;&quot;, new DomainEntry[] { CRLF&quot;;&quot;&quot;)">
            <text:p/>
          </table:table-cell>
          <table:table-cell table:formula="of:=&quot;new DomainEntry(&quot;&amp;[.B279]&amp;&quot;, &quot;&quot;&quot; &amp;[.A279]&amp;&quot;&quot;&quot;),&quot;" office:value-type="string" office:string-value="new DomainEntry(5588, &quot;Middle East&quot;)," calcext:value-type="string">
            <text:p>new DomainEntry(5588, "Middle East")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rth America</text:p>
          </table:table-cell>
          <table:table-cell office:value-type="float" office:value="5237" calcext:value-type="float">
            <text:p>5237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3" table:formula="of:=IF([.C279]&lt;&gt;[.C280];&quot;}),CRLFnew DomainEntry(&quot;&amp;[.C280]&amp;&quot;, &quot;&quot;&quot;&amp;INDEX([dom.$A$2:.$A$27];MATCH([.C280];[dom.$B$2:.$B$270]; ); 1)&amp;&quot;&quot;&quot;, new DomainEntry[] { CRLF&quot;;&quot;&quot;)">
            <text:p/>
          </table:table-cell>
          <table:table-cell table:formula="of:=&quot;new DomainEntry(&quot;&amp;[.B280]&amp;&quot;, &quot;&quot;&quot; &amp;[.A280]&amp;&quot;&quot;&quot;),&quot;" office:value-type="string" office:string-value="new DomainEntry(5237, &quot;North America&quot;)," calcext:value-type="string">
            <text:p>new DomainEntry(5237, "North America")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ceania</text:p>
          </table:table-cell>
          <table:table-cell office:value-type="float" office:value="5335" calcext:value-type="float">
            <text:p>5335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3" table:formula="of:=IF([.C280]&lt;&gt;[.C281];&quot;}),CRLFnew DomainEntry(&quot;&amp;[.C281]&amp;&quot;, &quot;&quot;&quot;&amp;INDEX([dom.$A$2:.$A$27];MATCH([.C281];[dom.$B$2:.$B$270]; ); 1)&amp;&quot;&quot;&quot;, new DomainEntry[] { CRLF&quot;;&quot;&quot;)">
            <text:p/>
          </table:table-cell>
          <table:table-cell table:formula="of:=&quot;new DomainEntry(&quot;&amp;[.B281]&amp;&quot;, &quot;&quot;&quot; &amp;[.A281]&amp;&quot;&quot;&quot;),&quot;" office:value-type="string" office:string-value="new DomainEntry(5335, &quot;Oceania&quot;)," calcext:value-type="string">
            <text:p>new DomainEntry(5335, "Oceania"),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lar Regions</text:p>
          </table:table-cell>
          <table:table-cell office:value-type="float" office:value="5353" calcext:value-type="float">
            <text:p>5353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3" table:formula="of:=IF([.C281]&lt;&gt;[.C282];&quot;}),CRLFnew DomainEntry(&quot;&amp;[.C282]&amp;&quot;, &quot;&quot;&quot;&amp;INDEX([dom.$A$2:.$A$27];MATCH([.C282];[dom.$B$2:.$B$270]; ); 1)&amp;&quot;&quot;&quot;, new DomainEntry[] { CRLF&quot;;&quot;&quot;)">
            <text:p/>
          </table:table-cell>
          <table:table-cell table:formula="of:=&quot;new DomainEntry(&quot;&amp;[.B282]&amp;&quot;, &quot;&quot;&quot; &amp;[.A282]&amp;&quot;&quot;&quot;),&quot;" office:value-type="string" office:string-value="new DomainEntry(5353, &quot;Polar Regions&quot;)," calcext:value-type="string">
            <text:p>new DomainEntry(5353, "Polar Regions"),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string" calcext:value-type="string">
            <text:p>})</text:p>
          </table:table-cell>
          <table:table-cell table:number-columns-repeated="1019"/>
        </table:table-row>
        <table:table-row table:style-name="ro2" table:number-rows-repeated="104829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dom.A1:dom.C27">
          <table:sort>
            <table:sort-by table:field-number="0" table:data-type="automatic"/>
          </table:sort>
        </table:database-range>
        <table:database-range table:name="__Anonymous_Sheet_DB__1" table:target-range-address="sub.A1:sub.C282">
          <table:sort>
            <table:sort-by table:field-number="2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libri" svg:font-family="Calibri"/>
    <style:font-face style:name="Cambria" svg:font-family="Cambria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hr" fo:country="H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 style:data-style-name="N0">
      <style:table-cell-properties fo:background-color="#dce6f1"/>
    </style:style>
    <style:style style:name="_32_0_25__20_-_20_Accent2" style:display-name="20% - Accent2" style:family="table-cell" style:parent-style-name="Default" style:data-style-name="N0">
      <style:table-cell-properties fo:background-color="#f2dcdb"/>
    </style:style>
    <style:style style:name="_32_0_25__20_-_20_Accent3" style:display-name="20% - Accent3" style:family="table-cell" style:parent-style-name="Default" style:data-style-name="N0">
      <style:table-cell-properties fo:background-color="#ebf1de"/>
    </style:style>
    <style:style style:name="_32_0_25__20_-_20_Accent4" style:display-name="20% - Accent4" style:family="table-cell" style:parent-style-name="Default" style:data-style-name="N0">
      <style:table-cell-properties fo:background-color="#e4dfec"/>
    </style:style>
    <style:style style:name="_32_0_25__20_-_20_Accent5" style:display-name="20% - Accent5" style:family="table-cell" style:parent-style-name="Default" style:data-style-name="N0">
      <style:table-cell-properties fo:background-color="#daeef3"/>
    </style:style>
    <style:style style:name="_32_0_25__20_-_20_Accent6" style:display-name="20% - Accent6" style:family="table-cell" style:parent-style-name="Default" style:data-style-name="N0">
      <style:table-cell-properties fo:background-color="#fde9d9"/>
    </style:style>
    <style:style style:name="_34_0_25__20_-_20_Accent1" style:display-name="40% - Accent1" style:family="table-cell" style:parent-style-name="Default" style:data-style-name="N0">
      <style:table-cell-properties fo:background-color="#b8cce4"/>
    </style:style>
    <style:style style:name="_34_0_25__20_-_20_Accent2" style:display-name="40% - Accent2" style:family="table-cell" style:parent-style-name="Default" style:data-style-name="N0">
      <style:table-cell-properties fo:background-color="#e6b8b7"/>
    </style:style>
    <style:style style:name="_34_0_25__20_-_20_Accent3" style:display-name="40% - Accent3" style:family="table-cell" style:parent-style-name="Default" style:data-style-name="N0">
      <style:table-cell-properties fo:background-color="#d8e4bc"/>
    </style:style>
    <style:style style:name="_34_0_25__20_-_20_Accent4" style:display-name="40% - Accent4" style:family="table-cell" style:parent-style-name="Default" style:data-style-name="N0">
      <style:table-cell-properties fo:background-color="#ccc0da"/>
    </style:style>
    <style:style style:name="_34_0_25__20_-_20_Accent5" style:display-name="40% - Accent5" style:family="table-cell" style:parent-style-name="Default" style:data-style-name="N0">
      <style:table-cell-properties fo:background-color="#b7dee8"/>
    </style:style>
    <style:style style:name="_34_0_25__20_-_20_Accent6" style:display-name="40% - Accent6" style:family="table-cell" style:parent-style-name="Default" style:data-style-name="N0">
      <style:table-cell-properties fo:background-color="#fcd5b4"/>
    </style:style>
    <style:style style:name="_36_0_25__20_-_20_Accent1" style:display-name="60% - Accent1" style:family="table-cell" style:parent-style-name="Default" style:data-style-name="N0">
      <style:table-cell-properties fo:background-color="#95b3d7"/>
      <style:text-properties fo:color="#ffffff"/>
    </style:style>
    <style:style style:name="_36_0_25__20_-_20_Accent2" style:display-name="60% - Accent2" style:family="table-cell" style:parent-style-name="Default" style:data-style-name="N0">
      <style:table-cell-properties fo:background-color="#da9694"/>
      <style:text-properties fo:color="#ffffff"/>
    </style:style>
    <style:style style:name="_36_0_25__20_-_20_Accent3" style:display-name="60% - Accent3" style:family="table-cell" style:parent-style-name="Default" style:data-style-name="N0">
      <style:table-cell-properties fo:background-color="#c4d79b"/>
      <style:text-properties fo:color="#ffffff"/>
    </style:style>
    <style:style style:name="_36_0_25__20_-_20_Accent4" style:display-name="60% - Accent4" style:family="table-cell" style:parent-style-name="Default" style:data-style-name="N0">
      <style:table-cell-properties fo:background-color="#b1a0c7"/>
      <style:text-properties fo:color="#ffffff"/>
    </style:style>
    <style:style style:name="_36_0_25__20_-_20_Accent5" style:display-name="60% - Accent5" style:family="table-cell" style:parent-style-name="Default" style:data-style-name="N0">
      <style:table-cell-properties fo:background-color="#92cddc"/>
      <style:text-properties fo:color="#ffffff"/>
    </style:style>
    <style:style style:name="_36_0_25__20_-_20_Accent6" style:display-name="60% - Accent6" style:family="table-cell" style:parent-style-name="Default" style:data-style-name="N0">
      <style:table-cell-properties fo:background-color="#fabf8f"/>
      <style:text-properties fo:color="#ffffff"/>
    </style:style>
    <style:style style:name="Accent1" style:family="table-cell" style:parent-style-name="Default" style:data-style-name="N0">
      <style:table-cell-properties fo:background-color="#4f81bd"/>
      <style:text-properties fo:color="#ffffff"/>
    </style:style>
    <style:style style:name="Accent2" style:family="table-cell" style:parent-style-name="Default" style:data-style-name="N0">
      <style:table-cell-properties fo:background-color="#c0504d"/>
      <style:text-properties fo:color="#ffffff"/>
    </style:style>
    <style:style style:name="Accent3" style:family="table-cell" style:parent-style-name="Default" style:data-style-name="N0">
      <style:table-cell-properties fo:background-color="#9bbb59"/>
      <style:text-properties fo:color="#ffffff"/>
    </style:style>
    <style:style style:name="Accent4" style:family="table-cell" style:parent-style-name="Default" style:data-style-name="N0">
      <style:table-cell-properties fo:background-color="#8064a2"/>
      <style:text-properties fo:color="#ffffff"/>
    </style:style>
    <style:style style:name="Accent5" style:family="table-cell" style:parent-style-name="Default" style:data-style-name="N0">
      <style:table-cell-properties fo:background-color="#4bacc6"/>
      <style:text-properties fo:color="#ffffff"/>
    </style:style>
    <style:style style:name="Accent6" style:family="table-cell" style:parent-style-name="Default" style:data-style-name="N0">
      <style:table-cell-properties fo:background-color="#f79646"/>
      <style:text-properties fo:color="#ffffff"/>
    </style:style>
    <style:style style:name="Bad" style:family="table-cell" style:parent-style-name="Default" style:data-style-name="N0">
      <style:table-cell-properties fo:background-color="#ffc7ce"/>
      <style:text-properties fo:color="#9c0006"/>
    </style:style>
    <style:style style:name="Calculation" style:family="table-cell" style:parent-style-name="Default" style:data-style-name="N0">
      <style:table-cell-properties fo:background-color="#f2f2f2" fo:border="0.06pt solid #7f7f7f"/>
      <style:text-properties fo:color="#fa7d00" fo:font-weight="bold" style:font-weight-asian="bold" style:font-weight-complex="bold"/>
    </style:style>
    <style:style style:name="Check_20_Cell" style:display-name="Check Cell" style:family="table-cell" style:parent-style-name="Default" style:data-style-name="N0">
      <style:table-cell-properties fo:background-color="#a5a5a5" fo:border="0.06pt solid #3f3f3f"/>
      <style:text-properties fo:color="#ffffff" fo:font-weight="bold" style:font-weight-asian="bold" style:font-weight-complex="bold"/>
    </style:style>
    <style:style style:name="Explanatory_20_Text" style:display-name="Explanatory Text" style:family="table-cell" style:parent-style-name="Default" style:data-style-name="N0">
      <style:text-properties fo:color="#7f7f7f" fo:font-style="italic" style:font-style-asian="italic" style:font-style-complex="italic"/>
    </style:style>
    <style:style style:name="Good" style:family="table-cell" style:parent-style-name="Default" style:data-style-name="N0">
      <style:table-cell-properties fo:background-color="#c6efce"/>
      <style:text-properties fo:color="#006100"/>
    </style:style>
    <style:style style:name="Heading_20_1" style:display-name="Heading 1" style:family="table-cell" style:parent-style-name="Default" style:data-style-name="N0">
      <style:table-cell-properties fo:border-bottom="2.49pt solid #4f81bd" fo:border-left="none" fo:border-right="none" fo:border-top="none"/>
      <style:text-properties fo:color="#1f497d" fo:font-size="15pt" fo:font-weight="bold" style:font-size-asian="15pt" style:font-weight-asian="bold" style:font-size-complex="15pt" style:font-weight-complex="bold"/>
    </style:style>
    <style:style style:name="Heading_20_2" style:display-name="Heading 2" style:family="table-cell" style:parent-style-name="Default" style:data-style-name="N0">
      <style:table-cell-properties fo:border-bottom="2.49pt solid #a7bfde" fo:border-left="none" fo:border-right="none" fo:border-top="none"/>
      <style:text-properties fo:color="#1f497d" fo:font-size="13pt" fo:font-weight="bold" style:font-size-asian="13pt" style:font-weight-asian="bold" style:font-size-complex="13pt" style:font-weight-complex="bold"/>
    </style:style>
    <style:style style:name="Heading_20_3" style:display-name="Heading 3" style:family="table-cell" style:parent-style-name="Default" style:data-style-name="N0">
      <style:table-cell-properties fo:border-bottom="2.01pt solid #95b3d7" fo:border-left="none" fo:border-right="none" fo:border-top="none"/>
      <style:text-properties fo:color="#1f497d" fo:font-weight="bold" style:font-weight-asian="bold" style:font-weight-complex="bold"/>
    </style:style>
    <style:style style:name="Heading_20_4" style:display-name="Heading 4" style:family="table-cell" style:parent-style-name="Default" style:data-style-name="N0">
      <style:text-properties fo:color="#1f497d" fo:font-weight="bold" style:font-weight-asian="bold" style:font-weight-complex="bold"/>
    </style:style>
    <style:style style:name="Input" style:family="table-cell" style:parent-style-name="Default" style:data-style-name="N0">
      <style:table-cell-properties fo:background-color="#ffcc99" fo:border="0.06pt solid #7f7f7f"/>
      <style:text-properties fo:color="#3f3f76"/>
    </style:style>
    <style:style style:name="Linked_20_Cell" style:display-name="Linked Cell" style:family="table-cell" style:parent-style-name="Default" style:data-style-name="N0">
      <style:table-cell-properties fo:border-bottom="0.06pt solid #ff8001" fo:border-left="none" fo:border-right="none" fo:border-top="none"/>
      <style:text-properties fo:color="#fa7d00"/>
    </style:style>
    <style:style style:name="Neutral" style:family="table-cell" style:parent-style-name="Default" style:data-style-name="N0">
      <style:table-cell-properties fo:background-color="#ffeb9c"/>
      <style:text-properties fo:color="#9c6500"/>
    </style:style>
    <style:style style:name="Note" style:family="table-cell" style:parent-style-name="Default" style:data-style-name="N0">
      <style:table-cell-properties fo:background-color="#ffffcc" fo:border="0.06pt solid #b2b2b2"/>
    </style:style>
    <style:style style:name="Output" style:family="table-cell" style:parent-style-name="Default" style:data-style-name="N0">
      <style:table-cell-properties fo:background-color="#f2f2f2" fo:border="0.06pt solid #3f3f3f"/>
      <style:text-properties fo:color="#3f3f3f" fo:font-weight="bold" style:font-weight-asian="bold" style:font-weight-complex="bold"/>
    </style:style>
    <style:style style:name="Title" style:family="table-cell" style:parent-style-name="Default" style:data-style-name="N0">
      <style:text-properties fo:color="#1f497d" style:font-name="Cambria" fo:font-size="18pt" fo:font-weight="bold" style:font-name-asian="Cambria" style:font-size-asian="18pt" style:font-weight-asian="bold" style:font-name-complex="Cambria" style:font-size-complex="18pt" style:font-weight-complex="bold"/>
    </style:style>
    <style:style style:name="Total" style:family="table-cell" style:parent-style-name="Default" style:data-style-name="N0">
      <style:table-cell-properties fo:border-bottom="0.06pt solid #4f81bd" fo:border-left="none" fo:border-right="none" fo:border-top="0.06pt solid #4f81bd"/>
      <style:text-properties fo:font-weight="bold" style:font-weight-asian="bold" style:font-weight-complex="bold"/>
    </style:style>
    <style:style style:name="Warning_20_Text" style:display-name="Warning Text" style:family="table-cell" style:parent-style-name="Default" style:data-style-name="N0">
      <style:text-properties fo:color="#ff000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3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1.2$Windows_x86 LibreOffice_project/7e4286b58adc75a14f6d83f53a03b6c11fa2903</meta:generator>
    <meta:initial-creator>Marin Orlić</meta:initial-creator>
    <dc:creator>Marin Orlic</dc:creator>
    <meta:creation-date>2015-07-03T09:23:39Z</meta:creation-date>
    <dc:date>2015-07-03T12:31:13.410000000</dc:date>
    <meta:editing-duration>P0D</meta:editing-duration>
    <meta:editing-cycles>1</meta:editing-cycles>
    <meta:document-statistic meta:table-count="2" meta:cell-count="1490" meta:object-count="0"/>
  </office:meta>
</office:document-meta>
</file>